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6.541cm"/>
    </style:style>
    <style:style style:name="co3" style:family="table-column">
      <style:table-column-properties fo:break-before="auto" style:column-width="43.171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414-915X</text:p>
          </table:table-cell>
          <table:table-cell office:value-type="string">
            <text:p>QUÍMICA <text:s text:c="42"/></text:p>
          </table:table-cell>
          <table:table-cell office:value-type="string">
            <text:p>(Syn)Thesi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7106</text:p>
          </table:table-cell>
          <table:table-cell office:value-type="string">
            <text:p>QUÍMICA <text:s text:c="42"/></text:p>
          </table:table-cell>
          <table:table-cell office:value-type="string">
            <text:p>AACE International Transactio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7727</text:p>
          </table:table-cell>
          <table:table-cell office:value-type="string">
            <text:p>QUÍMICA <text:s text:c="42"/></text:p>
          </table:table-cell>
          <table:table-cell office:value-type="string">
            <text:p>Abstracts of Papers - American Chemical Society (Cessou em 200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4842</text:p>
          </table:table-cell>
          <table:table-cell office:value-type="string">
            <text:p>QUÍMICA <text:s text:c="42"/></text:p>
          </table:table-cell>
          <table:table-cell office:value-type="string">
            <text:p>Accounts of Chemic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6-0851</text:p>
          </table:table-cell>
          <table:table-cell office:value-type="string">
            <text:p>QUÍMICA <text:s text:c="42"/></text:p>
          </table:table-cell>
          <table:table-cell office:value-type="string">
            <text:p>ACS Nano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6156</text:p>
          </table:table-cell>
          <table:table-cell office:value-type="string">
            <text:p>QUÍMICA <text:s text:c="42"/></text:p>
          </table:table-cell>
          <table:table-cell office:value-type="string">
            <text:p>ACS Symposium Ser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9-3006</text:p>
          </table:table-cell>
          <table:table-cell office:value-type="string">
            <text:p>QUÍMICA <text:s text:c="42"/></text:p>
          </table:table-cell>
          <table:table-cell office:value-type="string">
            <text:p>Acta Alimentaria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QUÍMICA <text:s text:c="42"/></text:p>
          </table:table-cell>
          <table:table-cell office:value-type="string">
            <text:p>Acta Amazon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061</text:p>
          </table:table-cell>
          <table:table-cell office:value-type="string">
            <text:p>QUÍMICA <text:s text:c="42"/></text:p>
          </table:table-cell>
          <table:table-cell office:value-type="string">
            <text:p>Acta Biomaterial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QUÍMICA <text:s text:c="42"/></text:p>
          </table:table-cell>
          <table:table-cell office:value-type="string">
            <text:p>Acta Botanica Brasíl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8-0207</text:p>
          </table:table-cell>
          <table:table-cell office:value-type="string">
            <text:p>QUÍMICA <text:s text:c="42"/></text:p>
          </table:table-cell>
          <table:table-cell office:value-type="string">
            <text:p>Acta Chimica Slovenica (Print ed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QUÍMICA <text:s text:c="42"/></text:p>
          </table:table-cell>
          <table:table-cell office:value-type="string">
            <text:p>Acta Cirúrgica Brasileir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8-7673</text:p>
          </table:table-cell>
          <table:table-cell office:value-type="string">
            <text:p>QUÍMICA <text:s text:c="42"/></text:p>
          </table:table-cell>
          <table:table-cell office:value-type="string">
            <text:p>Acta Crystallographica. Section A, Foundations of Crystall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8-7681</text:p>
          </table:table-cell>
          <table:table-cell office:value-type="string">
            <text:p>QUÍMICA <text:s text:c="42"/></text:p>
          </table:table-cell>
          <table:table-cell office:value-type="string">
            <text:p>Acta Crystallographica. Section B, Structur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8-2701</text:p>
          </table:table-cell>
          <table:table-cell office:value-type="string">
            <text:p>QUÍMICA <text:s text:c="42"/></text:p>
          </table:table-cell>
          <table:table-cell office:value-type="string">
            <text:p>Acta Crystallographica. Section C, Crystal Structure Communications.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7-4449</text:p>
          </table:table-cell>
          <table:table-cell office:value-type="string">
            <text:p>QUÍMICA <text:s text:c="42"/></text:p>
          </table:table-cell>
          <table:table-cell office:value-type="string">
            <text:p>Acta Crystallographica. Section D, Biological Crystallograph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5368</text:p>
          </table:table-cell>
          <table:table-cell office:value-type="string">
            <text:p>QUÍMICA <text:s text:c="42"/></text:p>
          </table:table-cell>
          <table:table-cell office:value-type="string">
            <text:p>Acta Crystallographica. Section 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3091</text:p>
          </table:table-cell>
          <table:table-cell office:value-type="string">
            <text:p>QUÍMICA <text:s text:c="42"/></text:p>
          </table:table-cell>
          <table:table-cell office:value-type="string">
            <text:p>Acta Crystallographica. Section F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QUÍMICA <text:s text:c="42"/></text:p>
          </table:table-cell>
          <table:table-cell office:value-type="string">
            <text:p>Acta Farmacéutica Bonaer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3-4320</text:p>
          </table:table-cell>
          <table:table-cell office:value-type="string">
            <text:p>QUÍMICA <text:s text:c="42"/></text:p>
          </table:table-cell>
          <table:table-cell office:value-type="string">
            <text:p>Acta Hydrochimica et Hydrobiologica (Cessou em 2006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54</text:p>
          </table:table-cell>
          <table:table-cell office:value-type="string">
            <text:p>QUÍMICA <text:s text:c="42"/></text:p>
          </table:table-cell>
          <table:table-cell office:value-type="string">
            <text:p>Acta Materialia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345</text:p>
          </table:table-cell>
          <table:table-cell office:value-type="string">
            <text:p>QUÍMICA <text:s text:c="42"/></text:p>
          </table:table-cell>
          <table:table-cell office:value-type="string">
            <text:p>Acta Scientiae Veterinariae (UFRG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72</text:p>
          </table:table-cell>
          <table:table-cell office:value-type="string">
            <text:p>QUÍMICA <text:s text:c="42"/></text:p>
          </table:table-cell>
          <table:table-cell office:value-type="string">
            <text:p>Acta Scientiarum. Animal 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QUÍMICA <text:s text:c="42"/></text:p>
          </table:table-cell>
          <table:table-cell office:value-type="string">
            <text:p>Acta Trop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23X</text:p>
          </table:table-cell>
          <table:table-cell office:value-type="string">
            <text:p>QUÍMICA <text:s text:c="42"/></text:p>
          </table:table-cell>
          <table:table-cell office:value-type="string">
            <text:p>Acta Virologica (English ed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8139</text:p>
          </table:table-cell>
          <table:table-cell office:value-type="string">
            <text:p>QUÍMICA <text:s text:c="42"/></text:p>
          </table:table-cell>
          <table:table-cell office:value-type="string">
            <text:p>Actas Odontológicas (Facultad de Odontología de la Universidad Católica del Uruguay 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204</text:p>
          </table:table-cell>
          <table:table-cell office:value-type="string">
            <text:p>QUÍMICA <text:s text:c="42"/></text:p>
          </table:table-cell>
          <table:table-cell office:value-type="string">
            <text:p>Activity Report (Laboratório Nacional de Luz Síncrotro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607</text:p>
          </table:table-cell>
          <table:table-cell office:value-type="string">
            <text:p>QUÍMICA <text:s text:c="42"/></text:p>
          </table:table-cell>
          <table:table-cell office:value-type="string">
            <text:p>Adsorption (Bost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174</text:p>
          </table:table-cell>
          <table:table-cell office:value-type="string">
            <text:p>QUÍMICA <text:s text:c="42"/></text:p>
          </table:table-cell>
          <table:table-cell office:value-type="string">
            <text:p>Adsorption Science &amp;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301X</text:p>
          </table:table-cell>
          <table:table-cell office:value-type="string">
            <text:p>QUÍMICA <text:s text:c="42"/></text:p>
          </table:table-cell>
          <table:table-cell office:value-type="string">
            <text:p>Advanced Functional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5-9648</text:p>
          </table:table-cell>
          <table:table-cell office:value-type="string">
            <text:p>QUÍMICA <text:s text:c="42"/></text:p>
          </table:table-cell>
          <table:table-cell office:value-type="string">
            <text:p>Advanced Materials (Weinheim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4150</text:p>
          </table:table-cell>
          <table:table-cell office:value-type="string">
            <text:p>QUÍMICA <text:s text:c="42"/></text:p>
          </table:table-cell>
          <table:table-cell office:value-type="string">
            <text:p>Advanced Synthesis &amp; Cat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3055</text:p>
          </table:table-cell>
          <table:table-cell office:value-type="string">
            <text:p>QUÍMICA <text:s text:c="42"/></text:p>
          </table:table-cell>
          <table:table-cell office:value-type="string">
            <text:p>Advances in Organometallic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6679</text:p>
          </table:table-cell>
          <table:table-cell office:value-type="string">
            <text:p>QUÍMICA <text:s text:c="42"/></text:p>
          </table:table-cell>
          <table:table-cell office:value-type="string">
            <text:p>Advances in Polymer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3276</text:p>
          </table:table-cell>
          <table:table-cell office:value-type="string">
            <text:p>QUÍMICA <text:s text:c="42"/></text:p>
          </table:table-cell>
          <table:table-cell office:value-type="string">
            <text:p>Advances in Quantum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2-0356</text:p>
          </table:table-cell>
          <table:table-cell office:value-type="string">
            <text:p>QUÍMICA <text:s text:c="42"/></text:p>
          </table:table-cell>
          <table:table-cell office:value-type="string">
            <text:p>Advances in Science and Techn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3589</text:p>
          </table:table-cell>
          <table:table-cell office:value-type="string">
            <text:p>QUÍMICA <text:s text:c="42"/></text:p>
          </table:table-cell>
          <table:table-cell office:value-type="string">
            <text:p>African Entom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5315</text:p>
          </table:table-cell>
          <table:table-cell office:value-type="string">
            <text:p>QUÍMICA <text:s text:c="42"/></text:p>
          </table:table-cell>
          <table:table-cell office:value-type="string">
            <text:p>African Journal of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550</text:p>
          </table:table-cell>
          <table:table-cell office:value-type="string">
            <text:p>QUÍMICA <text:s text:c="42"/></text:p>
          </table:table-cell>
          <table:table-cell office:value-type="string">
            <text:p>Ágora (Campo Gran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160</text:p>
          </table:table-cell>
          <table:table-cell office:value-type="string">
            <text:p>QUÍMICA <text:s text:c="42"/></text:p>
          </table:table-cell>
          <table:table-cell office:value-type="string">
            <text:p>Agrária (UFPE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52X</text:p>
          </table:table-cell>
          <table:table-cell office:value-type="string">
            <text:p>QUÍMICA <text:s text:c="42"/></text:p>
          </table:table-cell>
          <table:table-cell office:value-type="string">
            <text:p>Agrarian (Dourado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9555</text:p>
          </table:table-cell>
          <table:table-cell office:value-type="string">
            <text:p>QUÍMICA <text:s text:c="42"/></text:p>
          </table:table-cell>
          <table:table-cell office:value-type="string">
            <text:p>Agricultural and Forest Entom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243X</text:p>
          </table:table-cell>
          <table:table-cell office:value-type="string">
            <text:p>QUÍMICA <text:s text:c="42"/></text:p>
          </table:table-cell>
          <table:table-cell office:value-type="string">
            <text:p>AIP Conference Proceedin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5100</text:p>
          </table:table-cell>
          <table:table-cell office:value-type="string">
            <text:p>QUÍMICA <text:s text:c="42"/></text:p>
          </table:table-cell>
          <table:table-cell office:value-type="string">
            <text:p>Aldrichimica Act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4-1318</text:p>
          </table:table-cell>
          <table:table-cell office:value-type="string">
            <text:p>QUÍMICA <text:s text:c="42"/></text:p>
          </table:table-cell>
          <table:table-cell office:value-type="string">
            <text:p>Algological Studies (200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55</text:p>
          </table:table-cell>
          <table:table-cell office:value-type="string">
            <text:p>QUÍMICA <text:s text:c="42"/></text:p>
          </table:table-cell>
          <table:table-cell office:value-type="string">
            <text:p>Alimentaria (Madri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35</text:p>
          </table:table-cell>
          <table:table-cell office:value-type="string">
            <text:p>QUÍMICA <text:s text:c="42"/></text:p>
          </table:table-cell>
          <table:table-cell office:value-type="string">
            <text:p>Alimentos e Nutrição (UNESP. Mari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4693</text:p>
          </table:table-cell>
          <table:table-cell office:value-type="string">
            <text:p>QUÍMICA <text:s text:c="42"/></text:p>
          </table:table-cell>
          <table:table-cell office:value-type="string">
            <text:p>Allelopathy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1338</text:p>
          </table:table-cell>
          <table:table-cell office:value-type="string">
            <text:p>QUÍMICA <text:s text:c="42"/></text:p>
          </table:table-cell>
          <table:table-cell office:value-type="string">
            <text:p>Allured's Cosmetics &amp; Toiletries (Cessou em 2001. Cont. Cosmetics &amp; Toiletries (2002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51</text:p>
          </table:table-cell>
          <table:table-cell office:value-type="string">
            <text:p>QUÍMICA <text:s text:c="42"/></text:p>
          </table:table-cell>
          <table:table-cell office:value-type="string">
            <text:p>Ambiência (UNICENT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992</text:p>
          </table:table-cell>
          <table:table-cell office:value-type="string">
            <text:p>QUÍMICA <text:s text:c="42"/></text:p>
          </table:table-cell>
          <table:table-cell office:value-type="string">
            <text:p>Ambito Hopital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6980</text:p>
          </table:table-cell>
          <table:table-cell office:value-type="string">
            <text:p>QUÍMICA <text:s text:c="42"/></text:p>
          </table:table-cell>
          <table:table-cell office:value-type="string">
            <text:p>Ambix (Cambridg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12</text:p>
          </table:table-cell>
          <table:table-cell office:value-type="string">
            <text:p>QUÍMICA <text:s text:c="42"/></text:p>
          </table:table-cell>
          <table:table-cell office:value-type="string">
            <text:p>American Ceramic Society Bullet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275</text:p>
          </table:table-cell>
          <table:table-cell office:value-type="string">
            <text:p>QUÍMICA <text:s text:c="42"/></text:p>
          </table:table-cell>
          <table:table-cell office:value-type="string">
            <text:p>American Journal of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533</text:p>
          </table:table-cell>
          <table:table-cell office:value-type="string">
            <text:p>QUÍMICA <text:s text:c="42"/></text:p>
          </table:table-cell>
          <table:table-cell office:value-type="string">
            <text:p>American Journal of Human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299</text:p>
          </table:table-cell>
          <table:table-cell office:value-type="string">
            <text:p>QUÍMICA <text:s text:c="42"/></text:p>
          </table:table-cell>
          <table:table-cell office:value-type="string">
            <text:p>American Journal of Medical Genetics (Print) (Cessou em 2002. Foi desdobrado em três: ISSN 1552-4825, 1552-4841 e 1552-486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4962</text:p>
          </table:table-cell>
          <table:table-cell office:value-type="string">
            <text:p>QUÍMICA <text:s text:c="42"/></text:p>
          </table:table-cell>
          <table:table-cell office:value-type="string">
            <text:p>American Journal of Pharmacology and Toxi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1549</text:p>
          </table:table-cell>
          <table:table-cell office:value-type="string">
            <text:p>QUÍMICA <text:s text:c="42"/></text:p>
          </table:table-cell>
          <table:table-cell office:value-type="string">
            <text:p>American Journal of Respiratory Cell and Mole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7749</text:p>
          </table:table-cell>
          <table:table-cell office:value-type="string">
            <text:p>QUÍMICA <text:s text:c="42"/></text:p>
          </table:table-cell>
          <table:table-cell office:value-type="string">
            <text:p>American Laboratory (Fairfiel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451</text:p>
          </table:table-cell>
          <table:table-cell office:value-type="string">
            <text:p>QUÍMICA <text:s text:c="42"/></text:p>
          </table:table-cell>
          <table:table-cell office:value-type="string">
            <text:p>Amino Acids (Wien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QUÍMICA <text:s text:c="42"/></text:p>
          </table:table-cell>
          <table:table-cell office:value-type="string">
            <text:p>Anais Brasileiros de Dermat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QUÍMICA <text:s text:c="42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073</text:p>
          </table:table-cell>
          <table:table-cell office:value-type="string">
            <text:p>QUÍMICA <text:s text:c="42"/></text:p>
          </table:table-cell>
          <table:table-cell office:value-type="string">
            <text:p>Anais da Associação Brasileira de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54</text:p>
          </table:table-cell>
          <table:table-cell office:value-type="string">
            <text:p>QUÍMICA <text:s text:c="42"/></text:p>
          </table:table-cell>
          <table:table-cell office:value-type="string">
            <text:p>Analyst (London. 1877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QUÍMICA <text:s text:c="42"/></text:p>
          </table:table-cell>
          <table:table-cell office:value-type="string">
            <text:p>Analytic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3-4324</text:p>
          </table:table-cell>
          <table:table-cell office:value-type="string">
            <text:p>QUÍMICA <text:s text:c="42"/></text:p>
          </table:table-cell>
          <table:table-cell office:value-type="string">
            <text:p>Analytica Chimica Act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QUÍMICA <text:s text:c="42"/></text:p>
          </table:table-cell>
          <table:table-cell office:value-type="string">
            <text:p>Analyt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QUÍMICA <text:s text:c="42"/></text:p>
          </table:table-cell>
          <table:table-cell office:value-type="string">
            <text:p>Analytical and Bioanalytic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97</text:p>
          </table:table-cell>
          <table:table-cell office:value-type="string">
            <text:p>QUÍMICA <text:s text:c="42"/></text:p>
          </table:table-cell>
          <table:table-cell office:value-type="string">
            <text:p>Analytical Bio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00</text:p>
          </table:table-cell>
          <table:table-cell office:value-type="string">
            <text:p>QUÍMICA <text:s text:c="42"/></text:p>
          </table:table-cell>
          <table:table-cell office:value-type="string">
            <text:p>Analytical Chemistry (Washingt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19</text:p>
          </table:table-cell>
          <table:table-cell office:value-type="string">
            <text:p>QUÍMICA <text:s text:c="42"/></text:p>
          </table:table-cell>
          <table:table-cell office:value-type="string">
            <text:p>Analytical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0-6340</text:p>
          </table:table-cell>
          <table:table-cell office:value-type="string">
            <text:p>QUÍMICA <text:s text:c="42"/></text:p>
          </table:table-cell>
          <table:table-cell office:value-type="string">
            <text:p>Analytic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8-2238</text:p>
          </table:table-cell>
          <table:table-cell office:value-type="string">
            <text:p>QUÍMICA <text:s text:c="42"/></text:p>
          </table:table-cell>
          <table:table-cell office:value-type="string">
            <text:p>Analytical Sciences. X-ray Structure Analysis Online (Cessou em 2008. Cont. ISSN 1883-3578 X-Ray Structure Analysis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851</text:p>
          </table:table-cell>
          <table:table-cell office:value-type="string">
            <text:p>QUÍMICA <text:s text:c="42"/></text:p>
          </table:table-cell>
          <table:table-cell office:value-type="string">
            <text:p>Angewandte Chemie (International e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249</text:p>
          </table:table-cell>
          <table:table-cell office:value-type="string">
            <text:p>QUÍMICA <text:s text:c="42"/></text:p>
          </table:table-cell>
          <table:table-cell office:value-type="string">
            <text:p>Angewandte Chemie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401</text:p>
          </table:table-cell>
          <table:table-cell office:value-type="string">
            <text:p>QUÍMICA <text:s text:c="42"/></text:p>
          </table:table-cell>
          <table:table-cell office:value-type="string">
            <text:p>Animal Feed Science and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088</text:p>
          </table:table-cell>
          <table:table-cell office:value-type="string">
            <text:p>QUÍMICA <text:s text:c="42"/></text:p>
          </table:table-cell>
          <table:table-cell office:value-type="string">
            <text:p>Annales de Limnologi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364</text:p>
          </table:table-cell>
          <table:table-cell office:value-type="string">
            <text:p>QUÍMICA <text:s text:c="42"/></text:p>
          </table:table-cell>
          <table:table-cell office:value-type="string">
            <text:p>Annals of Botan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0711</text:p>
          </table:table-cell>
          <table:table-cell office:value-type="string">
            <text:p>QUÍMICA <text:s text:c="42"/></text:p>
          </table:table-cell>
          <table:table-cell office:value-type="string">
            <text:p>Annals of Clinical Microbiology and Antimicrobia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308</text:p>
          </table:table-cell>
          <table:table-cell office:value-type="string">
            <text:p>QUÍMICA <text:s text:c="42"/></text:p>
          </table:table-cell>
          <table:table-cell office:value-type="string">
            <text:p>Annals of Magnetic Resona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4261</text:p>
          </table:table-cell>
          <table:table-cell office:value-type="string">
            <text:p>QUÍMICA <text:s text:c="42"/></text:p>
          </table:table-cell>
          <table:table-cell office:value-type="string">
            <text:p>Annals of Micro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4947</text:p>
          </table:table-cell>
          <table:table-cell office:value-type="string">
            <text:p>QUÍMICA <text:s text:c="42"/></text:p>
          </table:table-cell>
          <table:table-cell office:value-type="string">
            <text:p>Annals of Saudi Medic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QUÍMICA <text:s text:c="42"/></text:p>
          </table:table-cell>
          <table:table-cell office:value-type="string">
            <text:p>Annals of the New York Academy of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83</text:p>
          </table:table-cell>
          <table:table-cell office:value-type="string">
            <text:p>QUÍMICA <text:s text:c="42"/></text:p>
          </table:table-cell>
          <table:table-cell office:value-type="string">
            <text:p>Annals of Tropical Medicine and Parasi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3832</text:p>
          </table:table-cell>
          <table:table-cell office:value-type="string">
            <text:p>QUÍMICA <text:s text:c="42"/></text:p>
          </table:table-cell>
          <table:table-cell office:value-type="string">
            <text:p>Annual Bulletin of Historical Literatur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7331</text:p>
          </table:table-cell>
          <table:table-cell office:value-type="string">
            <text:p>QUÍMICA <text:s text:c="42"/></text:p>
          </table:table-cell>
          <table:table-cell office:value-type="string">
            <text:p>Annual Review of Materials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973</text:p>
          </table:table-cell>
          <table:table-cell office:value-type="string">
            <text:p>QUÍMICA <text:s text:c="42"/></text:p>
          </table:table-cell>
          <table:table-cell office:value-type="string">
            <text:p>Anti-Cancer Dru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5599</text:p>
          </table:table-cell>
          <table:table-cell office:value-type="string">
            <text:p>QUÍMICA <text:s text:c="42"/></text:p>
          </table:table-cell>
          <table:table-cell office:value-type="string">
            <text:p>Anti-Corrosion Methods and Materia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214</text:p>
          </table:table-cell>
          <table:table-cell office:value-type="string">
            <text:p>QUÍMICA <text:s text:c="42"/></text:p>
          </table:table-cell>
          <table:table-cell office:value-type="string">
            <text:p>Anti-infective Agents in Medicinal 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804</text:p>
          </table:table-cell>
          <table:table-cell office:value-type="string">
            <text:p>QUÍMICA <text:s text:c="42"/></text:p>
          </table:table-cell>
          <table:table-cell office:value-type="string">
            <text:p>Antimicrobial Agents and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3202</text:p>
          </table:table-cell>
          <table:table-cell office:value-type="string">
            <text:p>QUÍMICA <text:s text:c="42"/></text:p>
          </table:table-cell>
          <table:table-cell office:value-type="string">
            <text:p>Antiviral Chemistry &amp; Chemotherap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3542</text:p>
          </table:table-cell>
          <table:table-cell office:value-type="string">
            <text:p>QUÍMICA <text:s text:c="42"/></text:p>
          </table:table-cell>
          <table:table-cell office:value-type="string">
            <text:p>Antivir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35</text:p>
          </table:table-cell>
          <table:table-cell office:value-type="string">
            <text:p>QUÍMICA <text:s text:c="42"/></text:p>
          </table:table-cell>
          <table:table-cell office:value-type="string">
            <text:p>Apidologie (Cell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QUÍMICA <text:s text:c="42"/></text:p>
          </table:table-cell>
          <table:table-cell office:value-type="string">
            <text:p>Applied Biochemistry and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860X</text:p>
          </table:table-cell>
          <table:table-cell office:value-type="string">
            <text:p>QUÍMICA <text:s text:c="42"/></text:p>
          </table:table-cell>
          <table:table-cell office:value-type="string">
            <text:p>Applied Catalysis. A, Gener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3373</text:p>
          </table:table-cell>
          <table:table-cell office:value-type="string">
            <text:p>QUÍMICA <text:s text:c="42"/></text:p>
          </table:table-cell>
          <table:table-cell office:value-type="string">
            <text:p>Applied Catalysis. B, Environment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1317</text:p>
          </table:table-cell>
          <table:table-cell office:value-type="string">
            <text:p>QUÍMICA <text:s text:c="42"/></text:p>
          </table:table-cell>
          <table:table-cell office:value-type="string">
            <text:p>Applied Clay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9347</text:p>
          </table:table-cell>
          <table:table-cell office:value-type="string">
            <text:p>QUÍMICA <text:s text:c="42"/></text:p>
          </table:table-cell>
          <table:table-cell office:value-type="string">
            <text:p>Applied Magnetic Resona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QUÍMICA <text:s text:c="42"/></text:p>
          </table:table-cell>
          <table:table-cell office:value-type="string">
            <text:p>Applied Mathematics and Comput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QUÍMICA <text:s text:c="42"/></text:p>
          </table:table-cell>
          <table:table-cell office:value-type="string">
            <text:p>Applied Microbiology and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35</text:p>
          </table:table-cell>
          <table:table-cell office:value-type="string">
            <text:p>QUÍMICA <text:s text:c="42"/></text:p>
          </table:table-cell>
          <table:table-cell office:value-type="string">
            <text:p>Applied Optics (Cessou em 1989. Foi desdobrado em três: ISSN 1540-8973 Applied Optics. Information Processing, Applied Optics. Optical Technology e Applied Optics. Lasers and Photonic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605</text:p>
          </table:table-cell>
          <table:table-cell office:value-type="string">
            <text:p>QUÍMICA <text:s text:c="42"/></text:p>
          </table:table-cell>
          <table:table-cell office:value-type="string">
            <text:p>Applied Organometallic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51</text:p>
          </table:table-cell>
          <table:table-cell office:value-type="string">
            <text:p>QUÍMICA <text:s text:c="42"/></text:p>
          </table:table-cell>
          <table:table-cell office:value-type="string">
            <text:p>Applied Physic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8396</text:p>
          </table:table-cell>
          <table:table-cell office:value-type="string">
            <text:p>QUÍMICA <text:s text:c="42"/></text:p>
          </table:table-cell>
          <table:table-cell office:value-type="string">
            <text:p>Applied Physics. A, Materials Science &amp; Process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171</text:p>
          </table:table-cell>
          <table:table-cell office:value-type="string">
            <text:p>QUÍMICA <text:s text:c="42"/></text:p>
          </table:table-cell>
          <table:table-cell office:value-type="string">
            <text:p>Applied Physics. B, Lasers and Op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QUÍMICA <text:s text:c="42"/></text:p>
          </table:table-cell>
          <table:table-cell office:value-type="string">
            <text:p>Applied Radiation and Isotop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7028</text:p>
          </table:table-cell>
          <table:table-cell office:value-type="string">
            <text:p>QUÍMICA <text:s text:c="42"/></text:p>
          </table:table-cell>
          <table:table-cell office:value-type="string">
            <text:p>Applied Spectrosco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70-4928</text:p>
          </table:table-cell>
          <table:table-cell office:value-type="string">
            <text:p>QUÍMICA <text:s text:c="42"/></text:p>
          </table:table-cell>
          <table:table-cell office:value-type="string">
            <text:p>Applied Spectroscopy Reviews (Softcover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QUÍMICA <text:s text:c="42"/></text:p>
          </table:table-cell>
          <table:table-cell office:value-type="string">
            <text:p>Applied Surface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311</text:p>
          </table:table-cell>
          <table:table-cell office:value-type="string">
            <text:p>QUÍMICA <text:s text:c="42"/></text:p>
          </table:table-cell>
          <table:table-cell office:value-type="string">
            <text:p>Applied Thermal Enginee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86</text:p>
          </table:table-cell>
          <table:table-cell office:value-type="string">
            <text:p>QUÍMICA <text:s text:c="42"/></text:p>
          </table:table-cell>
          <table:table-cell office:value-type="string">
            <text:p>Aquaculture (Amsterd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5773</text:p>
          </table:table-cell>
          <table:table-cell office:value-type="string">
            <text:p>QUÍMICA <text:s text:c="42"/></text:p>
          </table:table-cell>
          <table:table-cell office:value-type="string">
            <text:p>Aquaculture Nutri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4988</text:p>
          </table:table-cell>
          <table:table-cell office:value-type="string">
            <text:p>QUÍMICA <text:s text:c="42"/></text:p>
          </table:table-cell>
          <table:table-cell office:value-type="string">
            <text:p>Aquatic Ecosystem Health &amp; Manage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45X</text:p>
          </table:table-cell>
          <table:table-cell office:value-type="string">
            <text:p>QUÍMICA <text:s text:c="42"/></text:p>
          </table:table-cell>
          <table:table-cell office:value-type="string">
            <text:p>Aquatic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57</text:p>
          </table:table-cell>
          <table:table-cell office:value-type="string">
            <text:p>QUÍMICA <text:s text:c="42"/></text:p>
          </table:table-cell>
          <table:table-cell office:value-type="string">
            <text:p>Ararajub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813X</text:p>
          </table:table-cell>
          <table:table-cell office:value-type="string">
            <text:p>QUÍMICA <text:s text:c="42"/></text:p>
          </table:table-cell>
          <table:table-cell office:value-type="string">
            <text:p>Archaeometry (Ox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6233</text:p>
          </table:table-cell>
          <table:table-cell office:value-type="string">
            <text:p>QUÍMICA <text:s text:c="42"/></text:p>
          </table:table-cell>
          <table:table-cell office:value-type="string">
            <text:p>Archiv der Pharmazie (Weinhei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61</text:p>
          </table:table-cell>
          <table:table-cell office:value-type="string">
            <text:p>QUÍMICA <text:s text:c="42"/></text:p>
          </table:table-cell>
          <table:table-cell office:value-type="string">
            <text:p>Archives of Biochemistry and Bio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341</text:p>
          </table:table-cell>
          <table:table-cell office:value-type="string">
            <text:p>QUÍMICA <text:s text:c="42"/></text:p>
          </table:table-cell>
          <table:table-cell office:value-type="string">
            <text:p>Archives of Environmental Contamination and Toxi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4462</text:p>
          </table:table-cell>
          <table:table-cell office:value-type="string">
            <text:p>QUÍMICA <text:s text:c="42"/></text:p>
          </table:table-cell>
          <table:table-cell office:value-type="string">
            <text:p>Archives of Insect Biochemistry and Phys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8933</text:p>
          </table:table-cell>
          <table:table-cell office:value-type="string">
            <text:p>QUÍMICA <text:s text:c="42"/></text:p>
          </table:table-cell>
          <table:table-cell office:value-type="string">
            <text:p>Archives of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QUÍMICA <text:s text:c="42"/></text:p>
          </table:table-cell>
          <table:table-cell office:value-type="string">
            <text:p>Archives of Oral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6269</text:p>
          </table:table-cell>
          <table:table-cell office:value-type="string">
            <text:p>QUÍMICA <text:s text:c="42"/></text:p>
          </table:table-cell>
          <table:table-cell office:value-type="string">
            <text:p>Archives of Pharmacal Research (Seoul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5761</text:p>
          </table:table-cell>
          <table:table-cell office:value-type="string">
            <text:p>QUÍMICA <text:s text:c="42"/></text:p>
          </table:table-cell>
          <table:table-cell office:value-type="string">
            <text:p>Archives of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608</text:p>
          </table:table-cell>
          <table:table-cell office:value-type="string">
            <text:p>QUÍMICA <text:s text:c="42"/></text:p>
          </table:table-cell>
          <table:table-cell office:value-type="string">
            <text:p>Archives of Vi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592</text:p>
          </table:table-cell>
          <table:table-cell office:value-type="string">
            <text:p>QUÍMICA <text:s text:c="42"/></text:p>
          </table:table-cell>
          <table:table-cell office:value-type="string">
            <text:p>Archivos de Zootecn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22</text:p>
          </table:table-cell>
          <table:table-cell office:value-type="string">
            <text:p>QUÍMICA <text:s text:c="42"/></text:p>
          </table:table-cell>
          <table:table-cell office:value-type="string">
            <text:p>Archivos Latinoamericanos de Nutrició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6376</text:p>
          </table:table-cell>
          <table:table-cell office:value-type="string">
            <text:p>QUÍMICA <text:s text:c="42"/></text:p>
          </table:table-cell>
          <table:table-cell office:value-type="string">
            <text:p>ARKIVOC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QUÍMICA <text:s text:c="42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162</text:p>
          </table:table-cell>
          <table:table-cell office:value-type="string">
            <text:p>QUÍMICA <text:s text:c="42"/></text:p>
          </table:table-cell>
          <table:table-cell office:value-type="string">
            <text:p>Arquivo Brasileiro de Medicina Veterinária e Zootecni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QUÍMICA <text:s text:c="42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QUÍMICA <text:s text:c="42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979</text:p>
          </table:table-cell>
          <table:table-cell office:value-type="string">
            <text:p>QUÍMICA <text:s text:c="42"/></text:p>
          </table:table-cell>
          <table:table-cell office:value-type="string">
            <text:p>Arquivos de Biologia e Tecnologia (Cessou em 1997. Cont. ISSN 1516-8913 Brazilian Archives of Biology and Technology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4508</text:p>
          </table:table-cell>
          <table:table-cell office:value-type="string">
            <text:p>QUÍMICA <text:s text:c="42"/></text:p>
          </table:table-cell>
          <table:table-cell office:value-type="string">
            <text:p>Arquivos do Museu N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4X</text:p>
          </table:table-cell>
          <table:table-cell office:value-type="string">
            <text:p>QUÍMICA <text:s text:c="42"/></text:p>
          </table:table-cell>
          <table:table-cell office:value-type="string">
            <text:p>Artificial Orga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4172</text:p>
          </table:table-cell>
          <table:table-cell office:value-type="string">
            <text:p>QUÍMICA <text:s text:c="42"/></text:p>
          </table:table-cell>
          <table:table-cell office:value-type="string">
            <text:p>Arzneimittel-Forschu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3093</text:p>
          </table:table-cell>
          <table:table-cell office:value-type="string">
            <text:p>QUÍMICA <text:s text:c="42"/></text:p>
          </table:table-cell>
          <table:table-cell office:value-type="string">
            <text:p>Asian Journal of Phys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2367</text:p>
          </table:table-cell>
          <table:table-cell office:value-type="string">
            <text:p>QUÍMICA <text:s text:c="42"/></text:p>
          </table:table-cell>
          <table:table-cell office:value-type="string">
            <text:p>Asian-Australasian Journal of Animal Science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2310</text:p>
          </table:table-cell>
          <table:table-cell office:value-type="string">
            <text:p>QUÍMICA <text:s text:c="42"/></text:p>
          </table:table-cell>
          <table:table-cell office:value-type="string">
            <text:p>Atmospheric Environment (199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2-640X</text:p>
          </table:table-cell>
          <table:table-cell office:value-type="string">
            <text:p>QUÍMICA <text:s text:c="42"/></text:p>
          </table:table-cell>
          <table:table-cell office:value-type="string">
            <text:p>Atomic Data and Nuclear Data Tabl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5373</text:p>
          </table:table-cell>
          <table:table-cell office:value-type="string">
            <text:p>QUÍMICA <text:s text:c="42"/></text:p>
          </table:table-cell>
          <table:table-cell office:value-type="string">
            <text:p>Atomic Spectrosco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7856</text:p>
          </table:table-cell>
          <table:table-cell office:value-type="string">
            <text:p>QUÍMICA <text:s text:c="42"/></text:p>
          </table:table-cell>
          <table:table-cell office:value-type="string">
            <text:p>Aufschluss (Heidelber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425</text:p>
          </table:table-cell>
          <table:table-cell office:value-type="string">
            <text:p>QUÍMICA <text:s text:c="42"/></text:p>
          </table:table-cell>
          <table:table-cell office:value-type="string">
            <text:p>Australian Journal of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573</text:p>
          </table:table-cell>
          <table:table-cell office:value-type="string">
            <text:p>QUÍMICA <text:s text:c="42"/></text:p>
          </table:table-cell>
          <table:table-cell office:value-type="string">
            <text:p>Australian Journal of Soil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835</text:p>
          </table:table-cell>
          <table:table-cell office:value-type="string">
            <text:p>QUÍMICA <text:s text:c="42"/></text:p>
          </table:table-cell>
          <table:table-cell office:value-type="string">
            <text:p>Basic &amp; Clinical Pharmacology &amp; Toxi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0-5397</text:p>
          </table:table-cell>
          <table:table-cell office:value-type="string">
            <text:p>QUÍMICA <text:s text:c="42"/></text:p>
          </table:table-cell>
          <table:table-cell office:value-type="string">
            <text:p>Beilstein Journal of Organic Chem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2422</text:p>
          </table:table-cell>
          <table:table-cell office:value-type="string">
            <text:p>QUÍMICA <text:s text:c="42"/></text:p>
          </table:table-cell>
          <table:table-cell office:value-type="string">
            <text:p>Biocatalysis and Biotransform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1X</text:p>
          </table:table-cell>
          <table:table-cell office:value-type="string">
            <text:p>QUÍMICA <text:s text:c="42"/></text:p>
          </table:table-cell>
          <table:table-cell office:value-type="string">
            <text:p>Biochemical and Biophysical Research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03X</text:p>
          </table:table-cell>
          <table:table-cell office:value-type="string">
            <text:p>QUÍMICA <text:s text:c="42"/></text:p>
          </table:table-cell>
          <table:table-cell office:value-type="string">
            <text:p>Biochemical Engineering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28</text:p>
          </table:table-cell>
          <table:table-cell office:value-type="string">
            <text:p>QUÍMICA <text:s text:c="42"/></text:p>
          </table:table-cell>
          <table:table-cell office:value-type="string">
            <text:p>Biochemical Gene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6021</text:p>
          </table:table-cell>
          <table:table-cell office:value-type="string">
            <text:p>QUÍMICA <text:s text:c="42"/></text:p>
          </table:table-cell>
          <table:table-cell office:value-type="string">
            <text:p>Biochemical Journal (London. 1984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52</text:p>
          </table:table-cell>
          <table:table-cell office:value-type="string">
            <text:p>QUÍMICA <text:s text:c="42"/></text:p>
          </table:table-cell>
          <table:table-cell office:value-type="string">
            <text:p>Biochemical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978</text:p>
          </table:table-cell>
          <table:table-cell office:value-type="string">
            <text:p>QUÍMICA <text:s text:c="42"/></text:p>
          </table:table-cell>
          <table:table-cell office:value-type="string">
            <text:p>Biochemical Systematics and E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60</text:p>
          </table:table-cell>
          <table:table-cell office:value-type="string">
            <text:p>QUÍMICA <text:s text:c="42"/></text:p>
          </table:table-cell>
          <table:table-cell office:value-type="string">
            <text:p>Biochemistry (East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9-8211</text:p>
          </table:table-cell>
          <table:table-cell office:value-type="string">
            <text:p>QUÍMICA <text:s text:c="42"/></text:p>
          </table:table-cell>
          <table:table-cell office:value-type="string">
            <text:p>Biochemistry and Cell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175</text:p>
          </table:table-cell>
          <table:table-cell office:value-type="string">
            <text:p>QUÍMICA <text:s text:c="42"/></text:p>
          </table:table-cell>
          <table:table-cell office:value-type="string">
            <text:p>Biochemistry and Molecular Biology Educ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002</text:p>
          </table:table-cell>
          <table:table-cell office:value-type="string">
            <text:p>QUÍMICA <text:s text:c="42"/></text:p>
          </table:table-cell>
          <table:table-cell office:value-type="string">
            <text:p>Biochimica et Biophysica Acta (Print) (Cessou em 1963. Desmembrado em 2: ISSN 0926-6526 Biochimica et Biophysica Acta. Specialized Section on Mucoproteins and Mucopolysaccharides e ISSN 0304-4165 Biochimica et Biophysica Acta. G, General Subject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728</text:p>
          </table:table-cell>
          <table:table-cell office:value-type="string">
            <text:p>QUÍMICA <text:s text:c="42"/></text:p>
          </table:table-cell>
          <table:table-cell office:value-type="string">
            <text:p>Biochimica et Biophysica Acta. Bioenerg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736</text:p>
          </table:table-cell>
          <table:table-cell office:value-type="string">
            <text:p>QUÍMICA <text:s text:c="42"/></text:p>
          </table:table-cell>
          <table:table-cell office:value-type="string">
            <text:p>Biochimica et Biophysica Acta. Biomembran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165</text:p>
          </table:table-cell>
          <table:table-cell office:value-type="string">
            <text:p>QUÍMICA <text:s text:c="42"/></text:p>
          </table:table-cell>
          <table:table-cell office:value-type="string">
            <text:p>Biochimica et Biophysica Acta. G, General Subje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838</text:p>
          </table:table-cell>
          <table:table-cell office:value-type="string">
            <text:p>QUÍMICA <text:s text:c="42"/></text:p>
          </table:table-cell>
          <table:table-cell office:value-type="string">
            <text:p>Biochimica et Biophysica Acta. Protein Structure and Molecular Enzymology (Cessou em 2002. Cont. ISSN 1570-9639 Biochimica et Biophysica Acta. Proteins and Proteomic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9639</text:p>
          </table:table-cell>
          <table:table-cell office:value-type="string">
            <text:p>QUÍMICA <text:s text:c="42"/></text:p>
          </table:table-cell>
          <table:table-cell office:value-type="string">
            <text:p>Biochimica et Biophysica Acta. Proteins and Proteo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84</text:p>
          </table:table-cell>
          <table:table-cell office:value-type="string">
            <text:p>QUÍMICA <text:s text:c="42"/></text:p>
          </table:table-cell>
          <table:table-cell office:value-type="string">
            <text:p>Biochimie (Paris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1802</text:p>
          </table:table-cell>
          <table:table-cell office:value-type="string">
            <text:p>QUÍMICA <text:s text:c="42"/></text:p>
          </table:table-cell>
          <table:table-cell office:value-type="string">
            <text:p>Bioconjugate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3-8804</text:p>
          </table:table-cell>
          <table:table-cell office:value-type="string">
            <text:p>QUÍMICA <text:s text:c="42"/></text:p>
          </table:table-cell>
          <table:table-cell office:value-type="string">
            <text:p>BioDrugs (Aucklan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394</text:p>
          </table:table-cell>
          <table:table-cell office:value-type="string">
            <text:p>QUÍMICA <text:s text:c="42"/></text:p>
          </table:table-cell>
          <table:table-cell office:value-type="string">
            <text:p>Bioelectrochemistry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209</text:p>
          </table:table-cell>
          <table:table-cell office:value-type="string">
            <text:p>QUÍMICA <text:s text:c="42"/></text:p>
          </table:table-cell>
          <table:table-cell office:value-type="string">
            <text:p>Biofar: Revista de Biologia e Farmá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014</text:p>
          </table:table-cell>
          <table:table-cell office:value-type="string">
            <text:p>QUÍMICA <text:s text:c="42"/></text:p>
          </table:table-cell>
          <table:table-cell office:value-type="string">
            <text:p>Biofouling (New York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2563</text:p>
          </table:table-cell>
          <table:table-cell office:value-type="string">
            <text:p>QUÍMICA <text:s text:c="42"/></text:p>
          </table:table-cell>
          <table:table-cell office:value-type="string">
            <text:p>Biogeochemistry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088</text:p>
          </table:table-cell>
          <table:table-cell office:value-type="string">
            <text:p>QUÍMICA <text:s text:c="42"/></text:p>
          </table:table-cell>
          <table:table-cell office:value-type="string">
            <text:p>Biologia (Bratislav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34</text:p>
          </table:table-cell>
          <table:table-cell office:value-type="string">
            <text:p>QUÍMICA <text:s text:c="42"/></text:p>
          </table:table-cell>
          <table:table-cell office:value-type="string">
            <text:p>Biologia Plantarum (Prah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158</text:p>
          </table:table-cell>
          <table:table-cell office:value-type="string">
            <text:p>QUÍMICA <text:s text:c="42"/></text:p>
          </table:table-cell>
          <table:table-cell office:value-type="string">
            <text:p>Biological &amp; Pharmaceutical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8004</text:p>
          </table:table-cell>
          <table:table-cell office:value-type="string">
            <text:p>QUÍMICA <text:s text:c="42"/></text:p>
          </table:table-cell>
          <table:table-cell office:value-type="string">
            <text:p>Biological Research for Nur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016</text:p>
          </table:table-cell>
          <table:table-cell office:value-type="string">
            <text:p>QUÍMICA <text:s text:c="42"/></text:p>
          </table:table-cell>
          <table:table-cell office:value-type="string">
            <text:p>Biological Rhythm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984</text:p>
          </table:table-cell>
          <table:table-cell office:value-type="string">
            <text:p>QUÍMICA <text:s text:c="42"/></text:p>
          </table:table-cell>
          <table:table-cell office:value-type="string">
            <text:p>Biological Trace Element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1056</text:p>
          </table:table-cell>
          <table:table-cell office:value-type="string">
            <text:p>QUÍMICA <text:s text:c="42"/></text:p>
          </table:table-cell>
          <table:table-cell office:value-type="string">
            <text:p>Biologicals (Londo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2762</text:p>
          </table:table-cell>
          <table:table-cell office:value-type="string">
            <text:p>QUÍMICA <text:s text:c="42"/></text:p>
          </table:table-cell>
          <table:table-cell office:value-type="string">
            <text:p>Biology and Fertility of Soil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797</text:p>
          </table:table-cell>
          <table:table-cell office:value-type="string">
            <text:p>QUÍMICA <text:s text:c="42"/></text:p>
          </table:table-cell>
          <table:table-cell office:value-type="string">
            <text:p>Biomacromolecul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9534</text:p>
          </table:table-cell>
          <table:table-cell office:value-type="string">
            <text:p>QUÍMICA <text:s text:c="42"/></text:p>
          </table:table-cell>
          <table:table-cell office:value-type="string">
            <text:p>Biomass &amp; Bioener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612</text:p>
          </table:table-cell>
          <table:table-cell office:value-type="string">
            <text:p>QUÍMICA <text:s text:c="42"/></text:p>
          </table:table-cell>
          <table:table-cell office:value-type="string">
            <text:p>Biomaterials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6041</text:p>
          </table:table-cell>
          <table:table-cell office:value-type="string">
            <text:p>QUÍMICA <text:s text:c="42"/></text:p>
          </table:table-cell>
          <table:table-cell office:value-type="string">
            <text:p>Biomedical Materials (Bristol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3-3322</text:p>
          </table:table-cell>
          <table:table-cell office:value-type="string">
            <text:p>QUÍMICA <text:s text:c="42"/></text:p>
          </table:table-cell>
          <table:table-cell office:value-type="string">
            <text:p>Biomedicine &amp; Pharmaco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0844</text:p>
          </table:table-cell>
          <table:table-cell office:value-type="string">
            <text:p>QUÍMICA <text:s text:c="42"/></text:p>
          </table:table-cell>
          <table:table-cell office:value-type="string">
            <text:p>BioMetals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QUÍMICA <text:s text:c="42"/></text:p>
          </table:table-cell>
          <table:table-cell office:value-type="string">
            <text:p>Bioorganic &amp; Medicinal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4X</text:p>
          </table:table-cell>
          <table:table-cell office:value-type="string">
            <text:p>QUÍMICA <text:s text:c="42"/></text:p>
          </table:table-cell>
          <table:table-cell office:value-type="string">
            <text:p>Bioorganic &amp; Medicinal Chemistry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2068</text:p>
          </table:table-cell>
          <table:table-cell office:value-type="string">
            <text:p>QUÍMICA <text:s text:c="42"/></text:p>
          </table:table-cell>
          <table:table-cell office:value-type="string">
            <text:p>Bioorganic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483X</text:p>
          </table:table-cell>
          <table:table-cell office:value-type="string">
            <text:p>QUÍMICA <text:s text:c="42"/></text:p>
          </table:table-cell>
          <table:table-cell office:value-type="string">
            <text:p>Biopesticides International (Jalandha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622</text:p>
          </table:table-cell>
          <table:table-cell office:value-type="string">
            <text:p>QUÍMICA <text:s text:c="42"/></text:p>
          </table:table-cell>
          <table:table-cell office:value-type="string">
            <text:p>Biophysic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495</text:p>
          </table:table-cell>
          <table:table-cell office:value-type="string">
            <text:p>QUÍMICA <text:s text:c="42"/></text:p>
          </table:table-cell>
          <table:table-cell office:value-type="string">
            <text:p>Biophysical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25</text:p>
          </table:table-cell>
          <table:table-cell office:value-type="string">
            <text:p>QUÍMICA <text:s text:c="42"/></text:p>
          </table:table-cell>
          <table:table-cell office:value-type="string">
            <text:p>Biopolymers (New York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7591</text:p>
          </table:table-cell>
          <table:table-cell office:value-type="string">
            <text:p>QUÍMICA <text:s text:c="42"/></text:p>
          </table:table-cell>
          <table:table-cell office:value-type="string">
            <text:p>Bioprocess and Biosystems Engineer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9868</text:p>
          </table:table-cell>
          <table:table-cell office:value-type="string">
            <text:p>QUÍMICA <text:s text:c="42"/></text:p>
          </table:table-cell>
          <table:table-cell office:value-type="string">
            <text:p>Bioremediation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QUÍMICA <text:s text:c="42"/></text:p>
          </table:table-cell>
          <table:table-cell office:value-type="string">
            <text:p>Bioresource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2126</text:p>
          </table:table-cell>
          <table:table-cell office:value-type="string">
            <text:p>QUÍMICA <text:s text:c="42"/></text:p>
          </table:table-cell>
          <table:table-cell office:value-type="string">
            <text:p>Bioresources (Raleigh, N.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QUÍMICA <text:s text:c="42"/></text:p>
          </table:table-cell>
          <table:table-cell office:value-type="string">
            <text:p>Bioscience Journal (UFU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451</text:p>
          </table:table-cell>
          <table:table-cell office:value-type="string">
            <text:p>QUÍMICA <text:s text:c="42"/></text:p>
          </table:table-cell>
          <table:table-cell office:value-type="string">
            <text:p>Bioscience, Biotechnology, and Bio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663</text:p>
          </table:table-cell>
          <table:table-cell office:value-type="string">
            <text:p>QUÍMICA <text:s text:c="42"/></text:p>
          </table:table-cell>
          <table:table-cell office:value-type="string">
            <text:p>Biosensors &amp; Bioelec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4513</text:p>
          </table:table-cell>
          <table:table-cell office:value-type="string">
            <text:p>QUÍMICA <text:s text:c="42"/></text:p>
          </table:table-cell>
          <table:table-cell office:value-type="string">
            <text:p>Biotechnology and Applied Bio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92</text:p>
          </table:table-cell>
          <table:table-cell office:value-type="string">
            <text:p>QUÍMICA <text:s text:c="42"/></text:p>
          </table:table-cell>
          <table:table-cell office:value-type="string">
            <text:p>Biotechnology and Bioenginee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492</text:p>
          </table:table-cell>
          <table:table-cell office:value-type="string">
            <text:p>QUÍMICA <text:s text:c="42"/></text:p>
          </table:table-cell>
          <table:table-cell office:value-type="string">
            <text:p>Biotechnology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7938</text:p>
          </table:table-cell>
          <table:table-cell office:value-type="string">
            <text:p>QUÍMICA <text:s text:c="42"/></text:p>
          </table:table-cell>
          <table:table-cell office:value-type="string">
            <text:p>Biotechnology Progres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522</text:p>
          </table:table-cell>
          <table:table-cell office:value-type="string">
            <text:p>QUÍMICA <text:s text:c="42"/></text:p>
          </table:table-cell>
          <table:table-cell office:value-type="string">
            <text:p>Biotecnologia Ciência &amp; Desenvolviment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43</text:p>
          </table:table-cell>
          <table:table-cell office:value-type="string">
            <text:p>QUÍMICA <text:s text:c="42"/></text:p>
          </table:table-cell>
          <table:table-cell office:value-type="string">
            <text:p>Biotemas (UF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606</text:p>
          </table:table-cell>
          <table:table-cell office:value-type="string">
            <text:p>QUÍMICA <text:s text:c="42"/></text:p>
          </table:table-cell>
          <table:table-cell office:value-type="string">
            <text:p>Biotropica (Lawrence, K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4971</text:p>
          </table:table-cell>
          <table:table-cell office:value-type="string">
            <text:p>QUÍMICA <text:s text:c="42"/></text:p>
          </table:table-cell>
          <table:table-cell office:value-type="string">
            <text:p>Blood (Philadelphia, P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37</text:p>
          </table:table-cell>
          <table:table-cell office:value-type="string">
            <text:p>QUÍMICA <text:s text:c="42"/></text:p>
          </table:table-cell>
          <table:table-cell office:value-type="string">
            <text:p>BMC Biochemistry and Structural Biology (Foi desdobrado em dois: ISSN 1471-2091 BMC Biochemistry (Online) e ISSN 1472-6807 BMC Structural Biology (Online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05</text:p>
          </table:table-cell>
          <table:table-cell office:value-type="string">
            <text:p>QUÍMICA <text:s text:c="42"/></text:p>
          </table:table-cell>
          <table:table-cell office:value-type="string">
            <text:p>BMC Bioinforma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807</text:p>
          </table:table-cell>
          <table:table-cell office:value-type="string">
            <text:p>QUÍMICA <text:s text:c="42"/></text:p>
          </table:table-cell>
          <table:table-cell office:value-type="string">
            <text:p>BMC Structural Bi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3879</text:p>
          </table:table-cell>
          <table:table-cell office:value-type="string">
            <text:p>QUÍMICA <text:s text:c="42"/></text:p>
          </table:table-cell>
          <table:table-cell office:value-type="string">
            <text:p>BMC. Biomedical Chromatograph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323</text:p>
          </table:table-cell>
          <table:table-cell office:value-type="string">
            <text:p>QUÍMICA <text:s text:c="42"/></text:p>
          </table:table-cell>
          <table:table-cell office:value-type="string">
            <text:p>Boletim do Centro de Pesquisa e Processamento de Aliment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374</text:p>
          </table:table-cell>
          <table:table-cell office:value-type="string">
            <text:p>QUÍMICA <text:s text:c="42"/></text:p>
          </table:table-cell>
          <table:table-cell office:value-type="string">
            <text:p>Boletim SBMAC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6117</text:p>
          </table:table-cell>
          <table:table-cell office:value-type="string">
            <text:p>QUÍMICA <text:s text:c="42"/></text:p>
          </table:table-cell>
          <table:table-cell office:value-type="string">
            <text:p>Boletim Técnico da Petrobrás (Impresso) (Cessou em 199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385</text:p>
          </table:table-cell>
          <table:table-cell office:value-type="string">
            <text:p>QUÍMICA <text:s text:c="42"/></text:p>
          </table:table-cell>
          <table:table-cell office:value-type="string">
            <text:p>Boletim Técnico da Petrobra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1644</text:p>
          </table:table-cell>
          <table:table-cell office:value-type="string">
            <text:p>QUÍMICA <text:s text:c="42"/></text:p>
          </table:table-cell>
          <table:table-cell office:value-type="string">
            <text:p>Boletín de la Sociedad Chilena de Química (Impresa) (Cessou em 2002. Cont. ISSN 0717-9324 Journal of the Chilean Chemical Society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3175</text:p>
          </table:table-cell>
          <table:table-cell office:value-type="string">
            <text:p>QUÍMICA <text:s text:c="42"/></text:p>
          </table:table-cell>
          <table:table-cell office:value-type="string">
            <text:p>Boletín de la Sociedad Española de Cerámica y Vidr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917</text:p>
          </table:table-cell>
          <table:table-cell office:value-type="string">
            <text:p>QUÍMICA <text:s text:c="42"/></text:p>
          </table:table-cell>
          <table:table-cell office:value-type="string">
            <text:p>Boletín Latinoamericano y del Caribe de Plantas Medicinales y Aromát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055</text:p>
          </table:table-cell>
          <table:table-cell office:value-type="string">
            <text:p>QUÍMICA <text:s text:c="42"/></text:p>
          </table:table-cell>
          <table:table-cell office:value-type="string">
            <text:p>Botanica Marina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QUÍMICA <text:s text:c="42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QUÍMICA <text:s text:c="42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275</text:p>
          </table:table-cell>
          <table:table-cell office:value-type="string">
            <text:p>QUÍMICA <text:s text:c="42"/></text:p>
          </table:table-cell>
          <table:table-cell office:value-type="string">
            <text:p>Brazilian journal of food technolog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645</text:p>
          </table:table-cell>
          <table:table-cell office:value-type="string">
            <text:p>QUÍMICA <text:s text:c="42"/></text:p>
          </table:table-cell>
          <table:table-cell office:value-type="string">
            <text:p>Brazilian Journal of Food Technology. Preprint Ser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QUÍMICA <text:s text:c="42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QUÍMICA <text:s text:c="42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59</text:p>
          </table:table-cell>
          <table:table-cell office:value-type="string">
            <text:p>QUÍMICA <text:s text:c="42"/></text:p>
          </table:table-cell>
          <table:table-cell office:value-type="string">
            <text:p>Brazilian Journal of Oceanograph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17</text:p>
          </table:table-cell>
          <table:table-cell office:value-type="string">
            <text:p>QUÍMICA <text:s text:c="42"/></text:p>
          </table:table-cell>
          <table:table-cell office:value-type="string">
            <text:p>Brazilian Journal of Oral Scienc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93</text:p>
          </table:table-cell>
          <table:table-cell office:value-type="string">
            <text:p>QUÍMICA <text:s text:c="42"/></text:p>
          </table:table-cell>
          <table:table-cell office:value-type="string">
            <text:p>Brazilian Journal of Petroleum and G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QUÍMICA <text:s text:c="42"/></text:p>
          </table:table-cell>
          <table:table-cell office:value-type="string">
            <text:p>Brazilian Journal of Physic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QUÍMICA <text:s text:c="42"/></text:p>
          </table:table-cell>
          <table:table-cell office:value-type="string">
            <text:p>Brazilian Journal of Plant Physiolog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QUÍMICA <text:s text:c="42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QUÍMICA <text:s text:c="42"/></text:p>
          </table:table-cell>
          <table:table-cell office:value-type="string">
            <text:p>Brazilian Oral Research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20</text:p>
          </table:table-cell>
          <table:table-cell office:value-type="string">
            <text:p>QUÍMICA <text:s text:c="42"/></text:p>
          </table:table-cell>
          <table:table-cell office:value-type="string">
            <text:p>British Journal of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63</text:p>
          </table:table-cell>
          <table:table-cell office:value-type="string">
            <text:p>QUÍMICA <text:s text:c="42"/></text:p>
          </table:table-cell>
          <table:table-cell office:value-type="string">
            <text:p>British Journal of Dermatology (1951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61</text:p>
          </table:table-cell>
          <table:table-cell office:value-type="string">
            <text:p>QUÍMICA <text:s text:c="42"/></text:p>
          </table:table-cell>
          <table:table-cell office:value-type="string">
            <text:p>British Journal of Ophthal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88</text:p>
          </table:table-cell>
          <table:table-cell office:value-type="string">
            <text:p>QUÍMICA <text:s text:c="42"/></text:p>
          </table:table-cell>
          <table:table-cell office:value-type="string">
            <text:p>British Journal of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052</text:p>
          </table:table-cell>
          <table:table-cell office:value-type="string">
            <text:p>QUÍMICA <text:s text:c="42"/></text:p>
          </table:table-cell>
          <table:table-cell office:value-type="string">
            <text:p>Bulletin OEPP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1654</text:p>
          </table:table-cell>
          <table:table-cell office:value-type="string">
            <text:p>QUÍMICA <text:s text:c="42"/></text:p>
          </table:table-cell>
          <table:table-cell office:value-type="string">
            <text:p>Bulletin of Electrochem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QUÍMICA <text:s text:c="42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73</text:p>
          </table:table-cell>
          <table:table-cell office:value-type="string">
            <text:p>QUÍMICA <text:s text:c="42"/></text:p>
          </table:table-cell>
          <table:table-cell office:value-type="string">
            <text:p>Bulletin of the Chemical Society of Japa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2964</text:p>
          </table:table-cell>
          <table:table-cell office:value-type="string">
            <text:p>QUÍMICA <text:s text:c="42"/></text:p>
          </table:table-cell>
          <table:table-cell office:value-type="string">
            <text:p>Bulletin of the Korean Chemical Societ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43</text:p>
          </table:table-cell>
          <table:table-cell office:value-type="string">
            <text:p>QUÍMICA <text:s text:c="42"/></text:p>
          </table:table-cell>
          <table:table-cell office:value-type="string">
            <text:p>C&amp;T. Revista Militar de Ciência e Tec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34</text:p>
          </table:table-cell>
          <table:table-cell office:value-type="string">
            <text:p>QUÍMICA <text:s text:c="42"/></text:p>
          </table:table-cell>
          <table:table-cell office:value-type="string">
            <text:p>Caderno Brasileiro de Ensino de Fís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66</text:p>
          </table:table-cell>
          <table:table-cell office:value-type="string">
            <text:p>QUÍMICA <text:s text:c="42"/></text:p>
          </table:table-cell>
          <table:table-cell office:value-type="string">
            <text:p>Caderno de Cultura do Estudante (UF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593</text:p>
          </table:table-cell>
          <table:table-cell office:value-type="string">
            <text:p>QUÍMICA <text:s text:c="42"/></text:p>
          </table:table-cell>
          <table:table-cell office:value-type="string">
            <text:p>Caderno de Farmá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QUÍMICA <text:s text:c="42"/></text:p>
          </table:table-cell>
          <table:table-cell office:value-type="string">
            <text:p>Cadernos de Saúde Pública (EN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951</text:p>
          </table:table-cell>
          <table:table-cell office:value-type="string">
            <text:p>QUÍMICA <text:s text:c="42"/></text:p>
          </table:table-cell>
          <table:table-cell office:value-type="string">
            <text:p>Cadernos EBAPE.BR (FGV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QUÍMICA <text:s text:c="42"/></text:p>
          </table:table-cell>
          <table:table-cell office:value-type="string">
            <text:p>Cadernos Saúde Coletiva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94</text:p>
          </table:table-cell>
          <table:table-cell office:value-type="string">
            <text:p>QUÍMICA <text:s text:c="42"/></text:p>
          </table:table-cell>
          <table:table-cell office:value-type="string">
            <text:p>Cadernos Temátic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724</text:p>
          </table:table-cell>
          <table:table-cell office:value-type="string">
            <text:p>QUÍMICA <text:s text:c="42"/></text:p>
          </table:table-cell>
          <table:table-cell office:value-type="string">
            <text:p>Cafei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QUÍMICA <text:s text:c="42"/></text:p>
          </table:table-cell>
          <table:table-cell office:value-type="string">
            <text:p>Caminhos de Geografia (UF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5-6685</text:p>
          </table:table-cell>
          <table:table-cell office:value-type="string">
            <text:p>QUÍMICA <text:s text:c="42"/></text:p>
          </table:table-cell>
          <table:table-cell office:value-type="string">
            <text:p>Canadian Journal of Analytical Sciences and Spectroscop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3984</text:p>
          </table:table-cell>
          <table:table-cell office:value-type="string">
            <text:p>QUÍMICA <text:s text:c="42"/></text:p>
          </table:table-cell>
          <table:table-cell office:value-type="string">
            <text:p>Canadian Journal of Anim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042</text:p>
          </table:table-cell>
          <table:table-cell office:value-type="string">
            <text:p>QUÍMICA <text:s text:c="42"/></text:p>
          </table:table-cell>
          <table:table-cell office:value-type="string">
            <text:p>Canadian Journal of Chem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QUÍMICA <text:s text:c="42"/></text:p>
          </table:table-cell>
          <table:table-cell office:value-type="string">
            <text:p>Canadian Journal of Micro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35</text:p>
          </table:table-cell>
          <table:table-cell office:value-type="string">
            <text:p>QUÍMICA <text:s text:c="42"/></text:p>
          </table:table-cell>
          <table:table-cell office:value-type="string">
            <text:p>Cancer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6X</text:p>
          </table:table-cell>
          <table:table-cell office:value-type="string">
            <text:p>QUÍMICA <text:s text:c="42"/></text:p>
          </table:table-cell>
          <table:table-cell office:value-type="string">
            <text:p>Canindé (MAX/UF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QUÍMICA <text:s text:c="42"/></text:p>
          </table:table-cell>
          <table:table-cell office:value-type="string">
            <text:p>Carbohydrate Polym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15</text:p>
          </table:table-cell>
          <table:table-cell office:value-type="string">
            <text:p>QUÍMICA <text:s text:c="42"/></text:p>
          </table:table-cell>
          <table:table-cell office:value-type="string">
            <text:p>Carbohydrate Research (Chicago, Ill.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23</text:p>
          </table:table-cell>
          <table:table-cell office:value-type="string">
            <text:p>QUÍMICA <text:s text:c="42"/></text:p>
          </table:table-cell>
          <table:table-cell office:value-type="string">
            <text:p>Carbon (New York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3334</text:p>
          </table:table-cell>
          <table:table-cell office:value-type="string">
            <text:p>QUÍMICA <text:s text:c="42"/></text:p>
          </table:table-cell>
          <table:table-cell office:value-type="string">
            <text:p>Carcinogenesis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7367</text:p>
          </table:table-cell>
          <table:table-cell office:value-type="string">
            <text:p>QUÍMICA <text:s text:c="42"/></text:p>
          </table:table-cell>
          <table:table-cell office:value-type="string">
            <text:p>Catalysis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372X</text:p>
          </table:table-cell>
          <table:table-cell office:value-type="string">
            <text:p>QUÍMICA <text:s text:c="42"/></text:p>
          </table:table-cell>
          <table:table-cell office:value-type="string">
            <text:p>Catalysis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861</text:p>
          </table:table-cell>
          <table:table-cell office:value-type="string">
            <text:p>QUÍMICA <text:s text:c="42"/></text:p>
          </table:table-cell>
          <table:table-cell office:value-type="string">
            <text:p>Catalysis Toda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195</text:p>
          </table:table-cell>
          <table:table-cell office:value-type="string">
            <text:p>QUÍMICA <text:s text:c="42"/></text:p>
          </table:table-cell>
          <table:table-cell office:value-type="string">
            <text:p>Cell Biochemistry and Bi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484</text:p>
          </table:table-cell>
          <table:table-cell office:value-type="string">
            <text:p>QUÍMICA <text:s text:c="42"/></text:p>
          </table:table-cell>
          <table:table-cell office:value-type="string">
            <text:p>Cell Biochemistry and Func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2091</text:p>
          </table:table-cell>
          <table:table-cell office:value-type="string">
            <text:p>QUÍMICA <text:s text:c="42"/></text:p>
          </table:table-cell>
          <table:table-cell office:value-type="string">
            <text:p>Cell Biology and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QUÍMICA <text:s text:c="42"/></text:p>
          </table:table-cell>
          <table:table-cell office:value-type="string">
            <text:p>Cell Biolog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5680</text:p>
          </table:table-cell>
          <table:table-cell office:value-type="string">
            <text:p>QUÍMICA <text:s text:c="42"/></text:p>
          </table:table-cell>
          <table:table-cell office:value-type="string">
            <text:p>Cellular and Molecular Biology (Print) (Cessou em 2004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682X</text:p>
          </table:table-cell>
          <table:table-cell office:value-type="string">
            <text:p>QUÍMICA <text:s text:c="42"/></text:p>
          </table:table-cell>
          <table:table-cell office:value-type="string">
            <text:p>Cellular and Molecular Life Sciences (Printed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0239</text:p>
          </table:table-cell>
          <table:table-cell office:value-type="string">
            <text:p>QUÍMICA <text:s text:c="42"/></text:p>
          </table:table-cell>
          <table:table-cell office:value-type="string">
            <text:p>Cellulose (Lond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76-9787</text:p>
          </table:table-cell>
          <table:table-cell office:value-type="string">
            <text:p>QUÍMICA <text:s text:c="42"/></text:p>
          </table:table-cell>
          <table:table-cell office:value-type="string">
            <text:p>Cellulose Chemistry and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4-3624</text:p>
          </table:table-cell>
          <table:table-cell office:value-type="string">
            <text:p>QUÍMICA <text:s text:c="42"/></text:p>
          </table:table-cell>
          <table:table-cell office:value-type="string">
            <text:p>Central European Journal of Chem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219</text:p>
          </table:table-cell>
          <table:table-cell office:value-type="string">
            <text:p>QUÍMICA <text:s text:c="42"/></text:p>
          </table:table-cell>
          <table:table-cell office:value-type="string">
            <text:p>Ceramic Engineering and Science Proceedin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6913</text:p>
          </table:table-cell>
          <table:table-cell office:value-type="string">
            <text:p>QUÍMICA <text:s text:c="42"/></text:p>
          </table:table-cell>
          <table:table-cell office:value-type="string">
            <text:p>Cerâmica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8842</text:p>
          </table:table-cell>
          <table:table-cell office:value-type="string">
            <text:p>QUÍMICA <text:s text:c="42"/></text:p>
          </table:table-cell>
          <table:table-cell office:value-type="string">
            <text:p>Ceramics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60</text:p>
          </table:table-cell>
          <table:table-cell office:value-type="string">
            <text:p>QUÍMICA <text:s text:c="42"/></text:p>
          </table:table-cell>
          <table:table-cell office:value-type="string">
            <text:p>CERNE (UFL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0779</text:p>
          </table:table-cell>
          <table:table-cell office:value-type="string">
            <text:p>QUÍMICA <text:s text:c="42"/></text:p>
          </table:table-cell>
          <table:table-cell office:value-type="string">
            <text:p>Chaos, Solitons and Fract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347</text:p>
          </table:table-cell>
          <table:table-cell office:value-type="string">
            <text:p>QUÍMICA <text:s text:c="42"/></text:p>
          </table:table-cell>
          <table:table-cell office:value-type="string">
            <text:p>Chemical &amp; Engineering New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363</text:p>
          </table:table-cell>
          <table:table-cell office:value-type="string">
            <text:p>QUÍMICA <text:s text:c="42"/></text:p>
          </table:table-cell>
          <table:table-cell office:value-type="string">
            <text:p>Chemical and Pharmaceutical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0277</text:p>
          </table:table-cell>
          <table:table-cell office:value-type="string">
            <text:p>QUÍMICA <text:s text:c="42"/></text:p>
          </table:table-cell>
          <table:table-cell office:value-type="string">
            <text:p>Chemical Biology &amp; Drug Desig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7345</text:p>
          </table:table-cell>
          <table:table-cell office:value-type="string">
            <text:p>QUÍMICA <text:s text:c="42"/></text:p>
          </table:table-cell>
          <table:table-cell office:value-type="string">
            <text:p>Chemical Communications (London. 1996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7516</text:p>
          </table:table-cell>
          <table:table-cell office:value-type="string">
            <text:p>QUÍMICA <text:s text:c="42"/></text:p>
          </table:table-cell>
          <table:table-cell office:value-type="string">
            <text:p>Chemical Engineering &amp;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2701</text:p>
          </table:table-cell>
          <table:table-cell office:value-type="string">
            <text:p>QUÍMICA <text:s text:c="42"/></text:p>
          </table:table-cell>
          <table:table-cell office:value-type="string">
            <text:p>Chemical Engineering and Proces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8947</text:p>
          </table:table-cell>
          <table:table-cell office:value-type="string">
            <text:p>QUÍMICA <text:s text:c="42"/></text:p>
          </table:table-cell>
          <table:table-cell office:value-type="string">
            <text:p>Chemical Engineering Journal (199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509</text:p>
          </table:table-cell>
          <table:table-cell office:value-type="string">
            <text:p>QUÍMICA <text:s text:c="42"/></text:p>
          </table:table-cell>
          <table:table-cell office:value-type="string">
            <text:p>Chemical Engineering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541</text:p>
          </table:table-cell>
          <table:table-cell office:value-type="string">
            <text:p>QUÍMICA <text:s text:c="42"/></text:p>
          </table:table-cell>
          <table:table-cell office:value-type="string">
            <text:p>Chemical Ge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04</text:p>
          </table:table-cell>
          <table:table-cell office:value-type="string">
            <text:p>QUÍMICA <text:s text:c="42"/></text:p>
          </table:table-cell>
          <table:table-cell office:value-type="string">
            <text:p>Chemical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14</text:p>
          </table:table-cell>
          <table:table-cell office:value-type="string">
            <text:p>QUÍMICA <text:s text:c="42"/></text:p>
          </table:table-cell>
          <table:table-cell office:value-type="string">
            <text:p>Chemical Physic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228X</text:p>
          </table:table-cell>
          <table:table-cell office:value-type="string">
            <text:p>QUÍMICA <text:s text:c="42"/></text:p>
          </table:table-cell>
          <table:table-cell office:value-type="string">
            <text:p>Chemical Research in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665</text:p>
          </table:table-cell>
          <table:table-cell office:value-type="string">
            <text:p>QUÍMICA <text:s text:c="42"/></text:p>
          </table:table-cell>
          <table:table-cell office:value-type="string">
            <text:p>Chemical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0012</text:p>
          </table:table-cell>
          <table:table-cell office:value-type="string">
            <text:p>QUÍMICA <text:s text:c="42"/></text:p>
          </table:table-cell>
          <table:table-cell office:value-type="string">
            <text:p>Chemical Society Review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2299</text:p>
          </table:table-cell>
          <table:table-cell office:value-type="string">
            <text:p>QUÍMICA <text:s text:c="42"/></text:p>
          </table:table-cell>
          <table:table-cell office:value-type="string">
            <text:p>Chemical Speciation and Bioavailabili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QUÍMICA <text:s text:c="42"/></text:p>
          </table:table-cell>
          <table:table-cell office:value-type="string">
            <text:p>Chemico-Biological Interac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1872</text:p>
          </table:table-cell>
          <table:table-cell office:value-type="string">
            <text:p>QUÍMICA <text:s text:c="42"/></text:p>
          </table:table-cell>
          <table:table-cell office:value-type="string">
            <text:p>Chemistry &amp; Biodiversit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3765</text:p>
          </table:table-cell>
          <table:table-cell office:value-type="string">
            <text:p>QUÍMICA <text:s text:c="42"/></text:p>
          </table:table-cell>
          <table:table-cell office:value-type="string">
            <text:p>Chemistry (Weinheim. Interne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6539</text:p>
          </table:table-cell>
          <table:table-cell office:value-type="string">
            <text:p>QUÍMICA <text:s text:c="42"/></text:p>
          </table:table-cell>
          <table:table-cell office:value-type="string">
            <text:p>Chemistry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084</text:p>
          </table:table-cell>
          <table:table-cell office:value-type="string">
            <text:p>QUÍMICA <text:s text:c="42"/></text:p>
          </table:table-cell>
          <table:table-cell office:value-type="string">
            <text:p>Chemistry and Physics of Lipid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6484</text:p>
          </table:table-cell>
          <table:table-cell office:value-type="string">
            <text:p>QUÍMICA <text:s text:c="42"/></text:p>
          </table:table-cell>
          <table:table-cell office:value-type="string">
            <text:p>Chemistry International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7022</text:p>
          </table:table-cell>
          <table:table-cell office:value-type="string">
            <text:p>QUÍMICA <text:s text:c="42"/></text:p>
          </table:table-cell>
          <table:table-cell office:value-type="string">
            <text:p>Chemistry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4756</text:p>
          </table:table-cell>
          <table:table-cell office:value-type="string">
            <text:p>QUÍMICA <text:s text:c="42"/></text:p>
          </table:table-cell>
          <table:table-cell office:value-type="string">
            <text:p>Chemistry of Materia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3130</text:p>
          </table:table-cell>
          <table:table-cell office:value-type="string">
            <text:p>QUÍMICA <text:s text:c="42"/></text:p>
          </table:table-cell>
          <table:table-cell office:value-type="string">
            <text:p>Chemistry of Natural Compound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7439</text:p>
          </table:table-cell>
          <table:table-cell office:value-type="string">
            <text:p>QUÍMICA <text:s text:c="42"/></text:p>
          </table:table-cell>
          <table:table-cell office:value-type="string">
            <text:p>Chemometrics and Intelligent Laboratory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QUÍMICA <text:s text:c="42"/></text:p>
          </table:table-cell>
          <table:table-cell office:value-type="string">
            <text:p>Chemosphere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4235</text:p>
          </table:table-cell>
          <table:table-cell office:value-type="string">
            <text:p>QUÍMICA <text:s text:c="42"/></text:p>
          </table:table-cell>
          <table:table-cell office:value-type="string">
            <text:p>ChemPhysChe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4-5631</text:p>
          </table:table-cell>
          <table:table-cell office:value-type="string">
            <text:p>QUÍMICA <text:s text:c="42"/></text:p>
          </table:table-cell>
          <table:table-cell office:value-type="string">
            <text:p>ChemSusChem (Weinhei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6577</text:p>
          </table:table-cell>
          <table:table-cell office:value-type="string">
            <text:p>QUÍMICA <text:s text:c="42"/></text:p>
          </table:table-cell>
          <table:table-cell office:value-type="string">
            <text:p>Chester: Advanstar Hou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7040</text:p>
          </table:table-cell>
          <table:table-cell office:value-type="string">
            <text:p>QUÍMICA <text:s text:c="42"/></text:p>
          </table:table-cell>
          <table:table-cell office:value-type="string">
            <text:p>Child's Nervous System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307X</text:p>
          </table:table-cell>
          <table:table-cell office:value-type="string">
            <text:p>QUÍMICA <text:s text:c="42"/></text:p>
          </table:table-cell>
          <table:table-cell office:value-type="string">
            <text:p>Chinese Physics Letter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0042</text:p>
          </table:table-cell>
          <table:table-cell office:value-type="string">
            <text:p>QUÍMICA <text:s text:c="42"/></text:p>
          </table:table-cell>
          <table:table-cell office:value-type="string">
            <text:p>Chirality (New York, N.Y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5893</text:p>
          </table:table-cell>
          <table:table-cell office:value-type="string">
            <text:p>QUÍMICA <text:s text:c="42"/></text:p>
          </table:table-cell>
          <table:table-cell office:value-type="string">
            <text:p>Chromatographia (Wiesbade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44X</text:p>
          </table:table-cell>
          <table:table-cell office:value-type="string">
            <text:p>QUÍMICA <text:s text:c="42"/></text:p>
          </table:table-cell>
          <table:table-cell office:value-type="string">
            <text:p>Ciência &amp; Engenharia (UFU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61</text:p>
          </table:table-cell>
          <table:table-cell office:value-type="string">
            <text:p>QUÍMICA <text:s text:c="42"/></text:p>
          </table:table-cell>
          <table:table-cell office:value-type="string">
            <text:p>Ciência &amp; Saúde Coletiv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699</text:p>
          </table:table-cell>
          <table:table-cell office:value-type="string">
            <text:p>QUÍMICA <text:s text:c="42"/></text:p>
          </table:table-cell>
          <table:table-cell office:value-type="string">
            <text:p>Ciencia Agricola (UF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617</text:p>
          </table:table-cell>
          <table:table-cell office:value-type="string">
            <text:p>QUÍMICA <text:s text:c="42"/></text:p>
          </table:table-cell>
          <table:table-cell office:value-type="string">
            <text:p>Ciencia Agronomica (UNESP.Jaboticab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QUÍMICA <text:s text:c="42"/></text:p>
          </table:table-cell>
          <table:table-cell office:value-type="string">
            <text:p>Ciência Animal Brasileira (UFG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QUÍMICA <text:s text:c="42"/></text:p>
          </table:table-cell>
          <table:table-cell office:value-type="string">
            <text:p>Ciência e Agrotecnologia (UFL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13</text:p>
          </table:table-cell>
          <table:table-cell office:value-type="string">
            <text:p>QUÍMICA <text:s text:c="42"/></text:p>
          </table:table-cell>
          <table:table-cell office:value-type="string">
            <text:p>Ciência e Educação (UNE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QUÍMICA <text:s text:c="42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54</text:p>
          </table:table-cell>
          <table:table-cell office:value-type="string">
            <text:p>QUÍMICA <text:s text:c="42"/></text:p>
          </table:table-cell>
          <table:table-cell office:value-type="string">
            <text:p>Ciência Florestal (UFSM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QUÍMICA <text:s text:c="42"/></text:p>
          </table:table-cell>
          <table:table-cell office:value-type="string">
            <text:p>Ciência Ho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54</text:p>
          </table:table-cell>
          <table:table-cell office:value-type="string">
            <text:p>QUÍMICA <text:s text:c="42"/></text:p>
          </table:table-cell>
          <table:table-cell office:value-type="string">
            <text:p>Ciencia Hoje das Crianç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QUÍMICA <text:s text:c="42"/></text:p>
          </table:table-cell>
          <table:table-cell office:value-type="string">
            <text:p>Ciência Rural (UFSM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8122</text:p>
          </table:table-cell>
          <table:table-cell office:value-type="string">
            <text:p>QUÍMICA <text:s text:c="42"/></text:p>
          </table:table-cell>
          <table:table-cell office:value-type="string">
            <text:p>Ciencia y Tecnología Alimenta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515</text:p>
          </table:table-cell>
          <table:table-cell office:value-type="string">
            <text:p>QUÍMICA <text:s text:c="42"/></text:p>
          </table:table-cell>
          <table:table-cell office:value-type="string">
            <text:p>Ciência, Técnica, Petróleo. Seção Exploração de Petróle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629</text:p>
          </table:table-cell>
          <table:table-cell office:value-type="string">
            <text:p>QUÍMICA <text:s text:c="42"/></text:p>
          </table:table-cell>
          <table:table-cell office:value-type="string">
            <text:p>Ciência, Técnica, Petróleo. Seção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QUÍMICA <text:s text:c="42"/></text:p>
          </table:table-cell>
          <table:table-cell office:value-type="string">
            <text:p>Ciências &amp; Cognição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558</text:p>
          </table:table-cell>
          <table:table-cell office:value-type="string">
            <text:p>QUÍMICA <text:s text:c="42"/></text:p>
          </table:table-cell>
          <table:table-cell office:value-type="string">
            <text:p>Clay Mineral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604</text:p>
          </table:table-cell>
          <table:table-cell office:value-type="string">
            <text:p>QUÍMICA <text:s text:c="42"/></text:p>
          </table:table-cell>
          <table:table-cell office:value-type="string">
            <text:p>Clays and Clay Miner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0669</text:p>
          </table:table-cell>
          <table:table-cell office:value-type="string">
            <text:p>QUÍMICA <text:s text:c="42"/></text:p>
          </table:table-cell>
          <table:table-cell office:value-type="string">
            <text:p>Clean (Weinheim. Interne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0650</text:p>
          </table:table-cell>
          <table:table-cell office:value-type="string">
            <text:p>QUÍMICA <text:s text:c="42"/></text:p>
          </table:table-cell>
          <table:table-cell office:value-type="string">
            <text:p>Clean (Weinheim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4417</text:p>
          </table:table-cell>
          <table:table-cell office:value-type="string">
            <text:p>QUÍMICA <text:s text:c="42"/></text:p>
          </table:table-cell>
          <table:table-cell office:value-type="string">
            <text:p>Clean Air: Environmental Combustion Technolog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QUÍMICA <text:s text:c="42"/></text:p>
          </table:table-cell>
          <table:table-cell office:value-type="string">
            <text:p>Clin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04</text:p>
          </table:table-cell>
          <table:table-cell office:value-type="string">
            <text:p>QUÍMICA <text:s text:c="42"/></text:p>
          </table:table-cell>
          <table:table-cell office:value-type="string">
            <text:p>Clinical and Experimental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70</text:p>
          </table:table-cell>
          <table:table-cell office:value-type="string">
            <text:p>QUÍMICA <text:s text:c="42"/></text:p>
          </table:table-cell>
          <table:table-cell office:value-type="string">
            <text:p>Clinical and Experimental Pharmacology &amp;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20</text:p>
          </table:table-cell>
          <table:table-cell office:value-type="string">
            <text:p>QUÍMICA <text:s text:c="42"/></text:p>
          </table:table-cell>
          <table:table-cell office:value-type="string">
            <text:p>Clinical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47</text:p>
          </table:table-cell>
          <table:table-cell office:value-type="string">
            <text:p>QUÍMICA <text:s text:c="42"/></text:p>
          </table:table-cell>
          <table:table-cell office:value-type="string">
            <text:p>Clinical Chemistr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621</text:p>
          </table:table-cell>
          <table:table-cell office:value-type="string">
            <text:p>QUÍMICA <text:s text:c="42"/></text:p>
          </table:table-cell>
          <table:table-cell office:value-type="string">
            <text:p>Clinical Chemistry and Laboratory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2X</text:p>
          </table:table-cell>
          <table:table-cell office:value-type="string">
            <text:p>QUÍMICA <text:s text:c="42"/></text:p>
          </table:table-cell>
          <table:table-cell office:value-type="string">
            <text:p>Clinical Journal of Sport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5614</text:p>
          </table:table-cell>
          <table:table-cell office:value-type="string">
            <text:p>QUÍMICA <text:s text:c="42"/></text:p>
          </table:table-cell>
          <table:table-cell office:value-type="string">
            <text:p>Clinical Nutrition (Edinburgh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3198</text:p>
          </table:table-cell>
          <table:table-cell office:value-type="string">
            <text:p>QUÍMICA <text:s text:c="42"/></text:p>
          </table:table-cell>
          <table:table-cell office:value-type="string">
            <text:p>Clinical Rheumatology (Printe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5221</text:p>
          </table:table-cell>
          <table:table-cell office:value-type="string">
            <text:p>QUÍMICA <text:s text:c="42"/></text:p>
          </table:table-cell>
          <table:table-cell office:value-type="string">
            <text:p>Clinical Science (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003</text:p>
          </table:table-cell>
          <table:table-cell office:value-type="string">
            <text:p>QUÍMICA <text:s text:c="42"/></text:p>
          </table:table-cell>
          <table:table-cell office:value-type="string">
            <text:p>Clio. Série Arqueológica (UFP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529</text:p>
          </table:table-cell>
          <table:table-cell office:value-type="string">
            <text:p>QUÍMICA <text:s text:c="42"/></text:p>
          </table:table-cell>
          <table:table-cell office:value-type="string">
            <text:p>CNS Spectru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0765</text:p>
          </table:table-cell>
          <table:table-cell office:value-type="string">
            <text:p>QUÍMICA <text:s text:c="42"/></text:p>
          </table:table-cell>
          <table:table-cell office:value-type="string">
            <text:p>Collection of Czechoslovak Chemical Communication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02X</text:p>
          </table:table-cell>
          <table:table-cell office:value-type="string">
            <text:p>QUÍMICA <text:s text:c="42"/></text:p>
          </table:table-cell>
          <table:table-cell office:value-type="string">
            <text:p>Colloid and Polymer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57</text:p>
          </table:table-cell>
          <table:table-cell office:value-type="string">
            <text:p>QUÍMICA <text:s text:c="42"/></text:p>
          </table:table-cell>
          <table:table-cell office:value-type="string">
            <text:p>Colloids and Surfaces. A, Physicochemical and Engineering Aspect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65</text:p>
          </table:table-cell>
          <table:table-cell office:value-type="string">
            <text:p>QUÍMICA <text:s text:c="42"/></text:p>
          </table:table-cell>
          <table:table-cell office:value-type="string">
            <text:p>Colloids and Surfaces. B, Biointerfa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2202</text:p>
          </table:table-cell>
          <table:table-cell office:value-type="string">
            <text:p>QUÍMICA <text:s text:c="42"/></text:p>
          </table:table-cell>
          <table:table-cell office:value-type="string">
            <text:p>Combustion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QUÍMICA <text:s text:c="42"/></text:p>
          </table:table-cell>
          <table:table-cell office:value-type="string">
            <text:p>ComCiência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4646</text:p>
          </table:table-cell>
          <table:table-cell office:value-type="string">
            <text:p>QUÍMICA <text:s text:c="42"/></text:p>
          </table:table-cell>
          <table:table-cell office:value-type="string">
            <text:p>Communication Research Trend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3624</text:p>
          </table:table-cell>
          <table:table-cell office:value-type="string">
            <text:p>QUÍMICA <text:s text:c="42"/></text:p>
          </table:table-cell>
          <table:table-cell office:value-type="string">
            <text:p>Communications in Soil Science and Plant Analys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4959</text:p>
          </table:table-cell>
          <table:table-cell office:value-type="string">
            <text:p>QUÍMICA <text:s text:c="42"/></text:p>
          </table:table-cell>
          <table:table-cell office:value-type="string">
            <text:p>Comparative Biochemistry and Physiology. B, Biochemistry &amp; Molecular Biology (Cessou em 1999. Cont. Comparative Biochemistry and Physiology. Biochemistry &amp; Molecular Biology (2000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8413</text:p>
          </table:table-cell>
          <table:table-cell office:value-type="string">
            <text:p>QUÍMICA <text:s text:c="42"/></text:p>
          </table:table-cell>
          <table:table-cell office:value-type="string">
            <text:p>Comparative Biochemistry and Physiology. C. Comparative Pharmacology and Toxicology (Cessou em 1993. Cont. ISSN 1367-8280 Comparative Biochemistry and Physiology. Part C, Pharmacology, Toxicology &amp; Endocrinolog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56</text:p>
          </table:table-cell>
          <table:table-cell office:value-type="string">
            <text:p>QUÍMICA <text:s text:c="42"/></text:p>
          </table:table-cell>
          <table:table-cell office:value-type="string">
            <text:p>Comparative Biochemistry and Physiology. C. Toxicology &amp;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QUÍMICA <text:s text:c="42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8280</text:p>
          </table:table-cell>
          <table:table-cell office:value-type="string">
            <text:p>QUÍMICA <text:s text:c="42"/></text:p>
          </table:table-cell>
          <table:table-cell office:value-type="string">
            <text:p>Comparative Biochemistry and Physiology. Part C, Pharmacology, Toxicology &amp; Endocrinology (Cessou em 1999. Cont. ISSN 1532-0456 Comparative Biochemistry and Physiology. C. Toxicology &amp; Pharmacolog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117X</text:p>
          </table:table-cell>
          <table:table-cell office:value-type="string">
            <text:p>QUÍMICA <text:s text:c="42"/></text:p>
          </table:table-cell>
          <table:table-cell office:value-type="string">
            <text:p>Comparative Biochemistry and Physiology. Part D, Genomics &amp; Prote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3538</text:p>
          </table:table-cell>
          <table:table-cell office:value-type="string">
            <text:p>QUÍMICA <text:s text:c="42"/></text:p>
          </table:table-cell>
          <table:table-cell office:value-type="string">
            <text:p>Composites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835X</text:p>
          </table:table-cell>
          <table:table-cell office:value-type="string">
            <text:p>QUÍMICA <text:s text:c="42"/></text:p>
          </table:table-cell>
          <table:table-cell office:value-type="string">
            <text:p>Composites. Part A, Applied Science and Manufactu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1-0748</text:p>
          </table:table-cell>
          <table:table-cell office:value-type="string">
            <text:p>QUÍMICA <text:s text:c="42"/></text:p>
          </table:table-cell>
          <table:table-cell office:value-type="string">
            <text:p>Comptes Rendus. Chim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670X</text:p>
          </table:table-cell>
          <table:table-cell office:value-type="string">
            <text:p>QUÍMICA <text:s text:c="42"/></text:p>
          </table:table-cell>
          <table:table-cell office:value-type="string">
            <text:p>Computational and Mathematical Methods in Medicine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0256</text:p>
          </table:table-cell>
          <table:table-cell office:value-type="string">
            <text:p>QUÍMICA <text:s text:c="42"/></text:p>
          </table:table-cell>
          <table:table-cell office:value-type="string">
            <text:p>Computational Materials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485</text:p>
          </table:table-cell>
          <table:table-cell office:value-type="string">
            <text:p>QUÍMICA <text:s text:c="42"/></text:p>
          </table:table-cell>
          <table:table-cell office:value-type="string">
            <text:p>Computer Aided Desig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655</text:p>
          </table:table-cell>
          <table:table-cell office:value-type="string">
            <text:p>QUÍMICA <text:s text:c="42"/></text:p>
          </table:table-cell>
          <table:table-cell office:value-type="string">
            <text:p>Computer Physics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8545</text:p>
          </table:table-cell>
          <table:table-cell office:value-type="string">
            <text:p>QUÍMICA <text:s text:c="42"/></text:p>
          </table:table-cell>
          <table:table-cell office:value-type="string">
            <text:p>Coordination Chemistry Review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9312</text:p>
          </table:table-cell>
          <table:table-cell office:value-type="string">
            <text:p>QUÍMICA <text:s text:c="42"/></text:p>
          </table:table-cell>
          <table:table-cell office:value-type="string">
            <text:p>Corrosion (Houston, Tex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6005</text:p>
          </table:table-cell>
          <table:table-cell office:value-type="string">
            <text:p>QUÍMICA <text:s text:c="42"/></text:p>
          </table:table-cell>
          <table:table-cell office:value-type="string">
            <text:p>Corrosion Review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938X</text:p>
          </table:table-cell>
          <table:table-cell office:value-type="string">
            <text:p>QUÍMICA <text:s text:c="42"/></text:p>
          </table:table-cell>
          <table:table-cell office:value-type="string">
            <text:p>Corrosion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30</text:p>
          </table:table-cell>
          <table:table-cell office:value-type="string">
            <text:p>QUÍMICA <text:s text:c="42"/></text:p>
          </table:table-cell>
          <table:table-cell office:value-type="string">
            <text:p>Cosmetics &amp; toiletries (Ed. portugu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8551</text:p>
          </table:table-cell>
          <table:table-cell office:value-type="string">
            <text:p>QUÍMICA <text:s text:c="42"/></text:p>
          </table:table-cell>
          <table:table-cell office:value-type="string">
            <text:p>Critical Reviews in Bio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3389</text:p>
          </table:table-cell>
          <table:table-cell office:value-type="string">
            <text:p>QUÍMICA <text:s text:c="42"/></text:p>
          </table:table-cell>
          <table:table-cell office:value-type="string">
            <text:p>Critical Reviews in Environmental Science and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841X</text:p>
          </table:table-cell>
          <table:table-cell office:value-type="string">
            <text:p>QUÍMICA <text:s text:c="42"/></text:p>
          </table:table-cell>
          <table:table-cell office:value-type="string">
            <text:p>Critical Reviews in Mic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1643</text:p>
          </table:table-cell>
          <table:table-cell office:value-type="string">
            <text:p>QUÍMICA <text:s text:c="42"/></text:p>
          </table:table-cell>
          <table:table-cell office:value-type="string">
            <text:p>Croatica Chemica Ac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7483</text:p>
          </table:table-cell>
          <table:table-cell office:value-type="string">
            <text:p>QUÍMICA <text:s text:c="42"/></text:p>
          </table:table-cell>
          <table:table-cell office:value-type="string">
            <text:p>Crystal Growth &amp; Desig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2-1300</text:p>
          </table:table-cell>
          <table:table-cell office:value-type="string">
            <text:p>QUÍMICA <text:s text:c="42"/></text:p>
          </table:table-cell>
          <table:table-cell office:value-type="string">
            <text:p>Crystal Research and Technology (1981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8033</text:p>
          </table:table-cell>
          <table:table-cell office:value-type="string">
            <text:p>QUÍMICA <text:s text:c="42"/></text:p>
          </table:table-cell>
          <table:table-cell office:value-type="string">
            <text:p>CrystEngComm (Cambridge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110</text:p>
          </table:table-cell>
          <table:table-cell office:value-type="string">
            <text:p>QUÍMICA <text:s text:c="42"/></text:p>
          </table:table-cell>
          <table:table-cell office:value-type="string">
            <text:p>Current Analytical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739</text:p>
          </table:table-cell>
          <table:table-cell office:value-type="string">
            <text:p>QUÍMICA <text:s text:c="42"/></text:p>
          </table:table-cell>
          <table:table-cell office:value-type="string">
            <text:p>Current Applied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7214</text:p>
          </table:table-cell>
          <table:table-cell office:value-type="string">
            <text:p>QUÍMICA <text:s text:c="42"/></text:p>
          </table:table-cell>
          <table:table-cell office:value-type="string">
            <text:p>Current Directions in Psychological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018</text:p>
          </table:table-cell>
          <table:table-cell office:value-type="string">
            <text:p>QUÍMICA <text:s text:c="42"/></text:p>
          </table:table-cell>
          <table:table-cell office:value-type="string">
            <text:p>Current Drug Delive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638</text:p>
          </table:table-cell>
          <table:table-cell office:value-type="string">
            <text:p>QUÍMICA <text:s text:c="42"/></text:p>
          </table:table-cell>
          <table:table-cell office:value-type="string">
            <text:p>Current Drug Discovery Technolog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4501</text:p>
          </table:table-cell>
          <table:table-cell office:value-type="string">
            <text:p>QUÍMICA <text:s text:c="42"/></text:p>
          </table:table-cell>
          <table:table-cell office:value-type="string">
            <text:p>Current Drug Targe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8855</text:p>
          </table:table-cell>
          <table:table-cell office:value-type="string">
            <text:p>QUÍMICA <text:s text:c="42"/></text:p>
          </table:table-cell>
          <table:table-cell office:value-type="string">
            <text:p>Current Drug Therap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62X</text:p>
          </table:table-cell>
          <table:table-cell office:value-type="string">
            <text:p>QUÍMICA <text:s text:c="42"/></text:p>
          </table:table-cell>
          <table:table-cell office:value-type="string">
            <text:p>Current HIV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73</text:p>
          </table:table-cell>
          <table:table-cell office:value-type="string">
            <text:p>QUÍMICA <text:s text:c="42"/></text:p>
          </table:table-cell>
          <table:table-cell office:value-type="string">
            <text:p>Current Medici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0142</text:p>
          </table:table-cell>
          <table:table-cell office:value-type="string">
            <text:p>QUÍMICA <text:s text:c="42"/></text:p>
          </table:table-cell>
          <table:table-cell office:value-type="string">
            <text:p>Current Medicinal Chemistry. Anti-inflammatory &amp; Anti-allergy Agents (Cessou em 2005. Cont. ISSN 1871-5230 Anti-Inflammatory and Anti-Allergy Agents in Medicinal Chemistr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QUÍMICA <text:s text:c="42"/></text:p>
          </table:table-cell>
          <table:table-cell office:value-type="string">
            <text:p>Current Microbi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2728</text:p>
          </table:table-cell>
          <table:table-cell office:value-type="string">
            <text:p>QUÍMICA <text:s text:c="42"/></text:p>
          </table:table-cell>
          <table:table-cell office:value-type="string">
            <text:p>Current Organic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794</text:p>
          </table:table-cell>
          <table:table-cell office:value-type="string">
            <text:p>QUÍMICA <text:s text:c="42"/></text:p>
          </table:table-cell>
          <table:table-cell office:value-type="string">
            <text:p>Current Organic Synthe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6128</text:p>
          </table:table-cell>
          <table:table-cell office:value-type="string">
            <text:p>QUÍMICA <text:s text:c="42"/></text:p>
          </table:table-cell>
          <table:table-cell office:value-type="string">
            <text:p>Current Pharmaceutical Desig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037</text:p>
          </table:table-cell>
          <table:table-cell office:value-type="string">
            <text:p>QUÍMICA <text:s text:c="42"/></text:p>
          </table:table-cell>
          <table:table-cell office:value-type="string">
            <text:p>Current Protein and Peptide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891</text:p>
          </table:table-cell>
          <table:table-cell office:value-type="string">
            <text:p>QUÍMICA <text:s text:c="42"/></text:p>
          </table:table-cell>
          <table:table-cell office:value-type="string">
            <text:p>Current Science (Bangalor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529</text:p>
          </table:table-cell>
          <table:table-cell office:value-type="string">
            <text:p>QUÍMICA <text:s text:c="42"/></text:p>
          </table:table-cell>
          <table:table-cell office:value-type="string">
            <text:p>Cytobios (Cessou em 2001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9226</text:p>
          </table:table-cell>
          <table:table-cell office:value-type="string">
            <text:p>QUÍMICA <text:s text:c="42"/></text:p>
          </table:table-cell>
          <table:table-cell office:value-type="string">
            <text:p>Dalton Transactions (2003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45</text:p>
          </table:table-cell>
          <table:table-cell office:value-type="string">
            <text:p>QUÍMICA <text:s text:c="42"/></text:p>
          </table:table-cell>
          <table:table-cell office:value-type="string">
            <text:p>Deep-Sea Research. Part 2. Tropical Studies in Oceanograph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9-5641</text:p>
          </table:table-cell>
          <table:table-cell office:value-type="string">
            <text:p>QUÍMICA <text:s text:c="42"/></text:p>
          </table:table-cell>
          <table:table-cell office:value-type="string">
            <text:p>Dental Material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164</text:p>
          </table:table-cell>
          <table:table-cell office:value-type="string">
            <text:p>QUÍMICA <text:s text:c="42"/></text:p>
          </table:table-cell>
          <table:table-cell office:value-type="string">
            <text:p>Desalination (Amsterda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797</text:p>
          </table:table-cell>
          <table:table-cell office:value-type="string">
            <text:p>QUÍMICA <text:s text:c="42"/></text:p>
          </table:table-cell>
          <table:table-cell office:value-type="string">
            <text:p>Diabetes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QUÍMICA <text:s text:c="42"/></text:p>
          </table:table-cell>
          <table:table-cell office:value-type="string">
            <text:p>Diálogos &amp; Ciênci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635</text:p>
          </table:table-cell>
          <table:table-cell office:value-type="string">
            <text:p>QUÍMICA <text:s text:c="42"/></text:p>
          </table:table-cell>
          <table:table-cell office:value-type="string">
            <text:p>Diamond and Related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2094</text:p>
          </table:table-cell>
          <table:table-cell office:value-type="string">
            <text:p>QUÍMICA <text:s text:c="42"/></text:p>
          </table:table-cell>
          <table:table-cell office:value-type="string">
            <text:p>Diamond N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144</text:p>
          </table:table-cell>
          <table:table-cell office:value-type="string">
            <text:p>QUÍMICA <text:s text:c="42"/></text:p>
          </table:table-cell>
          <table:table-cell office:value-type="string">
            <text:p>Die Pharmazie (Berli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0386</text:p>
          </table:table-cell>
          <table:table-cell office:value-type="string">
            <text:p>QUÍMICA <text:s text:c="42"/></text:p>
          </table:table-cell>
          <table:table-cell office:value-type="string">
            <text:p>Diffusion and Defect Data, Solid State Data. Part A, Defect and Diffusion Foru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545</text:p>
          </table:table-cell>
          <table:table-cell office:value-type="string">
            <text:p>QUÍMICA <text:s text:c="42"/></text:p>
          </table:table-cell>
          <table:table-cell office:value-type="string">
            <text:p>Drug and Chemical Toxicology (New York, N.Y. 197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7544</text:p>
          </table:table-cell>
          <table:table-cell office:value-type="string">
            <text:p>QUÍMICA <text:s text:c="42"/></text:p>
          </table:table-cell>
          <table:table-cell office:value-type="string">
            <text:p>Drug Deliv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9045</text:p>
          </table:table-cell>
          <table:table-cell office:value-type="string">
            <text:p>QUÍMICA <text:s text:c="42"/></text:p>
          </table:table-cell>
          <table:table-cell office:value-type="string">
            <text:p>Drug Development and Industrial Pharmac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91</text:p>
          </table:table-cell>
          <table:table-cell office:value-type="string">
            <text:p>QUÍMICA <text:s text:c="42"/></text:p>
          </table:table-cell>
          <table:table-cell office:value-type="string">
            <text:p>Drug Development Researc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7-3928</text:p>
          </table:table-cell>
          <table:table-cell office:value-type="string">
            <text:p>QUÍMICA <text:s text:c="42"/></text:p>
          </table:table-cell>
          <table:table-cell office:value-type="string">
            <text:p>Drug Target Insigh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282</text:p>
          </table:table-cell>
          <table:table-cell office:value-type="string">
            <text:p>QUÍMICA <text:s text:c="42"/></text:p>
          </table:table-cell>
          <table:table-cell office:value-type="string">
            <text:p>Drugs of the Futur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3937</text:p>
          </table:table-cell>
          <table:table-cell office:value-type="string">
            <text:p>QUÍMICA <text:s text:c="42"/></text:p>
          </table:table-cell>
          <table:table-cell office:value-type="string">
            <text:p>Drying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7208</text:p>
          </table:table-cell>
          <table:table-cell office:value-type="string">
            <text:p>QUÍMICA <text:s text:c="42"/></text:p>
          </table:table-cell>
          <table:table-cell office:value-type="string">
            <text:p>Dyes and Pig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66</text:p>
          </table:table-cell>
          <table:table-cell office:value-type="string">
            <text:p>QUÍMICA <text:s text:c="42"/></text:p>
          </table:table-cell>
          <table:table-cell office:value-type="string">
            <text:p>Dynamis (FURB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7229</text:p>
          </table:table-cell>
          <table:table-cell office:value-type="string">
            <text:p>QUÍMICA <text:s text:c="42"/></text:p>
          </table:table-cell>
          <table:table-cell office:value-type="string">
            <text:p>E-Polymer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670</text:p>
          </table:table-cell>
          <table:table-cell office:value-type="string">
            <text:p>QUÍMICA <text:s text:c="42"/></text:p>
          </table:table-cell>
          <table:table-cell office:value-type="string">
            <text:p>Eclética Química (UNESP. Araraquar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0761</text:p>
          </table:table-cell>
          <table:table-cell office:value-type="string">
            <text:p>QUÍMICA <text:s text:c="42"/></text:p>
          </table:table-cell>
          <table:table-cell office:value-type="string">
            <text:p>Ecological Appl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160X</text:p>
          </table:table-cell>
          <table:table-cell office:value-type="string">
            <text:p>QUÍMICA <text:s text:c="42"/></text:p>
          </table:table-cell>
          <table:table-cell office:value-type="string">
            <text:p>Ecological Indicato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001</text:p>
          </table:table-cell>
          <table:table-cell office:value-type="string">
            <text:p>QUÍMICA <text:s text:c="42"/></text:p>
          </table:table-cell>
          <table:table-cell office:value-type="string">
            <text:p>Economic Botan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QUÍMICA <text:s text:c="42"/></text:p>
          </table:table-cell>
          <table:table-cell office:value-type="string">
            <text:p>Ecotoxicology and Environmental Saf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8-5862</text:p>
          </table:table-cell>
          <table:table-cell office:value-type="string">
            <text:p>QUÍMICA <text:s text:c="42"/></text:p>
          </table:table-cell>
          <table:table-cell office:value-type="string">
            <text:p>ECS Transactio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8-6737</text:p>
          </table:table-cell>
          <table:table-cell office:value-type="string">
            <text:p>QUÍMICA <text:s text:c="42"/></text:p>
          </table:table-cell>
          <table:table-cell office:value-type="string">
            <text:p>ECS Transaction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701</text:p>
          </table:table-cell>
          <table:table-cell office:value-type="string">
            <text:p>QUÍMICA <text:s text:c="42"/></text:p>
          </table:table-cell>
          <table:table-cell office:value-type="string">
            <text:p>Educação Ambiental em 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893X</text:p>
          </table:table-cell>
          <table:table-cell office:value-type="string">
            <text:p>QUÍMICA <text:s text:c="42"/></text:p>
          </table:table-cell>
          <table:table-cell office:value-type="string">
            <text:p>Educación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397</text:p>
          </table:table-cell>
          <table:table-cell office:value-type="string">
            <text:p>QUÍMICA <text:s text:c="42"/></text:p>
          </table:table-cell>
          <table:table-cell office:value-type="string">
            <text:p>Electroanalysis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0062</text:p>
          </table:table-cell>
          <table:table-cell office:value-type="string">
            <text:p>QUÍMICA <text:s text:c="42"/></text:p>
          </table:table-cell>
          <table:table-cell office:value-type="string">
            <text:p>Electrochemical and Solid-State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3542</text:p>
          </table:table-cell>
          <table:table-cell office:value-type="string">
            <text:p>QUÍMICA <text:s text:c="42"/></text:p>
          </table:table-cell>
          <table:table-cell office:value-type="string">
            <text:p>Electrochemistry (Tokyo. 1999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2481</text:p>
          </table:table-cell>
          <table:table-cell office:value-type="string">
            <text:p>QUÍMICA <text:s text:c="42"/></text:p>
          </table:table-cell>
          <table:table-cell office:value-type="string">
            <text:p>Electrochemistry Commun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86</text:p>
          </table:table-cell>
          <table:table-cell office:value-type="string">
            <text:p>QUÍMICA <text:s text:c="42"/></text:p>
          </table:table-cell>
          <table:table-cell office:value-type="string">
            <text:p>Electrochimica Act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458</text:p>
          </table:table-cell>
          <table:table-cell office:value-type="string">
            <text:p>QUÍMICA <text:s text:c="42"/></text:p>
          </table:table-cell>
          <table:table-cell office:value-type="string">
            <text:p>Electronic Journal of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0835</text:p>
          </table:table-cell>
          <table:table-cell office:value-type="string">
            <text:p>QUÍMICA <text:s text:c="42"/></text:p>
          </table:table-cell>
          <table:table-cell office:value-type="string">
            <text:p>Electrophoresis (Weinhei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64</text:p>
          </table:table-cell>
          <table:table-cell office:value-type="string">
            <text:p>QUÍMICA <text:s text:c="42"/></text:p>
          </table:table-cell>
          <table:table-cell office:value-type="string">
            <text:p>Em Foco (Santaré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5029</text:p>
          </table:table-cell>
          <table:table-cell office:value-type="string">
            <text:p>QUÍMICA <text:s text:c="42"/></text:p>
          </table:table-cell>
          <table:table-cell office:value-type="string">
            <text:p>Energy &amp; Fuel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0624</text:p>
          </table:table-cell>
          <table:table-cell office:value-type="string">
            <text:p>QUÍMICA <text:s text:c="42"/></text:p>
          </table:table-cell>
          <table:table-cell office:value-type="string">
            <text:p>Energy &amp; Fue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5442</text:p>
          </table:table-cell>
          <table:table-cell office:value-type="string">
            <text:p>QUÍMICA <text:s text:c="42"/></text:p>
          </table:table-cell>
          <table:table-cell office:value-type="string">
            <text:p>Energy (Ox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215</text:p>
          </table:table-cell>
          <table:table-cell office:value-type="string">
            <text:p>QUÍMICA <text:s text:c="42"/></text:p>
          </table:table-cell>
          <table:table-cell office:value-type="string">
            <text:p>Energy Polic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947</text:p>
          </table:table-cell>
          <table:table-cell office:value-type="string">
            <text:p>QUÍMICA <text:s text:c="42"/></text:p>
          </table:table-cell>
          <table:table-cell office:value-type="string">
            <text:p>Engarrafador Modern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707</text:p>
          </table:table-cell>
          <table:table-cell office:value-type="string">
            <text:p>QUÍMICA <text:s text:c="42"/></text:p>
          </table:table-cell>
          <table:table-cell office:value-type="string">
            <text:p>Engenha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314</text:p>
          </table:table-cell>
          <table:table-cell office:value-type="string">
            <text:p>QUÍMICA <text:s text:c="42"/></text:p>
          </table:table-cell>
          <table:table-cell office:value-type="string">
            <text:p>Engevista (UF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692</text:p>
          </table:table-cell>
          <table:table-cell office:value-type="string">
            <text:p>QUÍMICA <text:s text:c="42"/></text:p>
          </table:table-cell>
          <table:table-cell office:value-type="string">
            <text:p>Environmental and Molecular Mutagene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5922</text:p>
          </table:table-cell>
          <table:table-cell office:value-type="string">
            <text:p>QUÍMICA <text:s text:c="42"/></text:p>
          </table:table-cell>
          <table:table-cell office:value-type="string">
            <text:p>Environmental Foren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QUÍMICA <text:s text:c="42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7491</text:p>
          </table:table-cell>
          <table:table-cell office:value-type="string">
            <text:p>QUÍMICA <text:s text:c="42"/></text:p>
          </table:table-cell>
          <table:table-cell office:value-type="string">
            <text:p>Environmental Pollution (198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45</text:p>
          </table:table-cell>
          <table:table-cell office:value-type="string">
            <text:p>QUÍMICA <text:s text:c="42"/></text:p>
          </table:table-cell>
          <table:table-cell office:value-type="string">
            <text:p>Environmental Pollution (Londo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QUÍMICA <text:s text:c="42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6X</text:p>
          </table:table-cell>
          <table:table-cell office:value-type="string">
            <text:p>QUÍMICA <text:s text:c="42"/></text:p>
          </table:table-cell>
          <table:table-cell office:value-type="string">
            <text:p>Environmental Science &amp;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330</text:p>
          </table:table-cell>
          <table:table-cell office:value-type="string">
            <text:p>QUÍMICA <text:s text:c="42"/></text:p>
          </table:table-cell>
          <table:table-cell office:value-type="string">
            <text:p>Environmental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4081</text:p>
          </table:table-cell>
          <table:table-cell office:value-type="string">
            <text:p>QUÍMICA <text:s text:c="42"/></text:p>
          </table:table-cell>
          <table:table-cell office:value-type="string">
            <text:p>Environmental Toxi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268</text:p>
          </table:table-cell>
          <table:table-cell office:value-type="string">
            <text:p>QUÍMICA <text:s text:c="42"/></text:p>
          </table:table-cell>
          <table:table-cell office:value-type="string">
            <text:p>Environmental Toxicology and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689</text:p>
          </table:table-cell>
          <table:table-cell office:value-type="string">
            <text:p>QUÍMICA <text:s text:c="42"/></text:p>
          </table:table-cell>
          <table:table-cell office:value-type="string">
            <text:p>Environmental Toxicology and Pharma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29</text:p>
          </table:table-cell>
          <table:table-cell office:value-type="string">
            <text:p>QUÍMICA <text:s text:c="42"/></text:p>
          </table:table-cell>
          <table:table-cell office:value-type="string">
            <text:p>Enzyme and Microbial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5050</text:p>
          </table:table-cell>
          <table:table-cell office:value-type="string">
            <text:p>QUÍMICA <text:s text:c="42"/></text:p>
          </table:table-cell>
          <table:table-cell office:value-type="string">
            <text:p>Epilepsy &amp; Behavior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211</text:p>
          </table:table-cell>
          <table:table-cell office:value-type="string">
            <text:p>QUÍMICA <text:s text:c="42"/></text:p>
          </table:table-cell>
          <table:table-cell office:value-type="string">
            <text:p>Epileps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7714</text:p>
          </table:table-cell>
          <table:table-cell office:value-type="string">
            <text:p>QUÍMICA <text:s text:c="42"/></text:p>
          </table:table-cell>
          <table:table-cell office:value-type="string">
            <text:p>Estuarine, Coastal and Shelf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QUÍMICA <text:s text:c="42"/></text:p>
          </table:table-cell>
          <table:table-cell office:value-type="string">
            <text:p>Estudos (UCG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067</text:p>
          </table:table-cell>
          <table:table-cell office:value-type="string">
            <text:p>QUÍMICA <text:s text:c="42"/></text:p>
          </table:table-cell>
          <table:table-cell office:value-type="string">
            <text:p>Estudos de Biologia (UC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1613</text:p>
          </table:table-cell>
          <table:table-cell office:value-type="string">
            <text:p>QUÍMICA <text:s text:c="42"/></text:p>
          </table:table-cell>
          <table:table-cell office:value-type="string">
            <text:p>E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2008-0050</text:p>
          </table:table-cell>
          <table:table-cell office:value-type="string">
            <text:p>QUÍMICA <text:s text:c="42"/></text:p>
          </table:table-cell>
          <table:table-cell office:value-type="string">
            <text:p>Eur. Phys. J. Special Top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71</text:p>
          </table:table-cell>
          <table:table-cell office:value-type="string">
            <text:p>QUÍMICA <text:s text:c="42"/></text:p>
          </table:table-cell>
          <table:table-cell office:value-type="string">
            <text:p>European Biophysics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2377</text:p>
          </table:table-cell>
          <table:table-cell office:value-type="string">
            <text:p>QUÍMICA <text:s text:c="42"/></text:p>
          </table:table-cell>
          <table:table-cell office:value-type="string">
            <text:p>European Food Research &amp;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56</text:p>
          </table:table-cell>
          <table:table-cell office:value-type="string">
            <text:p>QUÍMICA <text:s text:c="42"/></text:p>
          </table:table-cell>
          <table:table-cell office:value-type="string">
            <text:p>European Journal of Biochemistry (Print) (Cessou em 2004. Cont. ISSN 1742-464X The FEBS Journal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970</text:p>
          </table:table-cell>
          <table:table-cell office:value-type="string">
            <text:p>QUÍMICA <text:s text:c="42"/></text:p>
          </table:table-cell>
          <table:table-cell office:value-type="string">
            <text:p>European Journal of Clinical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966</text:p>
          </table:table-cell>
          <table:table-cell office:value-type="string">
            <text:p>QUÍMICA <text:s text:c="42"/></text:p>
          </table:table-cell>
          <table:table-cell office:value-type="string">
            <text:p>European Journal of Drug Metabolism and Pharmacokine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948</text:p>
          </table:table-cell>
          <table:table-cell office:value-type="string">
            <text:p>QUÍMICA <text:s text:c="42"/></text:p>
          </table:table-cell>
          <table:table-cell office:value-type="string">
            <text:p>European Journal of Inorganic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7697</text:p>
          </table:table-cell>
          <table:table-cell office:value-type="string">
            <text:p>QUÍMICA <text:s text:c="42"/></text:p>
          </table:table-cell>
          <table:table-cell office:value-type="string">
            <text:p>European Journal of Lipid Science and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0667</text:p>
          </table:table-cell>
          <table:table-cell office:value-type="string">
            <text:p>QUÍMICA <text:s text:c="42"/></text:p>
          </table:table-cell>
          <table:table-cell office:value-type="string">
            <text:p>European Journal of Mass Spectrome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5234</text:p>
          </table:table-cell>
          <table:table-cell office:value-type="string">
            <text:p>QUÍMICA <text:s text:c="42"/></text:p>
          </table:table-cell>
          <table:table-cell office:value-type="string">
            <text:p>European Journal of Medicin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93X</text:p>
          </table:table-cell>
          <table:table-cell office:value-type="string">
            <text:p>QUÍMICA <text:s text:c="42"/></text:p>
          </table:table-cell>
          <table:table-cell office:value-type="string">
            <text:p>European Journal of Organic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987</text:p>
          </table:table-cell>
          <table:table-cell office:value-type="string">
            <text:p>QUÍMICA <text:s text:c="42"/></text:p>
          </table:table-cell>
          <table:table-cell office:value-type="string">
            <text:p>European Journal of Pharmaceut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6411</text:p>
          </table:table-cell>
          <table:table-cell office:value-type="string">
            <text:p>QUÍMICA <text:s text:c="42"/></text:p>
          </table:table-cell>
          <table:table-cell office:value-type="string">
            <text:p>European Journal of Pharmaceutics and Biopharmaceu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99</text:p>
          </table:table-cell>
          <table:table-cell office:value-type="string">
            <text:p>QUÍMICA <text:s text:c="42"/></text:p>
          </table:table-cell>
          <table:table-cell office:value-type="string">
            <text:p>European Journal of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754</text:p>
          </table:table-cell>
          <table:table-cell office:value-type="string">
            <text:p>QUÍMICA <text:s text:c="42"/></text:p>
          </table:table-cell>
          <table:table-cell office:value-type="string">
            <text:p>European Journal of Soil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057</text:p>
          </table:table-cell>
          <table:table-cell office:value-type="string">
            <text:p>QUÍMICA <text:s text:c="42"/></text:p>
          </table:table-cell>
          <table:table-cell office:value-type="string">
            <text:p>European Polymer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5-5075</text:p>
          </table:table-cell>
          <table:table-cell office:value-type="string">
            <text:p>QUÍMICA <text:s text:c="42"/></text:p>
          </table:table-cell>
          <table:table-cell office:value-type="string">
            <text:p>Europhysics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7X</text:p>
          </table:table-cell>
          <table:table-cell office:value-type="string">
            <text:p>QUÍMICA <text:s text:c="42"/></text:p>
          </table:table-cell>
          <table:table-cell office:value-type="string">
            <text:p>Evidence-Based Complementary and Alternative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27</text:p>
          </table:table-cell>
          <table:table-cell office:value-type="string">
            <text:p>QUÍMICA <text:s text:c="42"/></text:p>
          </table:table-cell>
          <table:table-cell office:value-type="string">
            <text:p>Experimental Cel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94</text:p>
          </table:table-cell>
          <table:table-cell office:value-type="string">
            <text:p>QUÍMICA <text:s text:c="42"/></text:p>
          </table:table-cell>
          <table:table-cell office:value-type="string">
            <text:p>Experimental Parasi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3776</text:p>
          </table:table-cell>
          <table:table-cell office:value-type="string">
            <text:p>QUÍMICA <text:s text:c="42"/></text:p>
          </table:table-cell>
          <table:table-cell office:value-type="string">
            <text:p>Expert Opinion on Therapeutic Paten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88-618X</text:p>
          </table:table-cell>
          <table:table-cell office:value-type="string">
            <text:p>QUÍMICA <text:s text:c="42"/></text:p>
          </table:table-cell>
          <table:table-cell office:value-type="string">
            <text:p>Express Polymer Lette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69</text:p>
          </table:table-cell>
          <table:table-cell office:value-type="string">
            <text:p>QUÍMICA <text:s text:c="42"/></text:p>
          </table:table-cell>
          <table:table-cell office:value-type="string">
            <text:p>Expressão (Guaxup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498</text:p>
          </table:table-cell>
          <table:table-cell office:value-type="string">
            <text:p>QUÍMICA <text:s text:c="42"/></text:p>
          </table:table-cell>
          <table:table-cell office:value-type="string">
            <text:p>Faraday Discussion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5793</text:p>
          </table:table-cell>
          <table:table-cell office:value-type="string">
            <text:p>QUÍMICA <text:s text:c="42"/></text:p>
          </table:table-cell>
          <table:table-cell office:value-type="string">
            <text:p>FEB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QUÍMICA <text:s text:c="42"/></text:p>
          </table:table-cell>
          <table:table-cell office:value-type="string">
            <text:p>FEMS Microbi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6496</text:p>
          </table:table-cell>
          <table:table-cell office:value-type="string">
            <text:p>QUÍMICA <text:s text:c="42"/></text:p>
          </table:table-cell>
          <table:table-cell office:value-type="string">
            <text:p>FEMS Microbiology, 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193</text:p>
          </table:table-cell>
          <table:table-cell office:value-type="string">
            <text:p>QUÍMICA <text:s text:c="42"/></text:p>
          </table:table-cell>
          <table:table-cell office:value-type="string">
            <text:p>Ferroelectric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5171</text:p>
          </table:table-cell>
          <table:table-cell office:value-type="string">
            <text:p>QUÍMICA <text:s text:c="42"/></text:p>
          </table:table-cell>
          <table:table-cell office:value-type="string">
            <text:p>Ferroelectrics. Letters Section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8030</text:p>
          </table:table-cell>
          <table:table-cell office:value-type="string">
            <text:p>QUÍMICA <text:s text:c="42"/></text:p>
          </table:table-cell>
          <table:table-cell office:value-type="string">
            <text:p>Fiber and Integrated Optic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58</text:p>
          </table:table-cell>
          <table:table-cell office:value-type="string">
            <text:p>QUÍMICA <text:s text:c="42"/></text:p>
          </table:table-cell>
          <table:table-cell office:value-type="string">
            <text:p>Fitopatologia Brasileira (Impresso) (Cessou em 2007. Cont. ISSN 1982-5676 Tropical Plant Pathology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326X</text:p>
          </table:table-cell>
          <table:table-cell office:value-type="string">
            <text:p>QUÍMICA <text:s text:c="42"/></text:p>
          </table:table-cell>
          <table:table-cell office:value-type="string">
            <text:p>Fitoterapia (Milano, 1934) (Cessou em 1960. Foi fundido com ISSN 1971-5498 Fitoterapia. Edizione Farmaceutica; ISSN 1971-5501 Fitoterapia. Edizione Medic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5734</text:p>
          </table:table-cell>
          <table:table-cell office:value-type="string">
            <text:p>QUÍMICA <text:s text:c="42"/></text:p>
          </table:table-cell>
          <table:table-cell office:value-type="string">
            <text:p>Flavour and Fragrance Journal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980</text:p>
          </table:table-cell>
          <table:table-cell office:value-type="string">
            <text:p>QUÍMICA <text:s text:c="42"/></text:p>
          </table:table-cell>
          <table:table-cell office:value-type="string">
            <text:p>Floresta e Ambie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812</text:p>
          </table:table-cell>
          <table:table-cell office:value-type="string">
            <text:p>QUÍMICA <text:s text:c="42"/></text:p>
          </table:table-cell>
          <table:table-cell office:value-type="string">
            <text:p>Fluid Phase Equilib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632</text:p>
          </table:table-cell>
          <table:table-cell office:value-type="string">
            <text:p>QUÍMICA <text:s text:c="42"/></text:p>
          </table:table-cell>
          <table:table-cell office:value-type="string">
            <text:p>Folia Microbiologica (Pragu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3X</text:p>
          </table:table-cell>
          <table:table-cell office:value-type="string">
            <text:p>QUÍMICA <text:s text:c="42"/></text:p>
          </table:table-cell>
          <table:table-cell office:value-type="string">
            <text:p>Food Additives and Contaminants (Cessou em 2008. Foi desdobrado em dois: Food Additives &amp; Contaminants. Part B, Surveillance e Food Additives &amp; Contaminants. Part A, Chemistry, Analysis, Control, Exposure &amp; Risk Assessme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5130</text:p>
          </table:table-cell>
          <table:table-cell office:value-type="string">
            <text:p>QUÍMICA <text:s text:c="42"/></text:p>
          </table:table-cell>
          <table:table-cell office:value-type="string">
            <text:p>FOOD AND BIOPROCESS 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915</text:p>
          </table:table-cell>
          <table:table-cell office:value-type="string">
            <text:p>QUÍMICA <text:s text:c="42"/></text:p>
          </table:table-cell>
          <table:table-cell office:value-type="string">
            <text:p>Food and Chemical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436</text:p>
          </table:table-cell>
          <table:table-cell office:value-type="string">
            <text:p>QUÍMICA <text:s text:c="42"/></text:p>
          </table:table-cell>
          <table:table-cell office:value-type="string">
            <text:p>Food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QUÍMICA <text:s text:c="42"/></text:p>
          </table:table-cell>
          <table:table-cell office:value-type="string">
            <text:p>Foo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QUÍMICA <text:s text:c="42"/></text:p>
          </table:table-cell>
          <table:table-cell office:value-type="string">
            <text:p>Food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05X</text:p>
          </table:table-cell>
          <table:table-cell office:value-type="string">
            <text:p>QUÍMICA <text:s text:c="42"/></text:p>
          </table:table-cell>
          <table:table-cell office:value-type="string">
            <text:p>Food Hydrocollo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0020</text:p>
          </table:table-cell>
          <table:table-cell office:value-type="string">
            <text:p>QUÍMICA <text:s text:c="42"/></text:p>
          </table:table-cell>
          <table:table-cell office:value-type="string">
            <text:p>Food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969</text:p>
          </table:table-cell>
          <table:table-cell office:value-type="string">
            <text:p>QUÍMICA <text:s text:c="42"/></text:p>
          </table:table-cell>
          <table:table-cell office:value-type="string">
            <text:p>Food Research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0132</text:p>
          </table:table-cell>
          <table:table-cell office:value-type="string">
            <text:p>QUÍMICA <text:s text:c="42"/></text:p>
          </table:table-cell>
          <table:table-cell office:value-type="string">
            <text:p>Food Science and Technology Internat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0-9862</text:p>
          </table:table-cell>
          <table:table-cell office:value-type="string">
            <text:p>QUÍMICA <text:s text:c="42"/></text:p>
          </table:table-cell>
          <table:table-cell office:value-type="string">
            <text:p>Food Technology and Bi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QUÍMICA <text:s text:c="42"/></text:p>
          </table:table-cell>
          <table:table-cell office:value-type="string">
            <text:p>Forensic Science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5849</text:p>
          </table:table-cell>
          <table:table-cell office:value-type="string">
            <text:p>QUÍMICA <text:s text:c="42"/></text:p>
          </table:table-cell>
          <table:table-cell office:value-type="string">
            <text:p>Free Radical Biology &amp;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5762</text:p>
          </table:table-cell>
          <table:table-cell office:value-type="string">
            <text:p>QUÍMICA <text:s text:c="42"/></text:p>
          </table:table-cell>
          <table:table-cell office:value-type="string">
            <text:p>Free Rad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619</text:p>
          </table:table-cell>
          <table:table-cell office:value-type="string">
            <text:p>QUÍMICA <text:s text:c="42"/></text:p>
          </table:table-cell>
          <table:table-cell office:value-type="string">
            <text:p>Fresenius Environmental Bullet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0633</text:p>
          </table:table-cell>
          <table:table-cell office:value-type="string">
            <text:p>QUÍMICA <text:s text:c="42"/></text:p>
          </table:table-cell>
          <table:table-cell office:value-type="string">
            <text:p>Fresenius' Journal of Analytical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2361</text:p>
          </table:table-cell>
          <table:table-cell office:value-type="string">
            <text:p>QUÍMICA <text:s text:c="42"/></text:p>
          </table:table-cell>
          <table:table-cell office:value-type="string">
            <text:p>Fuel (Guil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6846</text:p>
          </table:table-cell>
          <table:table-cell office:value-type="string">
            <text:p>QUÍMICA <text:s text:c="42"/></text:p>
          </table:table-cell>
          <table:table-cell office:value-type="string">
            <text:p>Fuel Cells (Weinhei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820</text:p>
          </table:table-cell>
          <table:table-cell office:value-type="string">
            <text:p>QUÍMICA <text:s text:c="42"/></text:p>
          </table:table-cell>
          <table:table-cell office:value-type="string">
            <text:p>Fuel Processing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1X</text:p>
          </table:table-cell>
          <table:table-cell office:value-type="string">
            <text:p>QUÍMICA <text:s text:c="42"/></text:p>
          </table:table-cell>
          <table:table-cell office:value-type="string">
            <text:p>FUMDHAMen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502</text:p>
          </table:table-cell>
          <table:table-cell office:value-type="string">
            <text:p>QUÍMICA <text:s text:c="42"/></text:p>
          </table:table-cell>
          <table:table-cell office:value-type="string">
            <text:p>Functional Ecosystems &amp; Communit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5-4408</text:p>
          </table:table-cell>
          <table:table-cell office:value-type="string">
            <text:p>QUÍMICA <text:s text:c="42"/></text:p>
          </table:table-cell>
          <table:table-cell office:value-type="string">
            <text:p>Functional Plant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67-3981</text:p>
          </table:table-cell>
          <table:table-cell office:value-type="string">
            <text:p>QUÍMICA <text:s text:c="42"/></text:p>
          </table:table-cell>
          <table:table-cell office:value-type="string">
            <text:p>Fundamental &amp; Clinical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3377</text:p>
          </table:table-cell>
          <table:table-cell office:value-type="string">
            <text:p>QUÍMICA <text:s text:c="42"/></text:p>
          </table:table-cell>
          <table:table-cell office:value-type="string">
            <text:p>Fundamental &amp; Clinical Pharmacology. Supple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2745</text:p>
          </table:table-cell>
          <table:table-cell office:value-type="string">
            <text:p>QUÍMICA <text:s text:c="42"/></text:p>
          </table:table-cell>
          <table:table-cell office:value-type="string">
            <text:p>Fungal Divers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1-5882</text:p>
          </table:table-cell>
          <table:table-cell office:value-type="string">
            <text:p>QUÍMICA <text:s text:c="42"/></text:p>
          </table:table-cell>
          <table:table-cell office:value-type="string">
            <text:p>General Physiology and Biophys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701</text:p>
          </table:table-cell>
          <table:table-cell office:value-type="string">
            <text:p>QUÍMICA <text:s text:c="42"/></text:p>
          </table:table-cell>
          <table:table-cell office:value-type="string">
            <text:p>General Relativity and Gravi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QUÍMICA <text:s text:c="42"/></text:p>
          </table:table-cell>
          <table:table-cell office:value-type="string">
            <text:p>Genetics and Molecular B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QUÍMICA <text:s text:c="42"/></text:p>
          </table:table-cell>
          <table:table-cell office:value-type="string">
            <text:p>Genetics and molecular dynamics stud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QUÍMICA <text:s text:c="42"/></text:p>
          </table:table-cell>
          <table:table-cell office:value-type="string">
            <text:p>Genetics and Molecular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0460</text:p>
          </table:table-cell>
          <table:table-cell office:value-type="string">
            <text:p>QUÍMICA <text:s text:c="42"/></text:p>
          </table:table-cell>
          <table:table-cell office:value-type="string">
            <text:p>Geo-Marine Letter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02</text:p>
          </table:table-cell>
          <table:table-cell office:value-type="string">
            <text:p>QUÍMICA <text:s text:c="42"/></text:p>
          </table:table-cell>
          <table:table-cell office:value-type="string">
            <text:p>Geochemical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00</text:p>
          </table:table-cell>
          <table:table-cell office:value-type="string">
            <text:p>QUÍMICA <text:s text:c="42"/></text:p>
          </table:table-cell>
          <table:table-cell office:value-type="string">
            <text:p>Geochimica Brasiliens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37</text:p>
          </table:table-cell>
          <table:table-cell office:value-type="string">
            <text:p>QUÍMICA <text:s text:c="42"/></text:p>
          </table:table-cell>
          <table:table-cell office:value-type="string">
            <text:p>Geochimica et Cosmochimica Act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82</text:p>
          </table:table-cell>
          <table:table-cell office:value-type="string">
            <text:p>QUÍMICA <text:s text:c="42"/></text:p>
          </table:table-cell>
          <table:table-cell office:value-type="string">
            <text:p>Geociências (UNE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61</text:p>
          </table:table-cell>
          <table:table-cell office:value-type="string">
            <text:p>QUÍMICA <text:s text:c="42"/></text:p>
          </table:table-cell>
          <table:table-cell office:value-type="string">
            <text:p>Geoderma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50-5505</text:p>
          </table:table-cell>
          <table:table-cell office:value-type="string">
            <text:p>QUÍMICA <text:s text:c="42"/></text:p>
          </table:table-cell>
          <table:table-cell office:value-type="string">
            <text:p>Geostandards Newsletter (Cessou em 2003.Cont. ISSN 1639-4488 Geostandards and Geoanalytical Research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0664</text:p>
          </table:table-cell>
          <table:table-cell office:value-type="string">
            <text:p>QUÍMICA <text:s text:c="42"/></text:p>
          </table:table-cell>
          <table:table-cell office:value-type="string">
            <text:p>Gerodont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0-0136</text:p>
          </table:table-cell>
          <table:table-cell office:value-type="string">
            <text:p>QUÍMICA <text:s text:c="42"/></text:p>
          </table:table-cell>
          <table:table-cell office:value-type="string">
            <text:p>Glasnik na Hemicarite i Tehnolozite na Makedonija / Bulletin of the Chemists and Technologists of Macedonia (Cessou em 2006. Cont. ISSN 1857-5552 Macedonian Journal of Chemistry and Chemical Engineerin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1013</text:p>
          </table:table-cell>
          <table:table-cell office:value-type="string">
            <text:p>QUÍMICA <text:s text:c="42"/></text:p>
          </table:table-cell>
          <table:table-cell office:value-type="string">
            <text:p>Global Change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7-8591</text:p>
          </table:table-cell>
          <table:table-cell office:value-type="string">
            <text:p>QUÍMICA <text:s text:c="42"/></text:p>
          </table:table-cell>
          <table:table-cell office:value-type="string">
            <text:p>Gold Bulletin (199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3495</text:p>
          </table:table-cell>
          <table:table-cell office:value-type="string">
            <text:p>QUÍMICA <text:s text:c="42"/></text:p>
          </table:table-cell>
          <table:table-cell office:value-type="string">
            <text:p>Grasas y Aceites (Sevil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262</text:p>
          </table:table-cell>
          <table:table-cell office:value-type="string">
            <text:p>QUÍMICA <text:s text:c="42"/></text:p>
          </table:table-cell>
          <table:table-cell office:value-type="string">
            <text:p>Green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0912</text:p>
          </table:table-cell>
          <table:table-cell office:value-type="string">
            <text:p>QUÍMICA <text:s text:c="42"/></text:p>
          </table:table-cell>
          <table:table-cell office:value-type="string">
            <text:p>Hattori Shokubutsu Kenkyujo hokoku / Journal of the Hattori Botanical Laboratory (Cessou em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19X</text:p>
          </table:table-cell>
          <table:table-cell office:value-type="string">
            <text:p>QUÍMICA <text:s text:c="42"/></text:p>
          </table:table-cell>
          <table:table-cell office:value-type="string">
            <text:p>Helvetica Chimica Act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7163</text:p>
          </table:table-cell>
          <table:table-cell office:value-type="string">
            <text:p>QUÍMICA <text:s text:c="42"/></text:p>
          </table:table-cell>
          <table:table-cell office:value-type="string">
            <text:p>Heteroatom Chem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5414</text:p>
          </table:table-cell>
          <table:table-cell office:value-type="string">
            <text:p>QUÍMICA <text:s text:c="42"/></text:p>
          </table:table-cell>
          <table:table-cell office:value-type="string">
            <text:p>Heterocycles (Sendai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3-0283</text:p>
          </table:table-cell>
          <table:table-cell office:value-type="string">
            <text:p>QUÍMICA <text:s text:c="42"/></text:p>
          </table:table-cell>
          <table:table-cell office:value-type="string">
            <text:p>Heterocyclic Commun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7959</text:p>
          </table:table-cell>
          <table:table-cell office:value-type="string">
            <text:p>QUÍMICA <text:s text:c="42"/></text:p>
          </table:table-cell>
          <table:table-cell office:value-type="string">
            <text:p>High Pressure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QUÍMICA <text:s text:c="42"/></text:p>
          </table:table-cell>
          <table:table-cell office:value-type="string">
            <text:p>Higiene Aliment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3830</text:p>
          </table:table-cell>
          <table:table-cell office:value-type="string">
            <text:p>QUÍMICA <text:s text:c="42"/></text:p>
          </table:table-cell>
          <table:table-cell office:value-type="string">
            <text:p>Holzforschung (Berli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QUÍMICA <text:s text:c="42"/></text:p>
          </table:table-cell>
          <table:table-cell office:value-type="string">
            <text:p>Horizonte Científico (Uberlân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536</text:p>
          </table:table-cell>
          <table:table-cell office:value-type="string">
            <text:p>QUÍMICA <text:s text:c="42"/></text:p>
          </table:table-cell>
          <table:table-cell office:value-type="string">
            <text:p>Horticultura Brasileir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6X</text:p>
          </table:table-cell>
          <table:table-cell office:value-type="string">
            <text:p>QUÍMICA <text:s text:c="42"/></text:p>
          </table:table-cell>
          <table:table-cell office:value-type="string">
            <text:p>Hydrometallurgy (Amsterda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43</text:p>
          </table:table-cell>
          <table:table-cell office:value-type="string">
            <text:p>QUÍMICA <text:s text:c="42"/></text:p>
          </table:table-cell>
          <table:table-cell office:value-type="string">
            <text:p>Hyperfine Interac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433</text:p>
          </table:table-cell>
          <table:table-cell office:value-type="string">
            <text:p>QUÍMICA <text:s text:c="42"/></text:p>
          </table:table-cell>
          <table:table-cell office:value-type="string">
            <text:p>IEE Proceedings. Optoelectronics (Cessou em 2006. Cont. ISSN 1751-8768 IET Optoelectronics (Print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9878</text:p>
          </table:table-cell>
          <table:table-cell office:value-type="string">
            <text:p>QUÍMICA <text:s text:c="42"/></text:p>
          </table:table-cell>
          <table:table-cell office:value-type="string">
            <text:p>IEEE Transactions on Dielectrics and Electrical Insul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9464</text:p>
          </table:table-cell>
          <table:table-cell office:value-type="string">
            <text:p>QUÍMICA <text:s text:c="42"/></text:p>
          </table:table-cell>
          <table:table-cell office:value-type="string">
            <text:p>IEEE Transactions on Magne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8725</text:p>
          </table:table-cell>
          <table:table-cell office:value-type="string">
            <text:p>QUÍMICA <text:s text:c="42"/></text:p>
          </table:table-cell>
          <table:table-cell office:value-type="string">
            <text:p>IET Microwaves, Antennas &amp; Propagation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827X</text:p>
          </table:table-cell>
          <table:table-cell office:value-type="string">
            <text:p>QUÍMICA <text:s text:c="42"/></text:p>
          </table:table-cell>
          <table:table-cell office:value-type="string">
            <text:p>Il Farmaco (Pavia) (Cessou em 200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8856</text:p>
          </table:table-cell>
          <table:table-cell office:value-type="string">
            <text:p>QUÍMICA <text:s text:c="42"/></text:p>
          </table:table-cell>
          <table:table-cell office:value-type="string">
            <text:p>Image and Vision Compu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3973</text:p>
          </table:table-cell>
          <table:table-cell office:value-type="string">
            <text:p>QUÍMICA <text:s text:c="42"/></text:p>
          </table:table-cell>
          <table:table-cell office:value-type="string">
            <text:p>Immunopharmacology and Immunotoxic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5476</text:p>
          </table:table-cell>
          <table:table-cell office:value-type="string">
            <text:p>QUÍMICA <text:s text:c="42"/></text:p>
          </table:table-cell>
          <table:table-cell office:value-type="string">
            <text:p>In Vitro Cellular &amp; Developmental Biology. Pla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4699</text:p>
          </table:table-cell>
          <table:table-cell office:value-type="string">
            <text:p>QUÍMICA <text:s text:c="42"/></text:p>
          </table:table-cell>
          <table:table-cell office:value-type="string">
            <text:p>Indian Journal of Chemistry. Sect. B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7613</text:p>
          </table:table-cell>
          <table:table-cell office:value-type="string">
            <text:p>QUÍMICA <text:s text:c="42"/></text:p>
          </table:table-cell>
          <table:table-cell office:value-type="string">
            <text:p>Indian Journal of Pharma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3141</text:p>
          </table:table-cell>
          <table:table-cell office:value-type="string">
            <text:p>QUÍMICA <text:s text:c="42"/></text:p>
          </table:table-cell>
          <table:table-cell office:value-type="string">
            <text:p>Indivisa, Boletín de Estudios e Investigació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26X</text:p>
          </table:table-cell>
          <table:table-cell office:value-type="string">
            <text:p>QUÍMICA <text:s text:c="42"/></text:p>
          </table:table-cell>
          <table:table-cell office:value-type="string">
            <text:p>Indoor + Built Environ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6947</text:p>
          </table:table-cell>
          <table:table-cell office:value-type="string">
            <text:p>QUÍMICA <text:s text:c="42"/></text:p>
          </table:table-cell>
          <table:table-cell office:value-type="string">
            <text:p>Indoor Ai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5885</text:p>
          </table:table-cell>
          <table:table-cell office:value-type="string">
            <text:p>QUÍMICA <text:s text:c="42"/></text:p>
          </table:table-cell>
          <table:table-cell office:value-type="string">
            <text:p>Industrial &amp; Engineering Chemistr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690</text:p>
          </table:table-cell>
          <table:table-cell office:value-type="string">
            <text:p>QUÍMICA <text:s text:c="42"/></text:p>
          </table:table-cell>
          <table:table-cell office:value-type="string">
            <text:p>Industrial Crops and Product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0-0541</text:p>
          </table:table-cell>
          <table:table-cell office:value-type="string">
            <text:p>QUÍMICA <text:s text:c="42"/></text:p>
          </table:table-cell>
          <table:table-cell office:value-type="string">
            <text:p>Industrie delle Bevan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19</text:p>
          </table:table-cell>
          <table:table-cell office:value-type="string">
            <text:p>QUÍMICA <text:s text:c="42"/></text:p>
          </table:table-cell>
          <table:table-cell office:value-type="string">
            <text:p>Infarma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692</text:p>
          </table:table-cell>
          <table:table-cell office:value-type="string">
            <text:p>QUÍMICA <text:s text:c="42"/></text:p>
          </table:table-cell>
          <table:table-cell office:value-type="string">
            <text:p>Inflammopharmacology (Dordrecht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95</text:p>
          </table:table-cell>
          <table:table-cell office:value-type="string">
            <text:p>QUÍMICA <text:s text:c="42"/></text:p>
          </table:table-cell>
          <table:table-cell office:value-type="string">
            <text:p>Infrared Physics &amp;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8564</text:p>
          </table:table-cell>
          <table:table-cell office:value-type="string">
            <text:p>QUÍMICA <text:s text:c="42"/></text:p>
          </table:table-cell>
          <table:table-cell office:value-type="string">
            <text:p>Innovative Food Science &amp; Emerging Technologi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69</text:p>
          </table:table-cell>
          <table:table-cell office:value-type="string">
            <text:p>QUÍMICA <text:s text:c="42"/></text:p>
          </table:table-cell>
          <table:table-cell office:value-type="string">
            <text:p>Inorganic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7003</text:p>
          </table:table-cell>
          <table:table-cell office:value-type="string">
            <text:p>QUÍMICA <text:s text:c="42"/></text:p>
          </table:table-cell>
          <table:table-cell office:value-type="string">
            <text:p>Inorganic Chemistry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85</text:p>
          </table:table-cell>
          <table:table-cell office:value-type="string">
            <text:p>QUÍMICA <text:s text:c="42"/></text:p>
          </table:table-cell>
          <table:table-cell office:value-type="string">
            <text:p>Inorganic Materia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6624</text:p>
          </table:table-cell>
          <table:table-cell office:value-type="string">
            <text:p>QUÍMICA <text:s text:c="42"/></text:p>
          </table:table-cell>
          <table:table-cell office:value-type="string">
            <text:p>Inorganic Reaction Mechanisms (Amsterdam. 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693</text:p>
          </table:table-cell>
          <table:table-cell office:value-type="string">
            <text:p>QUÍMICA <text:s text:c="42"/></text:p>
          </table:table-cell>
          <table:table-cell office:value-type="string">
            <text:p>Inorganica Chimica Acta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394</text:p>
          </table:table-cell>
          <table:table-cell office:value-type="string">
            <text:p>QUÍMICA <text:s text:c="42"/></text:p>
          </table:table-cell>
          <table:table-cell office:value-type="string">
            <text:p>Inovação Uniem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1748</text:p>
          </table:table-cell>
          <table:table-cell office:value-type="string">
            <text:p>QUÍMICA <text:s text:c="42"/></text:p>
          </table:table-cell>
          <table:table-cell office:value-type="string">
            <text:p>Insect Biochemistry and Molecular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9149</text:p>
          </table:table-cell>
          <table:table-cell office:value-type="string">
            <text:p>QUÍMICA <text:s text:c="42"/></text:p>
          </table:table-cell>
          <table:table-cell office:value-type="string">
            <text:p>Instrumentation Science &amp;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587</text:p>
          </table:table-cell>
          <table:table-cell office:value-type="string">
            <text:p>QUÍMICA <text:s text:c="42"/></text:p>
          </table:table-cell>
          <table:table-cell office:value-type="string">
            <text:p>Integrated Ferroelectric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7063</text:p>
          </table:table-cell>
          <table:table-cell office:value-type="string">
            <text:p>QUÍMICA <text:s text:c="42"/></text:p>
          </table:table-cell>
          <table:table-cell office:value-type="string">
            <text:p>Integrative and Comparative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9795</text:p>
          </table:table-cell>
          <table:table-cell office:value-type="string">
            <text:p>QUÍMICA <text:s text:c="42"/></text:p>
          </table:table-cell>
          <table:table-cell office:value-type="string">
            <text:p>Intermetallics (Barkin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8305</text:p>
          </table:table-cell>
          <table:table-cell office:value-type="string">
            <text:p>QUÍMICA <text:s text:c="42"/></text:p>
          </table:table-cell>
          <table:table-cell office:value-type="string">
            <text:p>International Biodeterioration &amp; Biodegrad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119</text:p>
          </table:table-cell>
          <table:table-cell office:value-type="string">
            <text:p>QUÍMICA <text:s text:c="42"/></text:p>
          </table:table-cell>
          <table:table-cell office:value-type="string">
            <text:p>International Braz J Urol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885</text:p>
          </table:table-cell>
          <table:table-cell office:value-type="string">
            <text:p>QUÍMICA <text:s text:c="42"/></text:p>
          </table:table-cell>
          <table:table-cell office:value-type="string">
            <text:p>International Endodontic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QUÍMICA <text:s text:c="42"/></text:p>
          </table:table-cell>
          <table:table-cell office:value-type="string">
            <text:p>International Immuno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8579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Antimicrobial Agen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5504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Astrobi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2725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Biochemistry &amp; Cell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130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Biological Macromolecu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1-9719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Botan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1-9700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Botan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4-5793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Chemical Engineer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8-8066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Chemical Kine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5162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Coal Ge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5463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Cosmetic Science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2-3981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Electrochemical Scienc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7319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Environmental Analytical Chem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23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Environmental Health Researc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3758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Food Engineer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2912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Food Propert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423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Food Science &amp;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7486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Food Sciences and Nutri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9-0255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Food, Agriculture and Environment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206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High Dilution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7697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Historical Archae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199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Hydrogen Ener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9930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Impotenc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6049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Inorganic Materia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3806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Mass Spectrome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900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Materials &amp; Product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9792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Modern Physics B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0067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Molecular Science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7435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Nano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73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Pharmaceu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10-662X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Photoener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6514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Phytoremedi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6419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Plastic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4037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Polymeric Material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8356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Poultry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608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Quantum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611</text:p>
          </table:table-cell>
          <table:table-cell office:value-type="string">
            <text:p>QUÍMICA <text:s text:c="42"/></text:p>
          </table:table-cell>
          <table:table-cell office:value-type="string">
            <text:p>International Journal of Refractory Metals &amp; Hard Materia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3282</text:p>
          </table:table-cell>
          <table:table-cell office:value-type="string">
            <text:p>QUÍMICA <text:s text:c="42"/></text:p>
          </table:table-cell>
          <table:table-cell office:value-type="string">
            <text:p>International Newsletter on Rock Ar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6414</text:p>
          </table:table-cell>
          <table:table-cell office:value-type="string">
            <text:p>QUÍMICA <text:s text:c="42"/></text:p>
          </table:table-cell>
          <table:table-cell office:value-type="string">
            <text:p>Internet Electronic Journal of Molecular Desig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77</text:p>
          </table:table-cell>
          <table:table-cell office:value-type="string">
            <text:p>QUÍMICA <text:s text:c="42"/></text:p>
          </table:table-cell>
          <table:table-cell office:value-type="string">
            <text:p>Inverse Problems in Science &amp; Engineering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41</text:p>
          </table:table-cell>
          <table:table-cell office:value-type="string">
            <text:p>QUÍMICA <text:s text:c="42"/></text:p>
          </table:table-cell>
          <table:table-cell office:value-type="string">
            <text:p>Investigação (Fran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95</text:p>
          </table:table-cell>
          <table:table-cell office:value-type="string">
            <text:p>QUÍMICA <text:s text:c="42"/></text:p>
          </table:table-cell>
          <table:table-cell office:value-type="string">
            <text:p>Investigações em Ensino de Ciência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7047</text:p>
          </table:table-cell>
          <table:table-cell office:value-type="string">
            <text:p>QUÍMICA <text:s text:c="42"/></text:p>
          </table:table-cell>
          <table:table-cell office:value-type="string">
            <text:p>Ionics (Ki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9233</text:p>
          </table:table-cell>
          <table:table-cell office:value-type="string">
            <text:p>QUÍMICA <text:s text:c="42"/></text:p>
          </table:table-cell>
          <table:table-cell office:value-type="string">
            <text:p>Ironmaking &amp; Steelmak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5-1559</text:p>
          </table:table-cell>
          <table:table-cell office:value-type="string">
            <text:p>QUÍMICA <text:s text:c="42"/></text:p>
          </table:table-cell>
          <table:table-cell office:value-type="string">
            <text:p>ISIJ Internat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8-051X</text:p>
          </table:table-cell>
          <table:table-cell office:value-type="string">
            <text:p>QUÍMICA <text:s text:c="42"/></text:p>
          </table:table-cell>
          <table:table-cell office:value-type="string">
            <text:p>Italian Journal of Animal Scienc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543</text:p>
          </table:table-cell>
          <table:table-cell office:value-type="string">
            <text:p>QUÍMICA <text:s text:c="42"/></text:p>
          </table:table-cell>
          <table:table-cell office:value-type="string">
            <text:p>IUBMB Life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4922</text:p>
          </table:table-cell>
          <table:table-cell office:value-type="string">
            <text:p>QUÍMICA <text:s text:c="42"/></text:p>
          </table:table-cell>
          <table:table-cell office:value-type="string">
            <text:p>Japanese Journal of Applied 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437X</text:p>
          </table:table-cell>
          <table:table-cell office:value-type="string">
            <text:p>QUÍMICA <text:s text:c="42"/></text:p>
          </table:table-cell>
          <table:table-cell office:value-type="string">
            <text:p>JAT. Journal of Applied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67</text:p>
          </table:table-cell>
          <table:table-cell office:value-type="string">
            <text:p>QUÍMICA <text:s text:c="42"/></text:p>
          </table:table-cell>
          <table:table-cell office:value-type="string">
            <text:p>JBC. Jornal Brasileiro de Clínica Odontológica Integrad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784</text:p>
          </table:table-cell>
          <table:table-cell office:value-type="string">
            <text:p>QUÍMICA <text:s text:c="42"/></text:p>
          </table:table-cell>
          <table:table-cell office:value-type="string">
            <text:p>JBCC. Jornal Brasileiro de Ciências da Comuni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848</text:p>
          </table:table-cell>
          <table:table-cell office:value-type="string">
            <text:p>QUÍMICA <text:s text:c="42"/></text:p>
          </table:table-cell>
          <table:table-cell office:value-type="string">
            <text:p>JBF. Jornal Brasileiro de Fitoterap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1327</text:p>
          </table:table-cell>
          <table:table-cell office:value-type="string">
            <text:p>QUÍMICA <text:s text:c="42"/></text:p>
          </table:table-cell>
          <table:table-cell office:value-type="string">
            <text:p>JBIC. Journal of Biological and Inorganic Chemistry (Interne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8257</text:p>
          </table:table-cell>
          <table:table-cell office:value-type="string">
            <text:p>QUÍMICA <text:s text:c="42"/></text:p>
          </table:table-cell>
          <table:table-cell office:value-type="string">
            <text:p>JBIC. Journal of Biological Inorganic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8773</text:p>
          </table:table-cell>
          <table:table-cell office:value-type="string">
            <text:p>QUÍMICA <text:s text:c="42"/></text:p>
          </table:table-cell>
          <table:table-cell office:value-type="string">
            <text:p>JCT, Journal of Coatings Technology (Cessou em 2003. Foi desmembrado em dois: ISSN 1547-0083 JCT Coatingstech; ISSN 1547-0091 JCT Research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9959</text:p>
          </table:table-cell>
          <table:table-cell office:value-type="string">
            <text:p>QUÍMICA <text:s text:c="42"/></text:p>
          </table:table-cell>
          <table:table-cell office:value-type="string">
            <text:p>JEADV. Journal of the European Academy of Dermatology and Vener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6051</text:p>
          </table:table-cell>
          <table:table-cell office:value-type="string">
            <text:p>QUÍMICA <text:s text:c="42"/></text:p>
          </table:table-cell>
          <table:table-cell office:value-type="string">
            <text:p>Jinshu Rèchuli / Heat Treatment of Metals (Beijin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8577</text:p>
          </table:table-cell>
          <table:table-cell office:value-type="string">
            <text:p>QUÍMICA <text:s text:c="42"/></text:p>
          </table:table-cell>
          <table:table-cell office:value-type="string">
            <text:p>JOP. Journal of the Pancrea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819</text:p>
          </table:table-cell>
          <table:table-cell office:value-type="string">
            <text:p>QUÍMICA <text:s text:c="42"/></text:p>
          </table:table-cell>
          <table:table-cell office:value-type="string">
            <text:p>Jornal Brasileiro de Las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800</text:p>
          </table:table-cell>
          <table:table-cell office:value-type="string">
            <text:p>QUÍMICA <text:s text:c="42"/></text:p>
          </table:table-cell>
          <table:table-cell office:value-type="string">
            <text:p>Jornal Brasileiro de Nefr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44</text:p>
          </table:table-cell>
          <table:table-cell office:value-type="string">
            <text:p>QUÍMICA <text:s text:c="42"/></text:p>
          </table:table-cell>
          <table:table-cell office:value-type="string">
            <text:p>Jornal Brasileiro de Patologia e Medicina Laboratori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829</text:p>
          </table:table-cell>
          <table:table-cell office:value-type="string">
            <text:p>QUÍMICA <text:s text:c="42"/></text:p>
          </table:table-cell>
          <table:table-cell office:value-type="string">
            <text:p>Jornal de Plást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6-5233</text:p>
          </table:table-cell>
          <table:table-cell office:value-type="string">
            <text:p>QUÍMICA <text:s text:c="42"/></text:p>
          </table:table-cell>
          <table:table-cell office:value-type="string">
            <text:p>Journal de Mycologie Médical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4339</text:p>
          </table:table-cell>
          <table:table-cell office:value-type="string">
            <text:p>QUÍMICA <text:s text:c="42"/></text:p>
          </table:table-cell>
          <table:table-cell office:value-type="string">
            <text:p>Journal de Physique. IV (Cessou em 2006. Cont. ISSN 1951-6355 The European Physical Journal. Special Topic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5185</text:p>
          </table:table-cell>
          <table:table-cell office:value-type="string">
            <text:p>QUÍMICA <text:s text:c="42"/></text:p>
          </table:table-cell>
          <table:table-cell office:value-type="string">
            <text:p>Journal of Adhesive Dent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QUÍMICA <text:s text:c="42"/></text:p>
          </table:table-cell>
          <table:table-cell office:value-type="string">
            <text:p>Journal of Agricultural and Food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8388</text:p>
          </table:table-cell>
          <table:table-cell office:value-type="string">
            <text:p>QUÍMICA <text:s text:c="42"/></text:p>
          </table:table-cell>
          <table:table-cell office:value-type="string">
            <text:p>Journal of Alloys and Compoun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370</text:p>
          </table:table-cell>
          <table:table-cell office:value-type="string">
            <text:p>QUÍMICA <text:s text:c="42"/></text:p>
          </table:table-cell>
          <table:table-cell office:value-type="string">
            <text:p>Journal of Analytical and Applied Pyro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9477</text:p>
          </table:table-cell>
          <table:table-cell office:value-type="string">
            <text:p>QUÍMICA <text:s text:c="42"/></text:p>
          </table:table-cell>
          <table:table-cell office:value-type="string">
            <text:p>Journal of Analytical Atomic Spectrome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9348</text:p>
          </table:table-cell>
          <table:table-cell office:value-type="string">
            <text:p>QUÍMICA <text:s text:c="42"/></text:p>
          </table:table-cell>
          <table:table-cell office:value-type="string">
            <text:p>Journal of Analytical Chemistry (Moscow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4760</text:p>
          </table:table-cell>
          <table:table-cell office:value-type="string">
            <text:p>QUÍMICA <text:s text:c="42"/></text:p>
          </table:table-cell>
          <table:table-cell office:value-type="string">
            <text:p>Journal of Analytical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1388</text:p>
          </table:table-cell>
          <table:table-cell office:value-type="string">
            <text:p>QUÍMICA <text:s text:c="42"/></text:p>
          </table:table-cell>
          <table:table-cell office:value-type="string">
            <text:p>Journal of Animal and Feed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5593</text:p>
          </table:table-cell>
          <table:table-cell office:value-type="string">
            <text:p>QUÍMICA <text:s text:c="42"/></text:p>
          </table:table-cell>
          <table:table-cell office:value-type="string">
            <text:p>Journal of Animal and Veterinary Adva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20</text:p>
          </table:table-cell>
          <table:table-cell office:value-type="string">
            <text:p>QUÍMICA <text:s text:c="42"/></text:p>
          </table:table-cell>
          <table:table-cell office:value-type="string">
            <text:p>Journal of Antibiotics (Tokyo. 196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453</text:p>
          </table:table-cell>
          <table:table-cell office:value-type="string">
            <text:p>QUÍMICA <text:s text:c="42"/></text:p>
          </table:table-cell>
          <table:table-cell office:value-type="string">
            <text:p>Journal of Antimicrobial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3271</text:p>
          </table:table-cell>
          <table:table-cell office:value-type="string">
            <text:p>QUÍMICA <text:s text:c="42"/></text:p>
          </table:table-cell>
          <table:table-cell office:value-type="string">
            <text:p>Journal of AOAC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3-8407</text:p>
          </table:table-cell>
          <table:table-cell office:value-type="string">
            <text:p>QUÍMICA <text:s text:c="42"/></text:p>
          </table:table-cell>
          <table:table-cell office:value-type="string">
            <text:p>Journal of AOTs. Advanced Oxidation Technologi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39</text:p>
          </table:table-cell>
          <table:table-cell office:value-type="string">
            <text:p>QUÍMICA <text:s text:c="42"/></text:p>
          </table:table-cell>
          <table:table-cell office:value-type="string">
            <text:p>Journal of Apicultural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98</text:p>
          </table:table-cell>
          <table:table-cell office:value-type="string">
            <text:p>QUÍMICA <text:s text:c="42"/></text:p>
          </table:table-cell>
          <table:table-cell office:value-type="string">
            <text:p>Journal of Applied Crystall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1X</text:p>
          </table:table-cell>
          <table:table-cell office:value-type="string">
            <text:p>QUÍMICA <text:s text:c="42"/></text:p>
          </table:table-cell>
          <table:table-cell office:value-type="string">
            <text:p>Journal of Applied Electr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2048</text:p>
          </table:table-cell>
          <table:table-cell office:value-type="string">
            <text:p>QUÍMICA <text:s text:c="42"/></text:p>
          </table:table-cell>
          <table:table-cell office:value-type="string">
            <text:p>Journal of Applied Entomology (198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QUÍMICA <text:s text:c="42"/></text:p>
          </table:table-cell>
          <table:table-cell office:value-type="string">
            <text:p>Journal of Applied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QUÍMICA <text:s text:c="42"/></text:p>
          </table:table-cell>
          <table:table-cell office:value-type="string">
            <text:p>Journal of Applied Oral Scienc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971</text:p>
          </table:table-cell>
          <table:table-cell office:value-type="string">
            <text:p>QUÍMICA <text:s text:c="42"/></text:p>
          </table:table-cell>
          <table:table-cell office:value-type="string">
            <text:p>Journal of Applied Phy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79</text:p>
          </table:table-cell>
          <table:table-cell office:value-type="string">
            <text:p>QUÍMICA <text:s text:c="42"/></text:p>
          </table:table-cell>
          <table:table-cell office:value-type="string">
            <text:p>Journal of Applied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4628</text:p>
          </table:table-cell>
          <table:table-cell office:value-type="string">
            <text:p>QUÍMICA <text:s text:c="42"/></text:p>
          </table:table-cell>
          <table:table-cell office:value-type="string">
            <text:p>Journal of Applied Polymer Scienc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95</text:p>
          </table:table-cell>
          <table:table-cell office:value-type="string">
            <text:p>QUÍMICA <text:s text:c="42"/></text:p>
          </table:table-cell>
          <table:table-cell office:value-type="string">
            <text:p>Journal of Applied Polymer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6020</text:p>
          </table:table-cell>
          <table:table-cell office:value-type="string">
            <text:p>QUÍMICA <text:s text:c="42"/></text:p>
          </table:table-cell>
          <table:table-cell office:value-type="string">
            <text:p>Journal of Asian Natural Products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764</text:p>
          </table:table-cell>
          <table:table-cell office:value-type="string">
            <text:p>QUÍMICA <text:s text:c="42"/></text:p>
          </table:table-cell>
          <table:table-cell office:value-type="string">
            <text:p>Journal of Atmospheric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246</text:p>
          </table:table-cell>
          <table:table-cell office:value-type="string">
            <text:p>QUÍMICA <text:s text:c="42"/></text:p>
          </table:table-cell>
          <table:table-cell office:value-type="string">
            <text:p>Journal of Automated Methods &amp; Management in Chemistr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93</text:p>
          </table:table-cell>
          <table:table-cell office:value-type="string">
            <text:p>QUÍMICA <text:s text:c="42"/></text:p>
          </table:table-cell>
          <table:table-cell office:value-type="string">
            <text:p>Journal of Bacter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560</text:p>
          </table:table-cell>
          <table:table-cell office:value-type="string">
            <text:p>QUÍMICA <text:s text:c="42"/></text:p>
          </table:table-cell>
          <table:table-cell office:value-type="string">
            <text:p>Journal of Biobased Materials and Bioener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2X</text:p>
          </table:table-cell>
          <table:table-cell office:value-type="string">
            <text:p>QUÍMICA <text:s text:c="42"/></text:p>
          </table:table-cell>
          <table:table-cell office:value-type="string">
            <text:p>Journal of Biochemical and Biophys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479X</text:p>
          </table:table-cell>
          <table:table-cell office:value-type="string">
            <text:p>QUÍMICA <text:s text:c="42"/></text:p>
          </table:table-cell>
          <table:table-cell office:value-type="string">
            <text:p>Journal of Bioenergetics and Biomembran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51X</text:p>
          </table:table-cell>
          <table:table-cell office:value-type="string">
            <text:p>QUÍMICA <text:s text:c="42"/></text:p>
          </table:table-cell>
          <table:table-cell office:value-type="string">
            <text:p>Journal of Biological Chemistr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82</text:p>
          </table:table-cell>
          <table:table-cell office:value-type="string">
            <text:p>QUÍMICA <text:s text:c="42"/></text:p>
          </table:table-cell>
          <table:table-cell office:value-type="string">
            <text:p>Journal of Biological Sciences (Bomba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7-3048</text:p>
          </table:table-cell>
          <table:table-cell office:value-type="string">
            <text:p>QUÍMICA <text:s text:c="42"/></text:p>
          </table:table-cell>
          <table:table-cell office:value-type="string">
            <text:p>Journal of Biological Sciences (Faisalaba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282</text:p>
          </table:table-cell>
          <table:table-cell office:value-type="string">
            <text:p>QUÍMICA <text:s text:c="42"/></text:p>
          </table:table-cell>
          <table:table-cell office:value-type="string">
            <text:p>Journal of Biomaterials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063</text:p>
          </table:table-cell>
          <table:table-cell office:value-type="string">
            <text:p>QUÍMICA <text:s text:c="42"/></text:p>
          </table:table-cell>
          <table:table-cell office:value-type="string">
            <text:p>Journal of Biomaterials Science. Polymer ed.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3296</text:p>
          </table:table-cell>
          <table:table-cell office:value-type="string">
            <text:p>QUÍMICA <text:s text:c="42"/></text:p>
          </table:table-cell>
          <table:table-cell office:value-type="string">
            <text:p>Journal of Biomedical Materials Research. Part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973</text:p>
          </table:table-cell>
          <table:table-cell office:value-type="string">
            <text:p>QUÍMICA <text:s text:c="42"/></text:p>
          </table:table-cell>
          <table:table-cell office:value-type="string">
            <text:p>Journal of Biomedical Materials Research. Part B, Applied Bio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7033</text:p>
          </table:table-cell>
          <table:table-cell office:value-type="string">
            <text:p>QUÍMICA <text:s text:c="42"/></text:p>
          </table:table-cell>
          <table:table-cell office:value-type="string">
            <text:p>Journal of Biomedical Nan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668</text:p>
          </table:table-cell>
          <table:table-cell office:value-type="string">
            <text:p>QUÍMICA <text:s text:c="42"/></text:p>
          </table:table-cell>
          <table:table-cell office:value-type="string">
            <text:p>Journal of Biomedical Op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2738</text:p>
          </table:table-cell>
          <table:table-cell office:value-type="string">
            <text:p>QUÍMICA <text:s text:c="42"/></text:p>
          </table:table-cell>
          <table:table-cell office:value-type="string">
            <text:p>Journal of Biomolecular NM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1102</text:p>
          </table:table-cell>
          <table:table-cell office:value-type="string">
            <text:p>QUÍMICA <text:s text:c="42"/></text:p>
          </table:table-cell>
          <table:table-cell office:value-type="string">
            <text:p>Journal of Biomolecular Structure &amp; Dyna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5991</text:p>
          </table:table-cell>
          <table:table-cell office:value-type="string">
            <text:p>QUÍMICA <text:s text:c="42"/></text:p>
          </table:table-cell>
          <table:table-cell office:value-type="string">
            <text:p>Journal of Bio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56</text:p>
          </table:table-cell>
          <table:table-cell office:value-type="string">
            <text:p>QUÍMICA <text:s text:c="42"/></text:p>
          </table:table-cell>
          <table:table-cell office:value-type="string">
            <text:p>Journal of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4-6301</text:p>
          </table:table-cell>
          <table:table-cell office:value-type="string">
            <text:p>QUÍMICA <text:s text:c="42"/></text:p>
          </table:table-cell>
          <table:table-cell office:value-type="string">
            <text:p>Journal of Cancer Integrative Medic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5383</text:p>
          </table:table-cell>
          <table:table-cell office:value-type="string">
            <text:p>QUÍMICA <text:s text:c="42"/></text:p>
          </table:table-cell>
          <table:table-cell office:value-type="string">
            <text:p>Journal of Capillary Electrophoresis (Cessou em 1998. Cont. ISSN 1946-4940 Journal of Capillary Electrophoresis and Microchip Technolog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303</text:p>
          </table:table-cell>
          <table:table-cell office:value-type="string">
            <text:p>QUÍMICA <text:s text:c="42"/></text:p>
          </table:table-cell>
          <table:table-cell office:value-type="string">
            <text:p>Journal of Carbohydrate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2446</text:p>
          </table:table-cell>
          <table:table-cell office:value-type="string">
            <text:p>QUÍMICA <text:s text:c="42"/></text:p>
          </table:table-cell>
          <table:table-cell office:value-type="string">
            <text:p>Journal of Cardiovascular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17</text:p>
          </table:table-cell>
          <table:table-cell office:value-type="string">
            <text:p>QUÍMICA <text:s text:c="42"/></text:p>
          </table:table-cell>
          <table:table-cell office:value-type="string">
            <text:p>Journal of Cat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68</text:p>
          </table:table-cell>
          <table:table-cell office:value-type="string">
            <text:p>QUÍMICA <text:s text:c="42"/></text:p>
          </table:table-cell>
          <table:table-cell office:value-type="string">
            <text:p>Journal of Chemical and Engineering Dat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1542</text:p>
          </table:table-cell>
          <table:table-cell office:value-type="string">
            <text:p>QUÍMICA <text:s text:c="42"/></text:p>
          </table:table-cell>
          <table:table-cell office:value-type="string">
            <text:p>Journal of Chemical Crystallograph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0331</text:p>
          </table:table-cell>
          <table:table-cell office:value-type="string">
            <text:p>QUÍMICA <text:s text:c="42"/></text:p>
          </table:table-cell>
          <table:table-cell office:value-type="string">
            <text:p>Journal of Chemical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84</text:p>
          </table:table-cell>
          <table:table-cell office:value-type="string">
            <text:p>QUÍMICA <text:s text:c="42"/></text:p>
          </table:table-cell>
          <table:table-cell office:value-type="string">
            <text:p>Journal of Chemical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2338</text:p>
          </table:table-cell>
          <table:table-cell office:value-type="string">
            <text:p>QUÍMICA <text:s text:c="42"/></text:p>
          </table:table-cell>
          <table:table-cell office:value-type="string">
            <text:p>Journal of Chemical Information and Computer Sciences (Cessou em 2004. Cont. ISSN 1549-9596 Journal of Chemical Information and Modelin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9596</text:p>
          </table:table-cell>
          <table:table-cell office:value-type="string">
            <text:p>QUÍMICA <text:s text:c="42"/></text:p>
          </table:table-cell>
          <table:table-cell office:value-type="string">
            <text:p>Journal of Chemical Information and Mode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2342</text:p>
          </table:table-cell>
          <table:table-cell office:value-type="string">
            <text:p>QUÍMICA <text:s text:c="42"/></text:p>
          </table:table-cell>
          <table:table-cell office:value-type="string">
            <text:p>Journal of Chemical Research. Synopse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575</text:p>
          </table:table-cell>
          <table:table-cell office:value-type="string">
            <text:p>QUÍMICA <text:s text:c="42"/></text:p>
          </table:table-cell>
          <table:table-cell office:value-type="string">
            <text:p>Journal of Chemical Technology and Biotechnology (198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9618</text:p>
          </table:table-cell>
          <table:table-cell office:value-type="string">
            <text:p>QUÍMICA <text:s text:c="42"/></text:p>
          </table:table-cell>
          <table:table-cell office:value-type="string">
            <text:p>Journal of Chemical Theory and Compu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14</text:p>
          </table:table-cell>
          <table:table-cell office:value-type="string">
            <text:p>QUÍMICA <text:s text:c="42"/></text:p>
          </table:table-cell>
          <table:table-cell office:value-type="string">
            <text:p>Journal of Chemical Thermodyna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383</text:p>
          </table:table-cell>
          <table:table-cell office:value-type="string">
            <text:p>QUÍMICA <text:s text:c="42"/></text:p>
          </table:table-cell>
          <table:table-cell office:value-type="string">
            <text:p>Journal of Chemometr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65</text:p>
          </table:table-cell>
          <table:table-cell office:value-type="string">
            <text:p>QUÍMICA <text:s text:c="42"/></text:p>
          </table:table-cell>
          <table:table-cell office:value-type="string">
            <text:p>Journal of Chromatographic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73</text:p>
          </table:table-cell>
          <table:table-cell office:value-type="string">
            <text:p>QUÍMICA <text:s text:c="42"/></text:p>
          </table:table-cell>
          <table:table-cell office:value-type="string">
            <text:p>Journal of Chromatograph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0232</text:p>
          </table:table-cell>
          <table:table-cell office:value-type="string">
            <text:p>QUÍMICA <text:s text:c="42"/></text:p>
          </table:table-cell>
          <table:table-cell office:value-type="string">
            <text:p>Journal of Chromatography. B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47</text:p>
          </table:table-cell>
          <table:table-cell office:value-type="string">
            <text:p>QUÍMICA <text:s text:c="42"/></text:p>
          </table:table-cell>
          <table:table-cell office:value-type="string">
            <text:p>Journal of Chromatography. Biomedical applications (Print). (Cessou em 1993. Cont. 1572-6495 Journal of Chromatography. B, Biomedical Sciences and Application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QUÍMICA <text:s text:c="42"/></text:p>
          </table:table-cell>
          <table:table-cell office:value-type="string">
            <text:p>Journal of Clinic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7278</text:p>
          </table:table-cell>
          <table:table-cell office:value-type="string">
            <text:p>QUÍMICA <text:s text:c="42"/></text:p>
          </table:table-cell>
          <table:table-cell office:value-type="string">
            <text:p>Journal of Cluster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QUÍMICA <text:s text:c="42"/></text:p>
          </table:table-cell>
          <table:table-cell office:value-type="string">
            <text:p>Journal of Coastal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97</text:p>
          </table:table-cell>
          <table:table-cell office:value-type="string">
            <text:p>QUÍMICA <text:s text:c="42"/></text:p>
          </table:table-cell>
          <table:table-cell office:value-type="string">
            <text:p>Journal of Colloid and Interface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8651</text:p>
          </table:table-cell>
          <table:table-cell office:value-type="string">
            <text:p>QUÍMICA <text:s text:c="42"/></text:p>
          </table:table-cell>
          <table:table-cell office:value-type="string">
            <text:p>Journal of Computatio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7978</text:p>
          </table:table-cell>
          <table:table-cell office:value-type="string">
            <text:p>QUÍMICA <text:s text:c="42"/></text:p>
          </table:table-cell>
          <table:table-cell office:value-type="string">
            <text:p>Journal of Computational Methods in Sciences and Engineer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1045</text:p>
          </table:table-cell>
          <table:table-cell office:value-type="string">
            <text:p>QUÍMICA <text:s text:c="42"/></text:p>
          </table:table-cell>
          <table:table-cell office:value-type="string">
            <text:p>Journal of Computer-Aided Materials Desig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654X</text:p>
          </table:table-cell>
          <table:table-cell office:value-type="string">
            <text:p>QUÍMICA <text:s text:c="42"/></text:p>
          </table:table-cell>
          <table:table-cell office:value-type="string">
            <text:p>Journal of Computer-Aided Molecular Desig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8972</text:p>
          </table:table-cell>
          <table:table-cell office:value-type="string">
            <text:p>QUÍMICA <text:s text:c="42"/></text:p>
          </table:table-cell>
          <table:table-cell office:value-type="string">
            <text:p>Journal of Coordination Chemistr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886</text:p>
          </table:table-cell>
          <table:table-cell office:value-type="string">
            <text:p>QUÍMICA <text:s text:c="42"/></text:p>
          </table:table-cell>
          <table:table-cell office:value-type="string">
            <text:p>Journal of Cosmetic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5182</text:p>
          </table:table-cell>
          <table:table-cell office:value-type="string">
            <text:p>QUÍMICA <text:s text:c="42"/></text:p>
          </table:table-cell>
          <table:table-cell office:value-type="string">
            <text:p>Journal of Cranio-Maxillo-Facial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248</text:p>
          </table:table-cell>
          <table:table-cell office:value-type="string">
            <text:p>QUÍMICA <text:s text:c="42"/></text:p>
          </table:table-cell>
          <table:table-cell office:value-type="string">
            <text:p>Journal of Crystal Growt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02</text:p>
          </table:table-cell>
          <table:table-cell office:value-type="string">
            <text:p>QUÍMICA <text:s text:c="42"/></text:p>
          </table:table-cell>
          <table:table-cell office:value-type="string">
            <text:p>Journal of Dairy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12</text:p>
          </table:table-cell>
          <table:table-cell office:value-type="string">
            <text:p>QUÍMICA <text:s text:c="42"/></text:p>
          </table:table-cell>
          <table:table-cell office:value-type="string">
            <text:p>Journal of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3-2691</text:p>
          </table:table-cell>
          <table:table-cell office:value-type="string">
            <text:p>QUÍMICA <text:s text:c="42"/></text:p>
          </table:table-cell>
          <table:table-cell office:value-type="string">
            <text:p>Journal of Dispersion Science and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3-2247</text:p>
          </table:table-cell>
          <table:table-cell office:value-type="string">
            <text:p>QUÍMICA <text:s text:c="42"/></text:p>
          </table:table-cell>
          <table:table-cell office:value-type="string">
            <text:p>Journal of Drug Delivery Science and 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6657</text:p>
          </table:table-cell>
          <table:table-cell office:value-type="string">
            <text:p>QUÍMICA <text:s text:c="42"/></text:p>
          </table:table-cell>
          <table:table-cell office:value-type="string">
            <text:p>Journal of Electroanalytical Chemistry (1992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28</text:p>
          </table:table-cell>
          <table:table-cell office:value-type="string">
            <text:p>QUÍMICA <text:s text:c="42"/></text:p>
          </table:table-cell>
          <table:table-cell office:value-type="string">
            <text:p>Journal of Electroanalytical Chemistry and Interfacial Electrochemistry (Cessou em 1992. Cont. ISSN 1572-6657 Journal of Electroanalytical Chemistry (1992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3449</text:p>
          </table:table-cell>
          <table:table-cell office:value-type="string">
            <text:p>QUÍMICA <text:s text:c="42"/></text:p>
          </table:table-cell>
          <table:table-cell office:value-type="string">
            <text:p>Journal of Electroceram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2048</text:p>
          </table:table-cell>
          <table:table-cell office:value-type="string">
            <text:p>QUÍMICA <text:s text:c="42"/></text:p>
          </table:table-cell>
          <table:table-cell office:value-type="string">
            <text:p>Journal of Electron Spectroscopy and Related Phenomen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5235</text:p>
          </table:table-cell>
          <table:table-cell office:value-type="string">
            <text:p>QUÍMICA <text:s text:c="42"/></text:p>
          </table:table-cell>
          <table:table-cell office:value-type="string">
            <text:p>Journal of Electronic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95</text:p>
          </table:table-cell>
          <table:table-cell office:value-type="string">
            <text:p>QUÍMICA <text:s text:c="42"/></text:p>
          </table:table-cell>
          <table:table-cell office:value-type="string">
            <text:p>Journal of Endocri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0652</text:p>
          </table:table-cell>
          <table:table-cell office:value-type="string">
            <text:p>QUÍMICA <text:s text:c="42"/></text:p>
          </table:table-cell>
          <table:table-cell office:value-type="string">
            <text:p>Journal of Energetic Materia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10-1903</text:p>
          </table:table-cell>
          <table:table-cell office:value-type="string">
            <text:p>QUÍMICA <text:s text:c="42"/></text:p>
          </table:table-cell>
          <table:table-cell office:value-type="string">
            <text:p>Journal of Engineering and Applied Science (Ca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9-6608</text:p>
          </table:table-cell>
          <table:table-cell office:value-type="string">
            <text:p>QUÍMICA <text:s text:c="42"/></text:p>
          </table:table-cell>
          <table:table-cell office:value-type="string">
            <text:p>Journal of Engineering and Applied Sciences (Asian Research Publishing Network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797</text:p>
          </table:table-cell>
          <table:table-cell office:value-type="string">
            <text:p>QUÍMICA <text:s text:c="42"/></text:p>
          </table:table-cell>
          <table:table-cell office:value-type="string">
            <text:p>Journal of Environmental Manage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0325</text:p>
          </table:table-cell>
          <table:table-cell office:value-type="string">
            <text:p>QUÍMICA <text:s text:c="42"/></text:p>
          </table:table-cell>
          <table:table-cell office:value-type="string">
            <text:p>Journal of Environmental Monito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1-5065</text:p>
          </table:table-cell>
          <table:table-cell office:value-type="string">
            <text:p>QUÍMICA <text:s text:c="42"/></text:p>
          </table:table-cell>
          <table:table-cell office:value-type="string">
            <text:p>Journal of Environmental Protection and E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425</text:p>
          </table:table-cell>
          <table:table-cell office:value-type="string">
            <text:p>QUÍMICA <text:s text:c="42"/></text:p>
          </table:table-cell>
          <table:table-cell office:value-type="string">
            <text:p>Journal of Environmental Qua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931X</text:p>
          </table:table-cell>
          <table:table-cell office:value-type="string">
            <text:p>QUÍMICA <text:s text:c="42"/></text:p>
          </table:table-cell>
          <table:table-cell office:value-type="string">
            <text:p>Journal of Environmental Radioactivit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4529</text:p>
          </table:table-cell>
          <table:table-cell office:value-type="string">
            <text:p>QUÍMICA <text:s text:c="42"/></text:p>
          </table:table-cell>
          <table:table-cell office:value-type="string">
            <text:p>Journal of Environmental Science and Health. Part A, Toxic Hazardous Substances and Environmental Engine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234</text:p>
          </table:table-cell>
          <table:table-cell office:value-type="string">
            <text:p>QUÍMICA <text:s text:c="42"/></text:p>
          </table:table-cell>
          <table:table-cell office:value-type="string">
            <text:p>Journal of Environmental Science and Health. Part B. Pesticides, Food Contaminants, and Agricultural Wast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6366</text:p>
          </table:table-cell>
          <table:table-cell office:value-type="string">
            <text:p>QUÍMICA <text:s text:c="42"/></text:p>
          </table:table-cell>
          <table:table-cell office:value-type="string">
            <text:p>Journal of Enzyme Inhibition and Medicinal Chem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60X</text:p>
          </table:table-cell>
          <table:table-cell office:value-type="string">
            <text:p>QUÍMICA <text:s text:c="42"/></text:p>
          </table:table-cell>
          <table:table-cell office:value-type="string">
            <text:p>Journal of Essential Oil-Bearing Plan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QUÍMICA <text:s text:c="42"/></text:p>
          </table:table-cell>
          <table:table-cell office:value-type="string">
            <text:p>Journal of Ethno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5-8217</text:p>
          </table:table-cell>
          <table:table-cell office:value-type="string">
            <text:p>QUÍMICA <text:s text:c="42"/></text:p>
          </table:table-cell>
          <table:table-cell office:value-type="string">
            <text:p>Journal of European Psychoanalys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81</text:p>
          </table:table-cell>
          <table:table-cell office:value-type="string">
            <text:p>QUÍMICA <text:s text:c="42"/></text:p>
          </table:table-cell>
          <table:table-cell office:value-type="string">
            <text:p>Journal of Experimental Marine Biology and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8969</text:p>
          </table:table-cell>
          <table:table-cell office:value-type="string">
            <text:p>QUÍMICA <text:s text:c="42"/></text:p>
          </table:table-cell>
          <table:table-cell office:value-type="string">
            <text:p>Journal of Experimental Zoology. Part A, Comparative Experimental Biology (Cessou em 2006. Cont. ISSN 1932-5223 Journal of Experimental Zoology. Part A, Ecological Genetics and Physiolog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9041</text:p>
          </table:table-cell>
          <table:table-cell office:value-type="string">
            <text:p>QUÍMICA <text:s text:c="42"/></text:p>
          </table:table-cell>
          <table:table-cell office:value-type="string">
            <text:p>Journal of Fire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1-775X</text:p>
          </table:table-cell>
          <table:table-cell office:value-type="string">
            <text:p>QUÍMICA <text:s text:c="42"/></text:p>
          </table:table-cell>
          <table:table-cell office:value-type="string">
            <text:p>Journal of Flow Injection Analys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509</text:p>
          </table:table-cell>
          <table:table-cell office:value-type="string">
            <text:p>QUÍMICA <text:s text:c="42"/></text:p>
          </table:table-cell>
          <table:table-cell office:value-type="string">
            <text:p>Journal of Fluoresc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39</text:p>
          </table:table-cell>
          <table:table-cell office:value-type="string">
            <text:p>QUÍMICA <text:s text:c="42"/></text:p>
          </table:table-cell>
          <table:table-cell office:value-type="string">
            <text:p>Journal of Fluorine 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75</text:p>
          </table:table-cell>
          <table:table-cell office:value-type="string">
            <text:p>QUÍMICA <text:s text:c="42"/></text:p>
          </table:table-cell>
          <table:table-cell office:value-type="string">
            <text:p>Journal of Food Composition and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8774</text:p>
          </table:table-cell>
          <table:table-cell office:value-type="string">
            <text:p>QUÍMICA <text:s text:c="42"/></text:p>
          </table:table-cell>
          <table:table-cell office:value-type="string">
            <text:p>Journal of Food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7258</text:p>
          </table:table-cell>
          <table:table-cell office:value-type="string">
            <text:p>QUÍMICA <text:s text:c="42"/></text:p>
          </table:table-cell>
          <table:table-cell office:value-type="string">
            <text:p>Journal of Food Lipid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76</text:p>
          </table:table-cell>
          <table:table-cell office:value-type="string">
            <text:p>QUÍMICA <text:s text:c="42"/></text:p>
          </table:table-cell>
          <table:table-cell office:value-type="string">
            <text:p>Journal of Food Process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9428</text:p>
          </table:table-cell>
          <table:table-cell office:value-type="string">
            <text:p>QUÍMICA <text:s text:c="42"/></text:p>
          </table:table-cell>
          <table:table-cell office:value-type="string">
            <text:p>Journal of Food Quali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47</text:p>
          </table:table-cell>
          <table:table-cell office:value-type="string">
            <text:p>QUÍMICA <text:s text:c="42"/></text:p>
          </table:table-cell>
          <table:table-cell office:value-type="string">
            <text:p>Journal of Food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55</text:p>
          </table:table-cell>
          <table:table-cell office:value-type="string">
            <text:p>QUÍMICA <text:s text:c="42"/></text:p>
          </table:table-cell>
          <table:table-cell office:value-type="string">
            <text:p>Journal of Food Science and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8462</text:p>
          </table:table-cell>
          <table:table-cell office:value-type="string">
            <text:p>QUÍMICA <text:s text:c="42"/></text:p>
          </table:table-cell>
          <table:table-cell office:value-type="string">
            <text:p>Journal of Food Technology (Faisalaba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98</text:p>
          </table:table-cell>
          <table:table-cell office:value-type="string">
            <text:p>QUÍMICA <text:s text:c="42"/></text:p>
          </table:table-cell>
          <table:table-cell office:value-type="string">
            <text:p>Journal of Forensic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5-9319</text:p>
          </table:table-cell>
          <table:table-cell office:value-type="string">
            <text:p>QUÍMICA <text:s text:c="42"/></text:p>
          </table:table-cell>
          <table:table-cell office:value-type="string">
            <text:p>Journal of Gastroenterology and Hep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6742</text:p>
          </table:table-cell>
          <table:table-cell office:value-type="string">
            <text:p>QUÍMICA <text:s text:c="42"/></text:p>
          </table:table-cell>
          <table:table-cell office:value-type="string">
            <text:p>Journal of Geochemical Explor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41</text:p>
          </table:table-cell>
          <table:table-cell office:value-type="string">
            <text:p>QUÍMICA <text:s text:c="42"/></text:p>
          </table:table-cell>
          <table:table-cell office:value-type="string">
            <text:p>Journal of Geotechnical and Geoenvironmental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QUÍMICA <text:s text:c="42"/></text:p>
          </table:table-cell>
          <table:table-cell office:value-type="string">
            <text:p>Journal of Hazardous Material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78</text:p>
          </table:table-cell>
          <table:table-cell office:value-type="string">
            <text:p>QUÍMICA <text:s text:c="42"/></text:p>
          </table:table-cell>
          <table:table-cell office:value-type="string">
            <text:p>Journal of Hep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8940</text:p>
          </table:table-cell>
          <table:table-cell office:value-type="string">
            <text:p>QUÍMICA <text:s text:c="42"/></text:p>
          </table:table-cell>
          <table:table-cell office:value-type="string">
            <text:p>Journal of Herbal Pharmacotherapy (Cessou em 2007. Fundiu-se com ISSN 1089-4179 Journal of Nutraceuticals, Functional &amp; Medical Foods e ISSN 1939-0211 Journal of Dietary Supplement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2X</text:p>
          </table:table-cell>
          <table:table-cell office:value-type="string">
            <text:p>QUÍMICA <text:s text:c="42"/></text:p>
          </table:table-cell>
          <table:table-cell office:value-type="string">
            <text:p>Journal of Heterocyclic Chem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89</text:p>
          </table:table-cell>
          <table:table-cell office:value-type="string">
            <text:p>QUÍMICA <text:s text:c="42"/></text:p>
          </table:table-cell>
          <table:table-cell office:value-type="string">
            <text:p>Journal of Horticultural Science (Cessou em 1997. Cont. ISSN 1462-0316 Journal of Horticultural Science &amp; Biotechnolog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694</text:p>
          </table:table-cell>
          <table:table-cell office:value-type="string">
            <text:p>QUÍMICA <text:s text:c="42"/></text:p>
          </table:table-cell>
          <table:table-cell office:value-type="string">
            <text:p>Journal of Hydrolog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0750</text:p>
          </table:table-cell>
          <table:table-cell office:value-type="string">
            <text:p>QUÍMICA <text:s text:c="42"/></text:p>
          </table:table-cell>
          <table:table-cell office:value-type="string">
            <text:p>Journal of Inclusion Phenome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3127</text:p>
          </table:table-cell>
          <table:table-cell office:value-type="string">
            <text:p>QUÍMICA <text:s text:c="42"/></text:p>
          </table:table-cell>
          <table:table-cell office:value-type="string">
            <text:p>Journal of Inclusion Phenomena and Macrocyclic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1111</text:p>
          </table:table-cell>
          <table:table-cell office:value-type="string">
            <text:p>QUÍMICA <text:s text:c="42"/></text:p>
          </table:table-cell>
          <table:table-cell office:value-type="string">
            <text:p>Journal of Inclusion Phenomena and Macrocyclic Chemistr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435</text:p>
          </table:table-cell>
          <table:table-cell office:value-type="string">
            <text:p>QUÍMICA <text:s text:c="42"/></text:p>
          </table:table-cell>
          <table:table-cell office:value-type="string">
            <text:p>Journal of Industrial Microbiology &amp;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8955</text:p>
          </table:table-cell>
          <table:table-cell office:value-type="string">
            <text:p>QUÍMICA <text:s text:c="42"/></text:p>
          </table:table-cell>
          <table:table-cell office:value-type="string">
            <text:p>Journal of Inherited Metabolic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QUÍMICA <text:s text:c="42"/></text:p>
          </table:table-cell>
          <table:table-cell office:value-type="string">
            <text:p>Journal of Inorganic Bio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1939</text:p>
          </table:table-cell>
          <table:table-cell office:value-type="string">
            <text:p>QUÍMICA <text:s text:c="42"/></text:p>
          </table:table-cell>
          <table:table-cell office:value-type="string">
            <text:p>Journal of Investigative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400</text:p>
          </table:table-cell>
          <table:table-cell office:value-type="string">
            <text:p>QUÍMICA <text:s text:c="42"/></text:p>
          </table:table-cell>
          <table:table-cell office:value-type="string">
            <text:p>Journal of Leukocyte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2104</text:p>
          </table:table-cell>
          <table:table-cell office:value-type="string">
            <text:p>QUÍMICA <text:s text:c="42"/></text:p>
          </table:table-cell>
          <table:table-cell office:value-type="string">
            <text:p>Journal of Liposom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076</text:p>
          </table:table-cell>
          <table:table-cell office:value-type="string">
            <text:p>QUÍMICA <text:s text:c="42"/></text:p>
          </table:table-cell>
          <table:table-cell office:value-type="string">
            <text:p>Journal of Liquid Chromatography &amp; Related Technologi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13</text:p>
          </table:table-cell>
          <table:table-cell office:value-type="string">
            <text:p>QUÍMICA <text:s text:c="42"/></text:p>
          </table:table-cell>
          <table:table-cell office:value-type="string">
            <text:p>Journal of Luminesc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348</text:p>
          </table:table-cell>
          <table:table-cell office:value-type="string">
            <text:p>QUÍMICA <text:s text:c="42"/></text:p>
          </table:table-cell>
          <table:table-cell office:value-type="string">
            <text:p>Journal of Macromolecular Science. Phys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1325</text:p>
          </table:table-cell>
          <table:table-cell office:value-type="string">
            <text:p>QUÍMICA <text:s text:c="42"/></text:p>
          </table:table-cell>
          <table:table-cell office:value-type="string">
            <text:p>Journal of Macromolecular Science. Pure and Applied Chemistr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7807</text:p>
          </table:table-cell>
          <table:table-cell office:value-type="string">
            <text:p>QUÍMICA <text:s text:c="42"/></text:p>
          </table:table-cell>
          <table:table-cell office:value-type="string">
            <text:p>Journal of Magnetic Resonance (San Diego, Calif. 1997: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853</text:p>
          </table:table-cell>
          <table:table-cell office:value-type="string">
            <text:p>QUÍMICA <text:s text:c="42"/></text:p>
          </table:table-cell>
          <table:table-cell office:value-type="string">
            <text:p>Journal of Magnetism and Magnetic Materi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5174</text:p>
          </table:table-cell>
          <table:table-cell office:value-type="string">
            <text:p>QUÍMICA <text:s text:c="42"/></text:p>
          </table:table-cell>
          <table:table-cell office:value-type="string">
            <text:p>Journal of Mass Spectrome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428</text:p>
          </table:table-cell>
          <table:table-cell office:value-type="string">
            <text:p>QUÍMICA <text:s text:c="42"/></text:p>
          </table:table-cell>
          <table:table-cell office:value-type="string">
            <text:p>Journal of Materials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495</text:p>
          </table:table-cell>
          <table:table-cell office:value-type="string">
            <text:p>QUÍMICA <text:s text:c="42"/></text:p>
          </table:table-cell>
          <table:table-cell office:value-type="string">
            <text:p>Journal of Materials Engineering and Performanc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136</text:p>
          </table:table-cell>
          <table:table-cell office:value-type="string">
            <text:p>QUÍMICA <text:s text:c="42"/></text:p>
          </table:table-cell>
          <table:table-cell office:value-type="string">
            <text:p>Journal of Materials Processing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2914</text:p>
          </table:table-cell>
          <table:table-cell office:value-type="string">
            <text:p>QUÍMICA <text:s text:c="42"/></text:p>
          </table:table-cell>
          <table:table-cell office:value-type="string">
            <text:p>Journal of Materials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QUÍMICA <text:s text:c="42"/></text:p>
          </table:table-cell>
          <table:table-cell office:value-type="string">
            <text:p>Journal of Materials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8028</text:p>
          </table:table-cell>
          <table:table-cell office:value-type="string">
            <text:p>QUÍMICA <text:s text:c="42"/></text:p>
          </table:table-cell>
          <table:table-cell office:value-type="string">
            <text:p>Journal of Materials Science Letters (Cessou em 2003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22</text:p>
          </table:table-cell>
          <table:table-cell office:value-type="string">
            <text:p>QUÍMICA <text:s text:c="42"/></text:p>
          </table:table-cell>
          <table:table-cell office:value-type="string">
            <text:p>Journal of Materials Science. Materials in Electron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30</text:p>
          </table:table-cell>
          <table:table-cell office:value-type="string">
            <text:p>QUÍMICA <text:s text:c="42"/></text:p>
          </table:table-cell>
          <table:table-cell office:value-type="string">
            <text:p>Journal of Materials Science. Materials in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9-9791</text:p>
          </table:table-cell>
          <table:table-cell office:value-type="string">
            <text:p>QUÍMICA <text:s text:c="42"/></text:p>
          </table:table-cell>
          <table:table-cell office:value-type="string">
            <text:p>Journal of Mathematical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23</text:p>
          </table:table-cell>
          <table:table-cell office:value-type="string">
            <text:p>QUÍMICA <text:s text:c="42"/></text:p>
          </table:table-cell>
          <table:table-cell office:value-type="string">
            <text:p>Journal of Medicin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20X</text:p>
          </table:table-cell>
          <table:table-cell office:value-type="string">
            <text:p>QUÍMICA <text:s text:c="42"/></text:p>
          </table:table-cell>
          <table:table-cell office:value-type="string">
            <text:p>Journal of Medicinal Foo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7388</text:p>
          </table:table-cell>
          <table:table-cell office:value-type="string">
            <text:p>QUÍMICA <text:s text:c="42"/></text:p>
          </table:table-cell>
          <table:table-cell office:value-type="string">
            <text:p>Journal of Membrane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375</text:p>
          </table:table-cell>
          <table:table-cell office:value-type="string">
            <text:p>QUÍMICA <text:s text:c="42"/></text:p>
          </table:table-cell>
          <table:table-cell office:value-type="string">
            <text:p>Journal of Metastable and Nanocrystalline Materia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48</text:p>
          </table:table-cell>
          <table:table-cell office:value-type="string">
            <text:p>QUÍMICA <text:s text:c="42"/></text:p>
          </table:table-cell>
          <table:table-cell office:value-type="string">
            <text:p>Journal of Microencapsul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720</text:p>
          </table:table-cell>
          <table:table-cell office:value-type="string">
            <text:p>QUÍMICA <text:s text:c="42"/></text:p>
          </table:table-cell>
          <table:table-cell office:value-type="string">
            <text:p>Journal of Mic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36</text:p>
          </table:table-cell>
          <table:table-cell office:value-type="string">
            <text:p>QUÍMICA <text:s text:c="42"/></text:p>
          </table:table-cell>
          <table:table-cell office:value-type="string">
            <text:p>Journal of Mole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69</text:p>
          </table:table-cell>
          <table:table-cell office:value-type="string">
            <text:p>QUÍMICA <text:s text:c="42"/></text:p>
          </table:table-cell>
          <table:table-cell office:value-type="string">
            <text:p>Journal of Molecular Catalysis. A, Chemic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77</text:p>
          </table:table-cell>
          <table:table-cell office:value-type="string">
            <text:p>QUÍMICA <text:s text:c="42"/></text:p>
          </table:table-cell>
          <table:table-cell office:value-type="string">
            <text:p>Journal of Molecular Catalysis. B, Enzymatic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3263</text:p>
          </table:table-cell>
          <table:table-cell office:value-type="string">
            <text:p>QUÍMICA <text:s text:c="42"/></text:p>
          </table:table-cell>
          <table:table-cell office:value-type="string">
            <text:p>Journal of Molecular Graphics &amp; Model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322</text:p>
          </table:table-cell>
          <table:table-cell office:value-type="string">
            <text:p>QUÍMICA <text:s text:c="42"/></text:p>
          </table:table-cell>
          <table:table-cell office:value-type="string">
            <text:p>Journal of Molecular Liquid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2940</text:p>
          </table:table-cell>
          <table:table-cell office:value-type="string">
            <text:p>QUÍMICA <text:s text:c="42"/></text:p>
          </table:table-cell>
          <table:table-cell office:value-type="string">
            <text:p>Journal of Molecular Mode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5023</text:p>
          </table:table-cell>
          <table:table-cell office:value-type="string">
            <text:p>QUÍMICA <text:s text:c="42"/></text:p>
          </table:table-cell>
          <table:table-cell office:value-type="string">
            <text:p>Journal of Molecular Modeling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52</text:p>
          </table:table-cell>
          <table:table-cell office:value-type="string">
            <text:p>QUÍMICA <text:s text:c="42"/></text:p>
          </table:table-cell>
          <table:table-cell office:value-type="string">
            <text:p>Journal of Molecular Spect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60</text:p>
          </table:table-cell>
          <table:table-cell office:value-type="string">
            <text:p>QUÍMICA <text:s text:c="42"/></text:p>
          </table:table-cell>
          <table:table-cell office:value-type="string">
            <text:p>Journal of Molecular Structur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QUÍMICA <text:s text:c="42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3155</text:p>
          </table:table-cell>
          <table:table-cell office:value-type="string">
            <text:p>QUÍMICA <text:s text:c="42"/></text:p>
          </table:table-cell>
          <table:table-cell office:value-type="string">
            <text:p>Journal of Nanobio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764</text:p>
          </table:table-cell>
          <table:table-cell office:value-type="string">
            <text:p>QUÍMICA <text:s text:c="42"/></text:p>
          </table:table-cell>
          <table:table-cell office:value-type="string">
            <text:p>Journal of Nanoparticl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4880</text:p>
          </table:table-cell>
          <table:table-cell office:value-type="string">
            <text:p>QUÍMICA <text:s text:c="42"/></text:p>
          </table:table-cell>
          <table:table-cell office:value-type="string">
            <text:p>Journal of Nanoscience and Nano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3-9953</text:p>
          </table:table-cell>
          <table:table-cell office:value-type="string">
            <text:p>QUÍMICA <text:s text:c="42"/></text:p>
          </table:table-cell>
          <table:table-cell office:value-type="string">
            <text:p>Journal of Natural Gas 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3864</text:p>
          </table:table-cell>
          <table:table-cell office:value-type="string">
            <text:p>QUÍMICA <text:s text:c="42"/></text:p>
          </table:table-cell>
          <table:table-cell office:value-type="string">
            <text:p>Journal of Natural Produc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335</text:p>
          </table:table-cell>
          <table:table-cell office:value-type="string">
            <text:p>QUÍMICA <text:s text:c="42"/></text:p>
          </table:table-cell>
          <table:table-cell office:value-type="string">
            <text:p>Journal of Near Infrared Spectroscop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70</text:p>
          </table:table-cell>
          <table:table-cell office:value-type="string">
            <text:p>QUÍMICA <text:s text:c="42"/></text:p>
          </table:table-cell>
          <table:table-cell office:value-type="string">
            <text:p>Journal of Neuroscience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2422</text:p>
          </table:table-cell>
          <table:table-cell office:value-type="string">
            <text:p>QUÍMICA <text:s text:c="42"/></text:p>
          </table:table-cell>
          <table:table-cell office:value-type="string">
            <text:p>Journal of New Materials for Electrochemical System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93</text:p>
          </table:table-cell>
          <table:table-cell office:value-type="string">
            <text:p>QUÍMICA <text:s text:c="42"/></text:p>
          </table:table-cell>
          <table:table-cell office:value-type="string">
            <text:p>Journal of Non-Crystalline Soli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258</text:p>
          </table:table-cell>
          <table:table-cell office:value-type="string">
            <text:p>QUÍMICA <text:s text:c="42"/></text:p>
          </table:table-cell>
          <table:table-cell office:value-type="string">
            <text:p>Journal of Optics. A, Pure and Applied Op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391</text:p>
          </table:table-cell>
          <table:table-cell office:value-type="string">
            <text:p>QUÍMICA <text:s text:c="42"/></text:p>
          </table:table-cell>
          <table:table-cell office:value-type="string">
            <text:p>Journal of Oral and Maxillofacial Surge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63</text:p>
          </table:table-cell>
          <table:table-cell office:value-type="string">
            <text:p>QUÍMICA <text:s text:c="42"/></text:p>
          </table:table-cell>
          <table:table-cell office:value-type="string">
            <text:p>Journal of Organic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6904</text:p>
          </table:table-cell>
          <table:table-cell office:value-type="string">
            <text:p>QUÍMICA <text:s text:c="42"/></text:p>
          </table:table-cell>
          <table:table-cell office:value-type="string">
            <text:p>Journal of Organic Chemistr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28X</text:p>
          </table:table-cell>
          <table:table-cell office:value-type="string">
            <text:p>QUÍMICA <text:s text:c="42"/></text:p>
          </table:table-cell>
          <table:table-cell office:value-type="string">
            <text:p>Journal of Organometallic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2728</text:p>
          </table:table-cell>
          <table:table-cell office:value-type="string">
            <text:p>QUÍMICA <text:s text:c="42"/></text:p>
          </table:table-cell>
          <table:table-cell office:value-type="string">
            <text:p>Journal of Paleolim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4114</text:p>
          </table:table-cell>
          <table:table-cell office:value-type="string">
            <text:p>QUÍMICA <text:s text:c="42"/></text:p>
          </table:table-cell>
          <table:table-cell office:value-type="string">
            <text:p>Journal of Pediatric Hematology/Onc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2617</text:p>
          </table:table-cell>
          <table:table-cell office:value-type="string">
            <text:p>QUÍMICA <text:s text:c="42"/></text:p>
          </table:table-cell>
          <table:table-cell office:value-type="string">
            <text:p>Journal of Peptide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QUÍMICA <text:s text:c="42"/></text:p>
          </table:table-cell>
          <table:table-cell office:value-type="string">
            <text:p>Journal of Periodontology (197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4105</text:p>
          </table:table-cell>
          <table:table-cell office:value-type="string">
            <text:p>QUÍMICA <text:s text:c="42"/></text:p>
          </table:table-cell>
          <table:table-cell office:value-type="string">
            <text:p>Journal of Petroleum Science &amp;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085</text:p>
          </table:table-cell>
          <table:table-cell office:value-type="string">
            <text:p>QUÍMICA <text:s text:c="42"/></text:p>
          </table:table-cell>
          <table:table-cell office:value-type="string">
            <text:p>Journal of Pharmaceutical and Biomedical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49</text:p>
          </table:table-cell>
          <table:table-cell office:value-type="string">
            <text:p>QUÍMICA <text:s text:c="42"/></text:p>
          </table:table-cell>
          <table:table-cell office:value-type="string">
            <text:p>Journal of Pharmaceut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7-8613</text:p>
          </table:table-cell>
          <table:table-cell office:value-type="string">
            <text:p>QUÍMICA <text:s text:c="42"/></text:p>
          </table:table-cell>
          <table:table-cell office:value-type="string">
            <text:p>Journal of Pharmacolog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2-1826</text:p>
          </table:table-cell>
          <table:table-cell office:value-type="string">
            <text:p>QUÍMICA <text:s text:c="42"/></text:p>
          </table:table-cell>
          <table:table-cell office:value-type="string">
            <text:p>Journal of Pharmacy &amp; Pharmaceutic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QUÍMICA <text:s text:c="42"/></text:p>
          </table:table-cell>
          <table:table-cell office:value-type="string">
            <text:p>Journal of Pharmacy and 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6030</text:p>
          </table:table-cell>
          <table:table-cell office:value-type="string">
            <text:p>QUÍMICA <text:s text:c="42"/></text:p>
          </table:table-cell>
          <table:table-cell office:value-type="string">
            <text:p>Journal of Photochemistry and Photobiology. A,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1344</text:p>
          </table:table-cell>
          <table:table-cell office:value-type="string">
            <text:p>QUÍMICA <text:s text:c="42"/></text:p>
          </table:table-cell>
          <table:table-cell office:value-type="string">
            <text:p>Journal of Photochemistry and Photobiology. B, 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8555</text:p>
          </table:table-cell>
          <table:table-cell office:value-type="string">
            <text:p>QUÍMICA <text:s text:c="42"/></text:p>
          </table:table-cell>
          <table:table-cell office:value-type="string">
            <text:p>Journal of Photo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46</text:p>
          </table:table-cell>
          <table:table-cell office:value-type="string">
            <text:p>QUÍMICA <text:s text:c="42"/></text:p>
          </table:table-cell>
          <table:table-cell office:value-type="string">
            <text:p>Journal of Phy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54</text:p>
          </table:table-cell>
          <table:table-cell office:value-type="string">
            <text:p>QUÍMICA <text:s text:c="42"/></text:p>
          </table:table-cell>
          <table:table-cell office:value-type="string">
            <text:p>Journal of Physical Chemistry (1952) (Cessou em 1996. Cont. ISSN 1089-5639 The Journal of Physical Chemistry. A e ISSN 1520-6106 Journal of Physical Chemistry. B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5647</text:p>
          </table:table-cell>
          <table:table-cell office:value-type="string">
            <text:p>QUÍMICA <text:s text:c="42"/></text:p>
          </table:table-cell>
          <table:table-cell office:value-type="string">
            <text:p>Journal of Physical Chemistry 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6106</text:p>
          </table:table-cell>
          <table:table-cell office:value-type="string">
            <text:p>QUÍMICA <text:s text:c="42"/></text:p>
          </table:table-cell>
          <table:table-cell office:value-type="string">
            <text:p>Journal of Physical Chemistry. B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7447</text:p>
          </table:table-cell>
          <table:table-cell office:value-type="string">
            <text:p>QUÍMICA <text:s text:c="42"/></text:p>
          </table:table-cell>
          <table:table-cell office:value-type="string">
            <text:p>Journal of Physical Chemistry. C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3230</text:p>
          </table:table-cell>
          <table:table-cell office:value-type="string">
            <text:p>QUÍMICA <text:s text:c="42"/></text:p>
          </table:table-cell>
          <table:table-cell office:value-type="string">
            <text:p>Journal of Physical Organic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97</text:p>
          </table:table-cell>
          <table:table-cell office:value-type="string">
            <text:p>QUÍMICA <text:s text:c="42"/></text:p>
          </table:table-cell>
          <table:table-cell office:value-type="string">
            <text:p>Journal of Physics and Chemistry of Soli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470</text:p>
          </table:table-cell>
          <table:table-cell office:value-type="string">
            <text:p>QUÍMICA <text:s text:c="42"/></text:p>
          </table:table-cell>
          <table:table-cell office:value-type="string">
            <text:p>Journal of Physics. A, Mathematical and General (Print) (Cessou em 2006. Cont. ISSN 1751-8113 Journal of Physics. A, Mathematical and Theoretical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4075</text:p>
          </table:table-cell>
          <table:table-cell office:value-type="string">
            <text:p>QUÍMICA <text:s text:c="42"/></text:p>
          </table:table-cell>
          <table:table-cell office:value-type="string">
            <text:p>Journal of Physics. B, Atomic Molecular and Optical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8984</text:p>
          </table:table-cell>
          <table:table-cell office:value-type="string">
            <text:p>QUÍMICA <text:s text:c="42"/></text:p>
          </table:table-cell>
          <table:table-cell office:value-type="string">
            <text:p>Journal of Physics. Condensed Matter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96</text:p>
          </table:table-cell>
          <table:table-cell office:value-type="string">
            <text:p>QUÍMICA <text:s text:c="42"/></text:p>
          </table:table-cell>
          <table:table-cell office:value-type="string">
            <text:p>Journal of Physics. Conference Serie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6588</text:p>
          </table:table-cell>
          <table:table-cell office:value-type="string">
            <text:p>QUÍMICA <text:s text:c="42"/></text:p>
          </table:table-cell>
          <table:table-cell office:value-type="string">
            <text:p>Journal of Physics. Conference Serie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727</text:p>
          </table:table-cell>
          <table:table-cell office:value-type="string">
            <text:p>QUÍMICA <text:s text:c="42"/></text:p>
          </table:table-cell>
          <table:table-cell office:value-type="string">
            <text:p>Journal of Physics. D, Applied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3098</text:p>
          </table:table-cell>
          <table:table-cell office:value-type="string">
            <text:p>QUÍMICA <text:s text:c="42"/></text:p>
          </table:table-cell>
          <table:table-cell office:value-type="string">
            <text:p>Journal of Pine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9145</text:p>
          </table:table-cell>
          <table:table-cell office:value-type="string">
            <text:p>QUÍMICA <text:s text:c="42"/></text:p>
          </table:table-cell>
          <table:table-cell office:value-type="string">
            <text:p>Journal of Plant Interaction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4167</text:p>
          </table:table-cell>
          <table:table-cell office:value-type="string">
            <text:p>QUÍMICA <text:s text:c="42"/></text:p>
          </table:table-cell>
          <table:table-cell office:value-type="string">
            <text:p>Journal of Plant Nutri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6-1617</text:p>
          </table:table-cell>
          <table:table-cell office:value-type="string">
            <text:p>QUÍMICA <text:s text:c="42"/></text:p>
          </table:table-cell>
          <table:table-cell office:value-type="string">
            <text:p>Journal of Plant Phy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6447</text:p>
          </table:table-cell>
          <table:table-cell office:value-type="string">
            <text:p>QUÍMICA <text:s text:c="42"/></text:p>
          </table:table-cell>
          <table:table-cell office:value-type="string">
            <text:p>Journal of Polymer Engine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8935</text:p>
          </table:table-cell>
          <table:table-cell office:value-type="string">
            <text:p>QUÍMICA <text:s text:c="42"/></text:p>
          </table:table-cell>
          <table:table-cell office:value-type="string">
            <text:p>Journal of Polymer Research (Dordrecht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24X</text:p>
          </table:table-cell>
          <table:table-cell office:value-type="string">
            <text:p>QUÍMICA <text:s text:c="42"/></text:p>
          </table:table-cell>
          <table:table-cell office:value-type="string">
            <text:p>Journal of Polymer Science. Part A, Polymer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6266</text:p>
          </table:table-cell>
          <table:table-cell office:value-type="string">
            <text:p>QUÍMICA <text:s text:c="42"/></text:p>
          </table:table-cell>
          <table:table-cell office:value-type="string">
            <text:p>Journal of Polymer Science. Part B, Polymer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2543</text:p>
          </table:table-cell>
          <table:table-cell office:value-type="string">
            <text:p>QUÍMICA <text:s text:c="42"/></text:p>
          </table:table-cell>
          <table:table-cell office:value-type="string">
            <text:p>Journal of Polymers and the Environ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2224</text:p>
          </table:table-cell>
          <table:table-cell office:value-type="string">
            <text:p>QUÍMICA <text:s text:c="42"/></text:p>
          </table:table-cell>
          <table:table-cell office:value-type="string">
            <text:p>Journal of Porous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4246</text:p>
          </table:table-cell>
          <table:table-cell office:value-type="string">
            <text:p>QUÍMICA <text:s text:c="42"/></text:p>
          </table:table-cell>
          <table:table-cell office:value-type="string">
            <text:p>Journal of Porphyrins and Phthalocyanin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753</text:p>
          </table:table-cell>
          <table:table-cell office:value-type="string">
            <text:p>QUÍMICA <text:s text:c="42"/></text:p>
          </table:table-cell>
          <table:table-cell office:value-type="string">
            <text:p>Journal of Power Sour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41X</text:p>
          </table:table-cell>
          <table:table-cell office:value-type="string">
            <text:p>QUÍMICA <text:s text:c="42"/></text:p>
          </table:table-cell>
          <table:table-cell office:value-type="string">
            <text:p>Journal of Prosthodont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3893</text:p>
          </table:table-cell>
          <table:table-cell office:value-type="string">
            <text:p>QUÍMICA <text:s text:c="42"/></text:p>
          </table:table-cell>
          <table:table-cell office:value-type="string">
            <text:p>Journal of Proteome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QUÍMICA <text:s text:c="42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4746</text:p>
          </table:table-cell>
          <table:table-cell office:value-type="string">
            <text:p>QUÍMICA <text:s text:c="42"/></text:p>
          </table:table-cell>
          <table:table-cell office:value-type="string">
            <text:p>Journal of Radiological Protec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0486</text:p>
          </table:table-cell>
          <table:table-cell office:value-type="string">
            <text:p>QUÍMICA <text:s text:c="42"/></text:p>
          </table:table-cell>
          <table:table-cell office:value-type="string">
            <text:p>Journal of Raman Spectrosco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6844</text:p>
          </table:table-cell>
          <table:table-cell office:value-type="string">
            <text:p>QUÍMICA <text:s text:c="42"/></text:p>
          </table:table-cell>
          <table:table-cell office:value-type="string">
            <text:p>Journal of Reinforced Plastics and Composite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314</text:p>
          </table:table-cell>
          <table:table-cell office:value-type="string">
            <text:p>QUÍMICA <text:s text:c="42"/></text:p>
          </table:table-cell>
          <table:table-cell office:value-type="string">
            <text:p>Journal of Separation Science (Interne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306</text:p>
          </table:table-cell>
          <table:table-cell office:value-type="string">
            <text:p>QUÍMICA <text:s text:c="42"/></text:p>
          </table:table-cell>
          <table:table-cell office:value-type="string">
            <text:p>Journal of Separation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707</text:p>
          </table:table-cell>
          <table:table-cell office:value-type="string">
            <text:p>QUÍMICA <text:s text:c="42"/></text:p>
          </table:table-cell>
          <table:table-cell office:value-type="string">
            <text:p>Journal of Sol-Gel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9-6231</text:p>
          </table:table-cell>
          <table:table-cell office:value-type="string">
            <text:p>QUÍMICA <text:s text:c="42"/></text:p>
          </table:table-cell>
          <table:table-cell office:value-type="string">
            <text:p>Journal of Solar Energy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96</text:p>
          </table:table-cell>
          <table:table-cell office:value-type="string">
            <text:p>QUÍMICA <text:s text:c="42"/></text:p>
          </table:table-cell>
          <table:table-cell office:value-type="string">
            <text:p>Journal of Solid State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8488</text:p>
          </table:table-cell>
          <table:table-cell office:value-type="string">
            <text:p>QUÍMICA <text:s text:c="42"/></text:p>
          </table:table-cell>
          <table:table-cell office:value-type="string">
            <text:p>Journal of Solid State Electro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9782</text:p>
          </table:table-cell>
          <table:table-cell office:value-type="string">
            <text:p>QUÍMICA <text:s text:c="42"/></text:p>
          </table:table-cell>
          <table:table-cell office:value-type="string">
            <text:p>Journal of Solution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9811</text:p>
          </table:table-cell>
          <table:table-cell office:value-type="string">
            <text:p>QUÍMICA <text:s text:c="42"/></text:p>
          </table:table-cell>
          <table:table-cell office:value-type="string">
            <text:p>Journal of South American Earth Scienc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8477</text:p>
          </table:table-cell>
          <table:table-cell office:value-type="string">
            <text:p>QUÍMICA <text:s text:c="42"/></text:p>
          </table:table-cell>
          <table:table-cell office:value-type="string">
            <text:p>Journal of Structural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5993</text:p>
          </table:table-cell>
          <table:table-cell office:value-type="string">
            <text:p>QUÍMICA <text:s text:c="42"/></text:p>
          </table:table-cell>
          <table:table-cell office:value-type="string">
            <text:p>Journal of Sulfur Chemistr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3958</text:p>
          </table:table-cell>
          <table:table-cell office:value-type="string">
            <text:p>QUÍMICA <text:s text:c="42"/></text:p>
          </table:table-cell>
          <table:table-cell office:value-type="string">
            <text:p>Journal of Surfactants and Detergent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7-8724</text:p>
          </table:table-cell>
          <table:table-cell office:value-type="string">
            <text:p>QUÍMICA <text:s text:c="42"/></text:p>
          </table:table-cell>
          <table:table-cell office:value-type="string">
            <text:p>Journal of Teacher Education and Train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901</text:p>
          </table:table-cell>
          <table:table-cell office:value-type="string">
            <text:p>QUÍMICA <text:s text:c="42"/></text:p>
          </table:table-cell>
          <table:table-cell office:value-type="string">
            <text:p>Journal of Texture Studi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3289</text:p>
          </table:table-cell>
          <table:table-cell office:value-type="string">
            <text:p>QUÍMICA <text:s text:c="42"/></text:p>
          </table:table-cell>
          <table:table-cell office:value-type="string">
            <text:p>Journal of the Air &amp; Waste Management Association (Cessou em 1992. Cont. ISSN 1073-161X Air &amp; Wast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20</text:p>
          </table:table-cell>
          <table:table-cell office:value-type="string">
            <text:p>QUÍMICA <text:s text:c="42"/></text:p>
          </table:table-cell>
          <table:table-cell office:value-type="string">
            <text:p>Journal of the American Ceramic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63</text:p>
          </table:table-cell>
          <table:table-cell office:value-type="string">
            <text:p>QUÍMICA <text:s text:c="42"/></text:p>
          </table:table-cell>
          <table:table-cell office:value-type="string">
            <text:p>Journal of the American Chemical Socie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5724</text:p>
          </table:table-cell>
          <table:table-cell office:value-type="string">
            <text:p>QUÍMICA <text:s text:c="42"/></text:p>
          </table:table-cell>
          <table:table-cell office:value-type="string">
            <text:p>Journal of the American College of Nutri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21X</text:p>
          </table:table-cell>
          <table:table-cell office:value-type="string">
            <text:p>QUÍMICA <text:s text:c="42"/></text:p>
          </table:table-cell>
          <table:table-cell office:value-type="string">
            <text:p>Journal of the American Oil Chemists'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0305</text:p>
          </table:table-cell>
          <table:table-cell office:value-type="string">
            <text:p>QUÍMICA <text:s text:c="42"/></text:p>
          </table:table-cell>
          <table:table-cell office:value-type="string">
            <text:p>Journal of the American Society for Mass Spectrome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QUÍMICA <text:s text:c="42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90</text:p>
          </table:table-cell>
          <table:table-cell office:value-type="string">
            <text:p>QUÍMICA <text:s text:c="42"/></text:p>
          </table:table-cell>
          <table:table-cell office:value-type="string">
            <text:p>Journal of the Brazilian Chemical Societ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00</text:p>
          </table:table-cell>
          <table:table-cell office:value-type="string">
            <text:p>QUÍMICA <text:s text:c="42"/></text:p>
          </table:table-cell>
          <table:table-cell office:value-type="string">
            <text:p>Journal of the Brazilian Computer Societ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QUÍMICA <text:s text:c="42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4-5400</text:p>
          </table:table-cell>
          <table:table-cell office:value-type="string">
            <text:p>QUÍMICA <text:s text:c="42"/></text:p>
          </table:table-cell>
          <table:table-cell office:value-type="string">
            <text:p>Journal of the Ceramic Society of Japan (Cessou em 2007. Cont. ISSN 1882-0743 Journal of the Ceramic Society of Japan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246</text:p>
          </table:table-cell>
          <table:table-cell office:value-type="string">
            <text:p>QUÍMICA <text:s text:c="42"/></text:p>
          </table:table-cell>
          <table:table-cell office:value-type="string">
            <text:p>Journal of the Chemical Society. Dalton Transactions (Print) (Cessou em 1999. Cont. ISSN 1477-9226 Dalton Transactions (2003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707</text:p>
          </table:table-cell>
          <table:table-cell office:value-type="string">
            <text:p>QUÍMICA <text:s text:c="42"/></text:p>
          </table:table-cell>
          <table:table-cell office:value-type="string">
            <text:p>Journal of the Chilean Chemical Societ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24</text:p>
          </table:table-cell>
          <table:table-cell office:value-type="string">
            <text:p>QUÍMICA <text:s text:c="42"/></text:p>
          </table:table-cell>
          <table:table-cell office:value-type="string">
            <text:p>Journal of the Chilean Chemical Societ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4651</text:p>
          </table:table-cell>
          <table:table-cell office:value-type="string">
            <text:p>QUÍMICA <text:s text:c="42"/></text:p>
          </table:table-cell>
          <table:table-cell office:value-type="string">
            <text:p>Journal of the Electrochemical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2219</text:p>
          </table:table-cell>
          <table:table-cell office:value-type="string">
            <text:p>QUÍMICA <text:s text:c="42"/></text:p>
          </table:table-cell>
          <table:table-cell office:value-type="string">
            <text:p>Journal of the European Ceramic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9684</text:p>
          </table:table-cell>
          <table:table-cell office:value-type="string">
            <text:p>QUÍMICA <text:s text:c="42"/></text:p>
          </table:table-cell>
          <table:table-cell office:value-type="string">
            <text:p>Journal of the National Medical Associ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224</text:p>
          </table:table-cell>
          <table:table-cell office:value-type="string">
            <text:p>QUÍMICA <text:s text:c="42"/></text:p>
          </table:table-cell>
          <table:table-cell office:value-type="string">
            <text:p>Journal of the Optical Society of America. B, Optical 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42</text:p>
          </table:table-cell>
          <table:table-cell office:value-type="string">
            <text:p>QUÍMICA <text:s text:c="42"/></text:p>
          </table:table-cell>
          <table:table-cell office:value-type="string">
            <text:p>Journal of the Science of Food and Agricultu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2-5139</text:p>
          </table:table-cell>
          <table:table-cell office:value-type="string">
            <text:p>QUÍMICA <text:s text:c="42"/></text:p>
          </table:table-cell>
          <table:table-cell office:value-type="string">
            <text:p>Journal of the Serbian Chemical Socie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832</text:p>
          </table:table-cell>
          <table:table-cell office:value-type="string">
            <text:p>QUÍMICA <text:s text:c="42"/></text:p>
          </table:table-cell>
          <table:table-cell office:value-type="string">
            <text:p>Journal of the Society of Cosmetic Chemis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8849</text:p>
          </table:table-cell>
          <table:table-cell office:value-type="string">
            <text:p>QUÍMICA <text:s text:c="42"/></text:p>
          </table:table-cell>
          <table:table-cell office:value-type="string">
            <text:p>Journal of the World Aquaculture Socie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6336</text:p>
          </table:table-cell>
          <table:table-cell office:value-type="string">
            <text:p>QUÍMICA <text:s text:c="42"/></text:p>
          </table:table-cell>
          <table:table-cell office:value-type="string">
            <text:p>Journal of Theoretical and Computational Chem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93</text:p>
          </table:table-cell>
          <table:table-cell office:value-type="string">
            <text:p>QUÍMICA <text:s text:c="42"/></text:p>
          </table:table-cell>
          <table:table-cell office:value-type="string">
            <text:p>Journal of Theoretic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6150</text:p>
          </table:table-cell>
          <table:table-cell office:value-type="string">
            <text:p>QUÍMICA <text:s text:c="42"/></text:p>
          </table:table-cell>
          <table:table-cell office:value-type="string">
            <text:p>Journal of Thermal Analysis and Calorime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630</text:p>
          </table:table-cell>
          <table:table-cell office:value-type="string">
            <text:p>QUÍMICA <text:s text:c="42"/></text:p>
          </table:table-cell>
          <table:table-cell office:value-type="string">
            <text:p>Journal of Thermal Spray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672X</text:p>
          </table:table-cell>
          <table:table-cell office:value-type="string">
            <text:p>QUÍMICA <text:s text:c="42"/></text:p>
          </table:table-cell>
          <table:table-cell office:value-type="string">
            <text:p>Journal of Trace Elements in Medicine and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1172</text:p>
          </table:table-cell>
          <table:table-cell office:value-type="string">
            <text:p>QUÍMICA <text:s text:c="42"/></text:p>
          </table:table-cell>
          <table:table-cell office:value-type="string">
            <text:p>Journal of Vascula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783</text:p>
          </table:table-cell>
          <table:table-cell office:value-type="string">
            <text:p>QUÍMICA <text:s text:c="42"/></text:p>
          </table:table-cell>
          <table:table-cell office:value-type="string">
            <text:p>Journal of Veterinary Pharmacology and Therapeu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QUÍMICA <text:s text:c="42"/></text:p>
          </table:table-cell>
          <table:table-cell office:value-type="string">
            <text:p>Journal of Vir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6-9935</text:p>
          </table:table-cell>
          <table:table-cell office:value-type="string">
            <text:p>QUÍMICA <text:s text:c="42"/></text:p>
          </table:table-cell>
          <table:table-cell office:value-type="string">
            <text:p>Journal of Water Supply: Research and Technology. AQUA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3813</text:p>
          </table:table-cell>
          <table:table-cell office:value-type="string">
            <text:p>QUÍMICA <text:s text:c="42"/></text:p>
          </table:table-cell>
          <table:table-cell office:value-type="string">
            <text:p>Journal of Wood Chemistry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0211</text:p>
          </table:table-cell>
          <table:table-cell office:value-type="string">
            <text:p>QUÍMICA <text:s text:c="42"/></text:p>
          </table:table-cell>
          <table:table-cell office:value-type="string">
            <text:p>Journal of Wood Science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071</text:p>
          </table:table-cell>
          <table:table-cell office:value-type="string">
            <text:p>QUÍMICA <text:s text:c="42"/></text:p>
          </table:table-cell>
          <table:table-cell office:value-type="string">
            <text:p>JPEN. Journal of Parenteral and Enteral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9826</text:p>
          </table:table-cell>
          <table:table-cell office:value-type="string">
            <text:p>QUÍMICA <text:s text:c="42"/></text:p>
          </table:table-cell>
          <table:table-cell office:value-type="string">
            <text:p>Key Engineering Material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3276</text:p>
          </table:table-cell>
          <table:table-cell office:value-type="string">
            <text:p>QUÍMICA <text:s text:c="42"/></text:p>
          </table:table-cell>
          <table:table-cell office:value-type="string">
            <text:p>KGK. Kautschuk, Gummi, Kunststoff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2538</text:p>
          </table:table-cell>
          <table:table-cell office:value-type="string">
            <text:p>QUÍMICA <text:s text:c="42"/></text:p>
          </table:table-cell>
          <table:table-cell office:value-type="string">
            <text:p>Kidney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1584</text:p>
          </table:table-cell>
          <table:table-cell office:value-type="string">
            <text:p>QUÍMICA <text:s text:c="42"/></text:p>
          </table:table-cell>
          <table:table-cell office:value-type="string">
            <text:p>Kinetics and Catalys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4761</text:p>
          </table:table-cell>
          <table:table-cell office:value-type="string">
            <text:p>QUÍMICA <text:s text:c="42"/></text:p>
          </table:table-cell>
          <table:table-cell office:value-type="string">
            <text:p>Kristallografiya (Moskv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0197</text:p>
          </table:table-cell>
          <table:table-cell office:value-type="string">
            <text:p>QUÍMICA <text:s text:c="42"/></text:p>
          </table:table-cell>
          <table:table-cell office:value-type="string">
            <text:p>Lab on a Chip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7463</text:p>
          </table:table-cell>
          <table:table-cell office:value-type="string">
            <text:p>QUÍMICA <text:s text:c="42"/></text:p>
          </table:table-cell>
          <table:table-cell office:value-type="string">
            <text:p>Langmui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0X</text:p>
          </table:table-cell>
          <table:table-cell office:value-type="string">
            <text:p>QUÍMICA <text:s text:c="42"/></text:p>
          </table:table-cell>
          <table:table-cell office:value-type="string">
            <text:p>Laser Phys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2011</text:p>
          </table:table-cell>
          <table:table-cell office:value-type="string">
            <text:p>QUÍMICA <text:s text:c="42"/></text:p>
          </table:table-cell>
          <table:table-cell office:value-type="string">
            <text:p>Laser Physics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8921</text:p>
          </table:table-cell>
          <table:table-cell office:value-type="string">
            <text:p>QUÍMICA <text:s text:c="42"/></text:p>
          </table:table-cell>
          <table:table-cell office:value-type="string">
            <text:p>Lasers in Medic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092</text:p>
          </table:table-cell>
          <table:table-cell office:value-type="string">
            <text:p>QUÍMICA <text:s text:c="42"/></text:p>
          </table:table-cell>
          <table:table-cell office:value-type="string">
            <text:p>Lasers in Surgery and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0793</text:p>
          </table:table-cell>
          <table:table-cell office:value-type="string">
            <text:p>QUÍMICA <text:s text:c="42"/></text:p>
          </table:table-cell>
          <table:table-cell office:value-type="string">
            <text:p>Latin American Applie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9090</text:p>
          </table:table-cell>
          <table:table-cell office:value-type="string">
            <text:p>QUÍMICA <text:s text:c="42"/></text:p>
          </table:table-cell>
          <table:table-cell office:value-type="string">
            <text:p>LC GC (Cessou em 1999. Cont. ISSN 1527-5949 LC GC North Ameri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5949</text:p>
          </table:table-cell>
          <table:table-cell office:value-type="string">
            <text:p>QUÍMICA <text:s text:c="42"/></text:p>
          </table:table-cell>
          <table:table-cell office:value-type="string">
            <text:p>LC GC North Amer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0477</text:p>
          </table:table-cell>
          <table:table-cell office:value-type="string">
            <text:p>QUÍMICA <text:s text:c="42"/></text:p>
          </table:table-cell>
          <table:table-cell office:value-type="string">
            <text:p>Le Courrier de la Nature (1977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438</text:p>
          </table:table-cell>
          <table:table-cell office:value-type="string">
            <text:p>QUÍMICA <text:s text:c="42"/></text:p>
          </table:table-cell>
          <table:table-cell office:value-type="string">
            <text:p>Lebensmittel-Wissenschaft + Technologie / Food Science +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0-930X</text:p>
          </table:table-cell>
          <table:table-cell office:value-type="string">
            <text:p>QUÍMICA <text:s text:c="42"/></text:p>
          </table:table-cell>
          <table:table-cell office:value-type="string">
            <text:p>Les Annales de la Recherche Urbaine (Par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QUÍMICA <text:s text:c="42"/></text:p>
          </table:table-cell>
          <table:table-cell office:value-type="string">
            <text:p>Letters in Applied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808</text:p>
          </table:table-cell>
          <table:table-cell office:value-type="string">
            <text:p>QUÍMICA <text:s text:c="42"/></text:p>
          </table:table-cell>
          <table:table-cell office:value-type="string">
            <text:p>Letters in Drug Design &amp; Discove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786</text:p>
          </table:table-cell>
          <table:table-cell office:value-type="string">
            <text:p>QUÍMICA <text:s text:c="42"/></text:p>
          </table:table-cell>
          <table:table-cell office:value-type="string">
            <text:p>Letters in Organic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2829</text:p>
          </table:table-cell>
          <table:table-cell office:value-type="string">
            <text:p>QUÍMICA <text:s text:c="42"/></text:p>
          </table:table-cell>
          <table:table-cell office:value-type="string">
            <text:p>Lichenologist (Lond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QUÍMICA <text:s text:c="42"/></text:p>
          </table:table-cell>
          <table:table-cell office:value-type="string">
            <text:p>Life Sciences (197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590</text:p>
          </table:table-cell>
          <table:table-cell office:value-type="string">
            <text:p>QUÍMICA <text:s text:c="42"/></text:p>
          </table:table-cell>
          <table:table-cell office:value-type="string">
            <text:p>Limnology and Oceanograph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201</text:p>
          </table:table-cell>
          <table:table-cell office:value-type="string">
            <text:p>QUÍMICA <text:s text:c="42"/></text:p>
          </table:table-cell>
          <table:table-cell office:value-type="string">
            <text:p>Lip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8292</text:p>
          </table:table-cell>
          <table:table-cell office:value-type="string">
            <text:p>QUÍMICA <text:s text:c="42"/></text:p>
          </table:table-cell>
          <table:table-cell office:value-type="string">
            <text:p>Liquid Crystal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1413</text:p>
          </table:table-cell>
          <table:table-cell office:value-type="string">
            <text:p>QUÍMICA <text:s text:c="42"/></text:p>
          </table:table-cell>
          <table:table-cell office:value-type="string">
            <text:p>Livestock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7235</text:p>
          </table:table-cell>
          <table:table-cell office:value-type="string">
            <text:p>QUÍMICA <text:s text:c="42"/></text:p>
          </table:table-cell>
          <table:table-cell office:value-type="string">
            <text:p>Luminescence (Chichester, England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6-5187</text:p>
          </table:table-cell>
          <table:table-cell office:value-type="string">
            <text:p>QUÍMICA <text:s text:c="42"/></text:p>
          </table:table-cell>
          <table:table-cell office:value-type="string">
            <text:p>Macromolecular Bio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52</text:p>
          </table:table-cell>
          <table:table-cell office:value-type="string">
            <text:p>QUÍMICA <text:s text:c="42"/></text:p>
          </table:table-cell>
          <table:table-cell office:value-type="string">
            <text:p>Macromolecular Chemistry and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7492</text:p>
          </table:table-cell>
          <table:table-cell office:value-type="string">
            <text:p>QUÍMICA <text:s text:c="42"/></text:p>
          </table:table-cell>
          <table:table-cell office:value-type="string">
            <text:p>Macromolecular Materials and Engineering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36</text:p>
          </table:table-cell>
          <table:table-cell office:value-type="string">
            <text:p>QUÍMICA <text:s text:c="42"/></text:p>
          </table:table-cell>
          <table:table-cell office:value-type="string">
            <text:p>Macromolecular Rapid Communic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832X</text:p>
          </table:table-cell>
          <table:table-cell office:value-type="string">
            <text:p>QUÍMICA <text:s text:c="42"/></text:p>
          </table:table-cell>
          <table:table-cell office:value-type="string">
            <text:p>Macromolecular Reaction Engineer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60</text:p>
          </table:table-cell>
          <table:table-cell office:value-type="string">
            <text:p>QUÍMICA <text:s text:c="42"/></text:p>
          </table:table-cell>
          <table:table-cell office:value-type="string">
            <text:p>Macromolecular Sympos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9297</text:p>
          </table:table-cell>
          <table:table-cell office:value-type="string">
            <text:p>QUÍMICA <text:s text:c="42"/></text:p>
          </table:table-cell>
          <table:table-cell office:value-type="string">
            <text:p>Macromolecul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1581</text:p>
          </table:table-cell>
          <table:table-cell office:value-type="string">
            <text:p>QUÍMICA <text:s text:c="42"/></text:p>
          </table:table-cell>
          <table:table-cell office:value-type="string">
            <text:p>Magnetic Resonance in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1241</text:p>
          </table:table-cell>
          <table:table-cell office:value-type="string">
            <text:p>QUÍMICA <text:s text:c="42"/></text:p>
          </table:table-cell>
          <table:table-cell office:value-type="string">
            <text:p>Main Group Metal Chem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2700</text:p>
          </table:table-cell>
          <table:table-cell office:value-type="string">
            <text:p>QUÍMICA <text:s text:c="42"/></text:p>
          </table:table-cell>
          <table:table-cell office:value-type="string">
            <text:p>Maquinas e Met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62</text:p>
          </table:table-cell>
          <table:table-cell office:value-type="string">
            <text:p>QUÍMICA <text:s text:c="42"/></text:p>
          </table:table-cell>
          <table:table-cell office:value-type="string">
            <text:p>Marine Biology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2228</text:p>
          </table:table-cell>
          <table:table-cell office:value-type="string">
            <text:p>QUÍMICA <text:s text:c="42"/></text:p>
          </table:table-cell>
          <table:table-cell office:value-type="string">
            <text:p>Marine Bio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03</text:p>
          </table:table-cell>
          <table:table-cell office:value-type="string">
            <text:p>QUÍMICA <text:s text:c="42"/></text:p>
          </table:table-cell>
          <table:table-cell office:value-type="string">
            <text:p>Marine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8630</text:p>
          </table:table-cell>
          <table:table-cell office:value-type="string">
            <text:p>QUÍMICA <text:s text:c="42"/></text:p>
          </table:table-cell>
          <table:table-cell office:value-type="string">
            <text:p>Marine Ecology. Progress Series (Halstenbe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1136</text:p>
          </table:table-cell>
          <table:table-cell office:value-type="string">
            <text:p>QUÍMICA <text:s text:c="42"/></text:p>
          </table:table-cell>
          <table:table-cell office:value-type="string">
            <text:p>Marine Environmen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27</text:p>
          </table:table-cell>
          <table:table-cell office:value-type="string">
            <text:p>QUÍMICA <text:s text:c="42"/></text:p>
          </table:table-cell>
          <table:table-cell office:value-type="string">
            <text:p>Marine Ge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398</text:p>
          </table:table-cell>
          <table:table-cell office:value-type="string">
            <text:p>QUÍMICA <text:s text:c="42"/></text:p>
          </table:table-cell>
          <table:table-cell office:value-type="string">
            <text:p>Marine Micropaleon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6X</text:p>
          </table:table-cell>
          <table:table-cell office:value-type="string">
            <text:p>QUÍMICA <text:s text:c="42"/></text:p>
          </table:table-cell>
          <table:table-cell office:value-type="string">
            <text:p>Marine Pollution Bulletin.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7037</text:p>
          </table:table-cell>
          <table:table-cell office:value-type="string">
            <text:p>QUÍMICA <text:s text:c="42"/></text:p>
          </table:table-cell>
          <table:table-cell office:value-type="string">
            <text:p>Mass Spectrometry Review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QUÍMICA <text:s text:c="42"/></text:p>
          </table:table-cell>
          <table:table-cell office:value-type="string">
            <text:p>Matéria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5117</text:p>
          </table:table-cell>
          <table:table-cell office:value-type="string">
            <text:p>QUÍMICA <text:s text:c="42"/></text:p>
          </table:table-cell>
          <table:table-cell office:value-type="string">
            <text:p>Materials and Corrosion (1995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803</text:p>
          </table:table-cell>
          <table:table-cell office:value-type="string">
            <text:p>QUÍMICA <text:s text:c="42"/></text:p>
          </table:table-cell>
          <table:table-cell office:value-type="string">
            <text:p>Materials Characteriz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0584</text:p>
          </table:table-cell>
          <table:table-cell office:value-type="string">
            <text:p>QUÍMICA <text:s text:c="42"/></text:p>
          </table:table-cell>
          <table:table-cell office:value-type="string">
            <text:p>Materials Chemistry and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77X</text:p>
          </table:table-cell>
          <table:table-cell office:value-type="string">
            <text:p>QUÍMICA <text:s text:c="42"/></text:p>
          </table:table-cell>
          <table:table-cell office:value-type="string">
            <text:p>Materials Letters (General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725</text:p>
          </table:table-cell>
          <table:table-cell office:value-type="string">
            <text:p>QUÍMICA <text:s text:c="42"/></text:p>
          </table:table-cell>
          <table:table-cell office:value-type="string">
            <text:p>Materials Letters (Individual member ed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QUÍMICA <text:s text:c="42"/></text:p>
          </table:table-cell>
          <table:table-cell office:value-type="string">
            <text:p>Materials Research (São Carlo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5408</text:p>
          </table:table-cell>
          <table:table-cell office:value-type="string">
            <text:p>QUÍMICA <text:s text:c="42"/></text:p>
          </table:table-cell>
          <table:table-cell office:value-type="string">
            <text:p>Materials Research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9172</text:p>
          </table:table-cell>
          <table:table-cell office:value-type="string">
            <text:p>QUÍMICA <text:s text:c="42"/></text:p>
          </table:table-cell>
          <table:table-cell office:value-type="string">
            <text:p>Materials Research Society Symposia Proceedin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093</text:p>
          </table:table-cell>
          <table:table-cell office:value-type="string">
            <text:p>QUÍMICA <text:s text:c="42"/></text:p>
          </table:table-cell>
          <table:table-cell office:value-type="string">
            <text:p>Materials Science &amp; Engineering. A, Structural Materials: properties, microstructure and process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107</text:p>
          </table:table-cell>
          <table:table-cell office:value-type="string">
            <text:p>QUÍMICA <text:s text:c="42"/></text:p>
          </table:table-cell>
          <table:table-cell office:value-type="string">
            <text:p>Materials Science &amp; Engineering. B, Solid-State Materials for Advance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QUÍMICA <text:s text:c="42"/></text:p>
          </table:table-cell>
          <table:table-cell office:value-type="string">
            <text:p>Materials Science &amp; Engineering. C, Biomimetic Materials, Sensors and Syste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5476</text:p>
          </table:table-cell>
          <table:table-cell office:value-type="string">
            <text:p>QUÍMICA <text:s text:c="42"/></text:p>
          </table:table-cell>
          <table:table-cell office:value-type="string">
            <text:p>Materials Science Foru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0233</text:p>
          </table:table-cell>
          <table:table-cell office:value-type="string">
            <text:p>QUÍMICA <text:s text:c="42"/></text:p>
          </table:table-cell>
          <table:table-cell office:value-type="string">
            <text:p>Measurement Science &amp;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740</text:p>
          </table:table-cell>
          <table:table-cell office:value-type="string">
            <text:p>QUÍMICA <text:s text:c="42"/></text:p>
          </table:table-cell>
          <table:table-cell office:value-type="string">
            <text:p>Meat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3786</text:p>
          </table:table-cell>
          <table:table-cell office:value-type="string">
            <text:p>QUÍMICA <text:s text:c="42"/></text:p>
          </table:table-cell>
          <table:table-cell office:value-type="string">
            <text:p>Medical Mycology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064</text:p>
          </table:table-cell>
          <table:table-cell office:value-type="string">
            <text:p>QUÍMICA <text:s text:c="42"/></text:p>
          </table:table-cell>
          <table:table-cell office:value-type="string">
            <text:p>Medicinal Chemistry (Hilversu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2523</text:p>
          </table:table-cell>
          <table:table-cell office:value-type="string">
            <text:p>QUÍMICA <text:s text:c="42"/></text:p>
          </table:table-cell>
          <table:table-cell office:value-type="string">
            <text:p>Medicinal Chemistry Researc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034</text:p>
          </table:table-cell>
          <table:table-cell office:value-type="string">
            <text:p>QUÍMICA <text:s text:c="42"/></text:p>
          </table:table-cell>
          <table:table-cell office:value-type="string">
            <text:p>Medicinal Chemistry Revi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QUÍMICA <text:s text:c="42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60</text:p>
          </table:table-cell>
          <table:table-cell office:value-type="string">
            <text:p>QUÍMICA <text:s text:c="42"/></text:p>
          </table:table-cell>
          <table:table-cell office:value-type="string">
            <text:p>Memórias do Instituto Oswaldo Cruz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791</text:p>
          </table:table-cell>
          <table:table-cell office:value-type="string">
            <text:p>QUÍMICA <text:s text:c="42"/></text:p>
          </table:table-cell>
          <table:table-cell office:value-type="string">
            <text:p>Mens Agita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5623</text:p>
          </table:table-cell>
          <table:table-cell office:value-type="string">
            <text:p>QUÍMICA <text:s text:c="42"/></text:p>
          </table:table-cell>
          <table:table-cell office:value-type="string">
            <text:p>Metallurgical and Materials Transactions. A, Physical Metallurgy and Materials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423X</text:p>
          </table:table-cell>
          <table:table-cell office:value-type="string">
            <text:p>QUÍMICA <text:s text:c="42"/></text:p>
          </table:table-cell>
          <table:table-cell office:value-type="string">
            <text:p>Metals Materials and Process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98</text:p>
          </table:table-cell>
          <table:table-cell office:value-type="string">
            <text:p>QUÍMICA <text:s text:c="42"/></text:p>
          </table:table-cell>
          <table:table-cell office:value-type="string">
            <text:p>Metalurgia &amp; Materi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6879</text:p>
          </table:table-cell>
          <table:table-cell office:value-type="string">
            <text:p>QUÍMICA <text:s text:c="42"/></text:p>
          </table:table-cell>
          <table:table-cell office:value-type="string">
            <text:p>Methods in Enzym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1394</text:p>
          </table:table-cell>
          <table:table-cell office:value-type="string">
            <text:p>QUÍMICA <text:s text:c="42"/></text:p>
          </table:table-cell>
          <table:table-cell office:value-type="string">
            <text:p>Metrologia (Paris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0-8229</text:p>
          </table:table-cell>
          <table:table-cell office:value-type="string">
            <text:p>QUÍMICA <text:s text:c="42"/></text:p>
          </table:table-cell>
          <table:table-cell office:value-type="string">
            <text:p>Metrologia i Systemy Pomiarowe / Metrology and Measuring System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79</text:p>
          </table:table-cell>
          <table:table-cell office:value-type="string">
            <text:p>QUÍMICA <text:s text:c="42"/></text:p>
          </table:table-cell>
          <table:table-cell office:value-type="string">
            <text:p>Microbes and Inf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3628</text:p>
          </table:table-cell>
          <table:table-cell office:value-type="string">
            <text:p>QUÍMICA <text:s text:c="42"/></text:p>
          </table:table-cell>
          <table:table-cell office:value-type="string">
            <text:p>Microbial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5013</text:p>
          </table:table-cell>
          <table:table-cell office:value-type="string">
            <text:p>QUÍMICA <text:s text:c="42"/></text:p>
          </table:table-cell>
          <table:table-cell office:value-type="string">
            <text:p>Microbi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5X</text:p>
          </table:table-cell>
          <table:table-cell office:value-type="string">
            <text:p>QUÍMICA <text:s text:c="42"/></text:p>
          </table:table-cell>
          <table:table-cell office:value-type="string">
            <text:p>Microchemical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92</text:p>
          </table:table-cell>
          <table:table-cell office:value-type="string">
            <text:p>QUÍMICA <text:s text:c="42"/></text:p>
          </table:table-cell>
          <table:table-cell office:value-type="string">
            <text:p>Microelectronics (Luton) (Cessou em 1978. Cont. ISSN 0959-8324 Microelectronics Journa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7206</text:p>
          </table:table-cell>
          <table:table-cell office:value-type="string">
            <text:p>QUÍMICA <text:s text:c="42"/></text:p>
          </table:table-cell>
          <table:table-cell office:value-type="string">
            <text:p>Micron (London. 1969) (Cessou em 1983. Cont. 0739-6260 Micron and Microscopica Act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QUÍMICA <text:s text:c="42"/></text:p>
          </table:table-cell>
          <table:table-cell office:value-type="string">
            <text:p>Micron (Oxford. 199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1811</text:p>
          </table:table-cell>
          <table:table-cell office:value-type="string">
            <text:p>QUÍMICA <text:s text:c="42"/></text:p>
          </table:table-cell>
          <table:table-cell office:value-type="string">
            <text:p>Microporous and Mesoporous Materia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9276</text:p>
          </table:table-cell>
          <table:table-cell office:value-type="string">
            <text:p>QUÍMICA <text:s text:c="42"/></text:p>
          </table:table-cell>
          <table:table-cell office:value-type="string">
            <text:p>Microscopy and Micro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862</text:p>
          </table:table-cell>
          <table:table-cell office:value-type="string">
            <text:p>QUÍMICA <text:s text:c="42"/></text:p>
          </table:table-cell>
          <table:table-cell office:value-type="string">
            <text:p>Microvascular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2477</text:p>
          </table:table-cell>
          <table:table-cell office:value-type="string">
            <text:p>QUÍMICA <text:s text:c="42"/></text:p>
          </table:table-cell>
          <table:table-cell office:value-type="string">
            <text:p>Microwave and Optical Technology Letter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5073</text:p>
          </table:table-cell>
          <table:table-cell office:value-type="string">
            <text:p>QUÍMICA <text:s text:c="42"/></text:p>
          </table:table-cell>
          <table:table-cell office:value-type="string">
            <text:p>Mikrochimica Acta (1966. Interne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3672</text:p>
          </table:table-cell>
          <table:table-cell office:value-type="string">
            <text:p>QUÍMICA <text:s text:c="42"/></text:p>
          </table:table-cell>
          <table:table-cell office:value-type="string">
            <text:p>Mikrochimica Acta (1966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7508</text:p>
          </table:table-cell>
          <table:table-cell office:value-type="string">
            <text:p>QUÍMICA <text:s text:c="42"/></text:p>
          </table:table-cell>
          <table:table-cell office:value-type="string">
            <text:p>Mineral Processing and Extractive Metallurgy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875</text:p>
          </table:table-cell>
          <table:table-cell office:value-type="string">
            <text:p>QUÍMICA <text:s text:c="42"/></text:p>
          </table:table-cell>
          <table:table-cell office:value-type="string">
            <text:p>Minerals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4826</text:p>
          </table:table-cell>
          <table:table-cell office:value-type="string">
            <text:p>QUÍMICA <text:s text:c="42"/></text:p>
          </table:table-cell>
          <table:table-cell office:value-type="string">
            <text:p>Minerva Biotecnologica (Testo Stampa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5575</text:p>
          </table:table-cell>
          <table:table-cell office:value-type="string">
            <text:p>QUÍMICA <text:s text:c="42"/></text:p>
          </table:table-cell>
          <table:table-cell office:value-type="string">
            <text:p>Mini-Reviews in Medic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93X</text:p>
          </table:table-cell>
          <table:table-cell office:value-type="string">
            <text:p>QUÍMICA <text:s text:c="42"/></text:p>
          </table:table-cell>
          <table:table-cell office:value-type="string">
            <text:p>Mini-Reviews in Organic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94</text:p>
          </table:table-cell>
          <table:table-cell office:value-type="string">
            <text:p>QUÍMICA <text:s text:c="42"/></text:p>
          </table:table-cell>
          <table:table-cell office:value-type="string">
            <text:p>Mneme (Caicó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7-9849</text:p>
          </table:table-cell>
          <table:table-cell office:value-type="string">
            <text:p>QUÍMICA <text:s text:c="42"/></text:p>
          </table:table-cell>
          <table:table-cell office:value-type="string">
            <text:p>Modern Physics Letters B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6851</text:p>
          </table:table-cell>
          <table:table-cell office:value-type="string">
            <text:p>QUÍMICA <text:s text:c="42"/></text:p>
          </table:table-cell>
          <table:table-cell office:value-type="string">
            <text:p>Molecular and Biochemical Parasi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QUÍMICA <text:s text:c="42"/></text:p>
          </table:table-cell>
          <table:table-cell office:value-type="string">
            <text:p>Molecular and Cellular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1406</text:p>
          </table:table-cell>
          <table:table-cell office:value-type="string">
            <text:p>QUÍMICA <text:s text:c="42"/></text:p>
          </table:table-cell>
          <table:table-cell office:value-type="string">
            <text:p>Molecular Crystals and Liquid Crystals (Philadelphia, Pa. : 2003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725X</text:p>
          </table:table-cell>
          <table:table-cell office:value-type="string">
            <text:p>QUÍMICA <text:s text:c="42"/></text:p>
          </table:table-cell>
          <table:table-cell office:value-type="string">
            <text:p>Molecular Crystals and Liquid Crystals Science and Technology. Section A, Molecular Crystals and Liquid Crystal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991</text:p>
          </table:table-cell>
          <table:table-cell office:value-type="string">
            <text:p>QUÍMICA <text:s text:c="42"/></text:p>
          </table:table-cell>
          <table:table-cell office:value-type="string">
            <text:p>Molecular Divers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8809</text:p>
          </table:table-cell>
          <table:table-cell office:value-type="string">
            <text:p>QUÍMICA <text:s text:c="42"/></text:p>
          </table:table-cell>
          <table:table-cell office:value-type="string">
            <text:p>Molecular Endocrinology (Baltimore, M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8976</text:p>
          </table:table-cell>
          <table:table-cell office:value-type="string">
            <text:p>QUÍMICA <text:s text:c="42"/></text:p>
          </table:table-cell>
          <table:table-cell office:value-type="string">
            <text:p>Molecular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022</text:p>
          </table:table-cell>
          <table:table-cell office:value-type="string">
            <text:p>QUÍMICA <text:s text:c="42"/></text:p>
          </table:table-cell>
          <table:table-cell office:value-type="string">
            <text:p>Molecular Simula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49</text:p>
          </table:table-cell>
          <table:table-cell office:value-type="string">
            <text:p>QUÍMICA <text:s text:c="42"/></text:p>
          </table:table-cell>
          <table:table-cell office:value-type="string">
            <text:p>Molecules (Basel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1373</text:p>
          </table:table-cell>
          <table:table-cell office:value-type="string">
            <text:p>QUÍMICA <text:s text:c="42"/></text:p>
          </table:table-cell>
          <table:table-cell office:value-type="string">
            <text:p>Molecules On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9247</text:p>
          </table:table-cell>
          <table:table-cell office:value-type="string">
            <text:p>QUÍMICA <text:s text:c="42"/></text:p>
          </table:table-cell>
          <table:table-cell office:value-type="string">
            <text:p>Monatshefte für Chem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4475</text:p>
          </table:table-cell>
          <table:table-cell office:value-type="string">
            <text:p>QUÍMICA <text:s text:c="42"/></text:p>
          </table:table-cell>
          <table:table-cell office:value-type="string">
            <text:p>Monatshefte für Chemi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8711</text:p>
          </table:table-cell>
          <table:table-cell office:value-type="string">
            <text:p>QUÍMICA <text:s text:c="42"/></text:p>
          </table:table-cell>
          <table:table-cell office:value-type="string">
            <text:p>Monthly Notices of the Royal Astronomical Socie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8357</text:p>
          </table:table-cell>
          <table:table-cell office:value-type="string">
            <text:p>QUÍMICA <text:s text:c="42"/></text:p>
          </table:table-cell>
          <table:table-cell office:value-type="string">
            <text:p>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QUÍMICA <text:s text:c="42"/></text:p>
          </table:table-cell>
          <table:table-cell office:value-type="string">
            <text:p>Mutation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QUÍMICA <text:s text:c="42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514</text:p>
          </table:table-cell>
          <table:table-cell office:value-type="string">
            <text:p>QUÍMICA <text:s text:c="42"/></text:p>
          </table:table-cell>
          <table:table-cell office:value-type="string">
            <text:p>Myc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6984</text:p>
          </table:table-cell>
          <table:table-cell office:value-type="string">
            <text:p>QUÍMICA <text:s text:c="42"/></text:p>
          </table:table-cell>
          <table:table-cell office:value-type="string">
            <text:p>Nano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276X</text:p>
          </table:table-cell>
          <table:table-cell office:value-type="string">
            <text:p>QUÍMICA <text:s text:c="42"/></text:p>
          </table:table-cell>
          <table:table-cell office:value-type="string">
            <text:p>Nanoscale Research Letter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484</text:p>
          </table:table-cell>
          <table:table-cell office:value-type="string">
            <text:p>QUÍMICA <text:s text:c="42"/></text:p>
          </table:table-cell>
          <table:table-cell office:value-type="string">
            <text:p>Nanotechnology (Bristol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0-3443</text:p>
          </table:table-cell>
          <table:table-cell office:value-type="string">
            <text:p>QUÍMICA <text:s text:c="42"/></text:p>
          </table:table-cell>
          <table:table-cell office:value-type="string">
            <text:p>Natural Medicin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578X</text:p>
          </table:table-cell>
          <table:table-cell office:value-type="string">
            <text:p>QUÍMICA <text:s text:c="42"/></text:p>
          </table:table-cell>
          <table:table-cell office:value-type="string">
            <text:p>Natural Product Communication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9475</text:p>
          </table:table-cell>
          <table:table-cell office:value-type="string">
            <text:p>QUÍMICA <text:s text:c="42"/></text:p>
          </table:table-cell>
          <table:table-cell office:value-type="string">
            <text:p>Natural Product Communication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5634</text:p>
          </table:table-cell>
          <table:table-cell office:value-type="string">
            <text:p>QUÍMICA <text:s text:c="42"/></text:p>
          </table:table-cell>
          <table:table-cell office:value-type="string">
            <text:p>Natural Product Letters (Cessou em 2002. Cont. ISSN 1478-6419 Natural Product Research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0568</text:p>
          </table:table-cell>
          <table:table-cell office:value-type="string">
            <text:p>QUÍMICA <text:s text:c="42"/></text:p>
          </table:table-cell>
          <table:table-cell office:value-type="string">
            <text:p>Natural Product Repor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19</text:p>
          </table:table-cell>
          <table:table-cell office:value-type="string">
            <text:p>QUÍMICA <text:s text:c="42"/></text:p>
          </table:table-cell>
          <table:table-cell office:value-type="string">
            <text:p>Natural Product Research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997</text:p>
          </table:table-cell>
          <table:table-cell office:value-type="string">
            <text:p>QUÍMICA <text:s text:c="42"/></text:p>
          </table:table-cell>
          <table:table-cell office:value-type="string">
            <text:p>Nematologia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QUÍMICA <text:s text:c="42"/></text:p>
          </table:table-cell>
          <table:table-cell office:value-type="string">
            <text:p>Neotropical Entom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509</text:p>
          </table:table-cell>
          <table:table-cell office:value-type="string">
            <text:p>QUÍMICA <text:s text:c="42"/></text:p>
          </table:table-cell>
          <table:table-cell office:value-type="string">
            <text:p>Nephrology Dialysis Transplant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080</text:p>
          </table:table-cell>
          <table:table-cell office:value-type="string">
            <text:p>QUÍMICA <text:s text:c="42"/></text:p>
          </table:table-cell>
          <table:table-cell office:value-type="string">
            <text:p>Neural Network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7427</text:p>
          </table:table-cell>
          <table:table-cell office:value-type="string">
            <text:p>QUÍMICA <text:s text:c="42"/></text:p>
          </table:table-cell>
          <table:table-cell office:value-type="string">
            <text:p>Neurobiology of Learning and Memo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3190</text:p>
          </table:table-cell>
          <table:table-cell office:value-type="string">
            <text:p>QUÍMICA <text:s text:c="42"/></text:p>
          </table:table-cell>
          <table:table-cell office:value-type="string">
            <text:p>Neurochem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908</text:p>
          </table:table-cell>
          <table:table-cell office:value-type="string">
            <text:p>QUÍMICA <text:s text:c="42"/></text:p>
          </table:table-cell>
          <table:table-cell office:value-type="string">
            <text:p>Neur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QUÍMICA <text:s text:c="42"/></text:p>
          </table:table-cell>
          <table:table-cell office:value-type="string">
            <text:p>Neuroscience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0362</text:p>
          </table:table-cell>
          <table:table-cell office:value-type="string">
            <text:p>QUÍMICA <text:s text:c="42"/></text:p>
          </table:table-cell>
          <table:table-cell office:value-type="string">
            <text:p>Neurotoxicology and Ter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4-0546</text:p>
          </table:table-cell>
          <table:table-cell office:value-type="string">
            <text:p>QUÍMICA <text:s text:c="42"/></text:p>
          </table:table-cell>
          <table:table-cell office:value-type="string">
            <text:p>New Journal of Chemistry (198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2630</text:p>
          </table:table-cell>
          <table:table-cell office:value-type="string">
            <text:p>QUÍMICA <text:s text:c="42"/></text:p>
          </table:table-cell>
          <table:table-cell office:value-type="string">
            <text:p>New Journal of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84</text:p>
          </table:table-cell>
          <table:table-cell office:value-type="string">
            <text:p>QUÍMICA <text:s text:c="42"/></text:p>
          </table:table-cell>
          <table:table-cell office:value-type="string">
            <text:p>Newsla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360</text:p>
          </table:table-cell>
          <table:table-cell office:value-type="string">
            <text:p>QUÍMICA <text:s text:c="42"/></text:p>
          </table:table-cell>
          <table:table-cell office:value-type="string">
            <text:p>NIR N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8603</text:p>
          </table:table-cell>
          <table:table-cell office:value-type="string">
            <text:p>QUÍMICA <text:s text:c="42"/></text:p>
          </table:table-cell>
          <table:table-cell office:value-type="string">
            <text:p>Nitric Oxid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0537</text:p>
          </table:table-cell>
          <table:table-cell office:value-type="string">
            <text:p>QUÍMICA <text:s text:c="42"/></text:p>
          </table:table-cell>
          <table:table-cell office:value-type="string">
            <text:p>Nonlinear Optics, Quantum Opt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6915</text:p>
          </table:table-cell>
          <table:table-cell office:value-type="string">
            <text:p>QUÍMICA <text:s text:c="42"/></text:p>
          </table:table-cell>
          <table:table-cell office:value-type="string">
            <text:p>Noticias Técnicas del Laboratorio (Ed. en españo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002</text:p>
          </table:table-cell>
          <table:table-cell office:value-type="string">
            <text:p>QUÍMICA <text:s text:c="42"/></text:p>
          </table:table-cell>
          <table:table-cell office:value-type="string">
            <text:p>Nuclear Instruments &amp; Methods in Physics Research. Section A, Accelerators, Spectrometers, Detectors and Associated Equipment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QUÍMICA <text:s text:c="42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087</text:p>
          </table:table-cell>
          <table:table-cell office:value-type="string">
            <text:p>QUÍMICA <text:s text:c="42"/></text:p>
          </table:table-cell>
          <table:table-cell office:value-type="string">
            <text:p>Nuclear Instruments and Methods in Physics Research (Print) (Cessou em 1983. Desmembrado em 2: ISSN 0168-9002 Nuclear iInstruments &amp; Methods in Physics Research. Sec. A (Print); ISSN 0168-583X Nuclear Instruments &amp; Methods In Physics... Sec. B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5632</text:p>
          </table:table-cell>
          <table:table-cell office:value-type="string">
            <text:p>QUÍMICA <text:s text:c="42"/></text:p>
          </table:table-cell>
          <table:table-cell office:value-type="string">
            <text:p>Nuclear Physics. B, Proceedings Supplement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048</text:p>
          </table:table-cell>
          <table:table-cell office:value-type="string">
            <text:p>QUÍMICA <text:s text:c="42"/></text:p>
          </table:table-cell>
          <table:table-cell office:value-type="string">
            <text:p>Nucleic Acid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770</text:p>
          </table:table-cell>
          <table:table-cell office:value-type="string">
            <text:p>QUÍMICA <text:s text:c="42"/></text:p>
          </table:table-cell>
          <table:table-cell office:value-type="string">
            <text:p>Nucleosides, Nucleotides &amp; Nucleic Acid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928</text:p>
          </table:table-cell>
          <table:table-cell office:value-type="string">
            <text:p>QUÍMICA <text:s text:c="42"/></text:p>
          </table:table-cell>
          <table:table-cell office:value-type="string">
            <text:p>Nutrire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QUÍMICA <text:s text:c="42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415X</text:p>
          </table:table-cell>
          <table:table-cell office:value-type="string">
            <text:p>QUÍMICA <text:s text:c="42"/></text:p>
          </table:table-cell>
          <table:table-cell office:value-type="string">
            <text:p>Nutritional Neuro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QUÍMICA <text:s text:c="42"/></text:p>
          </table:table-cell>
          <table:table-cell office:value-type="string">
            <text:p>O Mundo da Saúde (CUSC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057</text:p>
          </table:table-cell>
          <table:table-cell office:value-type="string">
            <text:p>QUÍMICA <text:s text:c="42"/></text:p>
          </table:table-cell>
          <table:table-cell office:value-type="string">
            <text:p>O Pape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335X</text:p>
          </table:table-cell>
          <table:table-cell office:value-type="string">
            <text:p>QUÍMICA <text:s text:c="42"/></text:p>
          </table:table-cell>
          <table:table-cell office:value-type="string">
            <text:p>Oncology Repor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7734</text:p>
          </table:table-cell>
          <table:table-cell office:value-type="string">
            <text:p>QUÍMICA <text:s text:c="42"/></text:p>
          </table:table-cell>
          <table:table-cell office:value-type="string">
            <text:p>Operative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8919</text:p>
          </table:table-cell>
          <table:table-cell office:value-type="string">
            <text:p>QUÍMICA <text:s text:c="42"/></text:p>
          </table:table-cell>
          <table:table-cell office:value-type="string">
            <text:p>Optical and Quantum Electron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5200</text:p>
          </table:table-cell>
          <table:table-cell office:value-type="string">
            <text:p>QUÍMICA <text:s text:c="42"/></text:p>
          </table:table-cell>
          <table:table-cell office:value-type="string">
            <text:p>Optical Fiber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3467</text:p>
          </table:table-cell>
          <table:table-cell office:value-type="string">
            <text:p>QUÍMICA <text:s text:c="42"/></text:p>
          </table:table-cell>
          <table:table-cell office:value-type="string">
            <text:p>Optical Materials (Amsterdam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018</text:p>
          </table:table-cell>
          <table:table-cell office:value-type="string">
            <text:p>QUÍMICA <text:s text:c="42"/></text:p>
          </table:table-cell>
          <table:table-cell office:value-type="string">
            <text:p>Optics Commun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4087</text:p>
          </table:table-cell>
          <table:table-cell office:value-type="string">
            <text:p>QUÍMICA <text:s text:c="42"/></text:p>
          </table:table-cell>
          <table:table-cell office:value-type="string">
            <text:p>Optics Expres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9592</text:p>
          </table:table-cell>
          <table:table-cell office:value-type="string">
            <text:p>QUÍMICA <text:s text:c="42"/></text:p>
          </table:table-cell>
          <table:table-cell office:value-type="string">
            <text:p>Optics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2-1622</text:p>
          </table:table-cell>
          <table:table-cell office:value-type="string">
            <text:p>QUÍMICA <text:s text:c="42"/></text:p>
          </table:table-cell>
          <table:table-cell office:value-type="string">
            <text:p>Oral Health &amp; Preventive Dent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8375</text:p>
          </table:table-cell>
          <table:table-cell office:value-type="string">
            <text:p>QUÍMICA <text:s text:c="42"/></text:p>
          </table:table-cell>
          <table:table-cell office:value-type="string">
            <text:p>Oral Oncology (199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QUÍMICA <text:s text:c="42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0520</text:p>
          </table:table-cell>
          <table:table-cell office:value-type="string">
            <text:p>QUÍMICA <text:s text:c="42"/></text:p>
          </table:table-cell>
          <table:table-cell office:value-type="string">
            <text:p>Organic &amp; Biomolecular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1199</text:p>
          </table:table-cell>
          <table:table-cell office:value-type="string">
            <text:p>QUÍMICA <text:s text:c="42"/></text:p>
          </table:table-cell>
          <table:table-cell office:value-type="string">
            <text:p>Organic Electron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380</text:p>
          </table:table-cell>
          <table:table-cell office:value-type="string">
            <text:p>QUÍMICA <text:s text:c="42"/></text:p>
          </table:table-cell>
          <table:table-cell office:value-type="string">
            <text:p>Organic Ge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7060</text:p>
          </table:table-cell>
          <table:table-cell office:value-type="string">
            <text:p>QUÍMICA <text:s text:c="42"/></text:p>
          </table:table-cell>
          <table:table-cell office:value-type="string">
            <text:p>Organic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948</text:p>
          </table:table-cell>
          <table:table-cell office:value-type="string">
            <text:p>QUÍMICA <text:s text:c="42"/></text:p>
          </table:table-cell>
          <table:table-cell office:value-type="string">
            <text:p>Organic Preparations and Procedures Internat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6160</text:p>
          </table:table-cell>
          <table:table-cell office:value-type="string">
            <text:p>QUÍMICA <text:s text:c="42"/></text:p>
          </table:table-cell>
          <table:table-cell office:value-type="string">
            <text:p>Organic Process Research &amp; Developme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8-6209</text:p>
          </table:table-cell>
          <table:table-cell office:value-type="string">
            <text:p>QUÍMICA <text:s text:c="42"/></text:p>
          </table:table-cell>
          <table:table-cell office:value-type="string">
            <text:p>Organic Synthe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6-7333</text:p>
          </table:table-cell>
          <table:table-cell office:value-type="string">
            <text:p>QUÍMICA <text:s text:c="42"/></text:p>
          </table:table-cell>
          <table:table-cell office:value-type="string">
            <text:p>Organometall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020X</text:p>
          </table:table-cell>
          <table:table-cell office:value-type="string">
            <text:p>QUÍMICA <text:s text:c="42"/></text:p>
          </table:table-cell>
          <table:table-cell office:value-type="string">
            <text:p>Oriental Journal of 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6149</text:p>
          </table:table-cell>
          <table:table-cell office:value-type="string">
            <text:p>QUÍMICA <text:s text:c="42"/></text:p>
          </table:table-cell>
          <table:table-cell office:value-type="string">
            <text:p>Origins of Life and Evolution of the Biosphe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9512</text:p>
          </table:table-cell>
          <table:table-cell office:value-type="string">
            <text:p>QUÍMICA <text:s text:c="42"/></text:p>
          </table:table-cell>
          <table:table-cell office:value-type="string">
            <text:p>Ozone: Science &amp;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419</text:p>
          </table:table-cell>
          <table:table-cell office:value-type="string">
            <text:p>QUÍMICA <text:s text:c="42"/></text:p>
          </table:table-cell>
          <table:table-cell office:value-type="string">
            <text:p>P@rte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918X</text:p>
          </table:table-cell>
          <table:table-cell office:value-type="string">
            <text:p>QUÍMICA <text:s text:c="42"/></text:p>
          </table:table-cell>
          <table:table-cell office:value-type="string">
            <text:p>Pakistan Journal of Analytical &amp; Environmental 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QUÍMICA <text:s text:c="42"/></text:p>
          </table:table-cell>
          <table:table-cell office:value-type="string">
            <text:p>Parasitology Research (1987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75</text:p>
          </table:table-cell>
          <table:table-cell office:value-type="string">
            <text:p>QUÍMICA <text:s text:c="42"/></text:p>
          </table:table-cell>
          <table:table-cell office:value-type="string">
            <text:p>Parcerias Estratégicas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076</text:p>
          </table:table-cell>
          <table:table-cell office:value-type="string">
            <text:p>QUÍMICA <text:s text:c="42"/></text:p>
          </table:table-cell>
          <table:table-cell office:value-type="string">
            <text:p>PCCP. Physical Chemistry Chemical 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7440</text:p>
          </table:table-cell>
          <table:table-cell office:value-type="string">
            <text:p>QUÍMICA <text:s text:c="42"/></text:p>
          </table:table-cell>
          <table:table-cell office:value-type="string">
            <text:p>PDA Journal of Pharmaceutical Science and 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9781</text:p>
          </table:table-cell>
          <table:table-cell office:value-type="string">
            <text:p>QUÍMICA <text:s text:c="42"/></text:p>
          </table:table-cell>
          <table:table-cell office:value-type="string">
            <text:p>Peptides (New York, N.Y. 198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374</text:p>
          </table:table-cell>
          <table:table-cell office:value-type="string">
            <text:p>QUÍMICA <text:s text:c="42"/></text:p>
          </table:table-cell>
          <table:table-cell office:value-type="string">
            <text:p>Periódico Tchê Quím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QUÍMICA <text:s text:c="42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QUÍMICA <text:s text:c="42"/></text:p>
          </table:table-cell>
          <table:table-cell office:value-type="string">
            <text:p>Pesquisa Agropecuária Tropic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595</text:p>
          </table:table-cell>
          <table:table-cell office:value-type="string">
            <text:p>QUÍMICA <text:s text:c="42"/></text:p>
          </table:table-cell>
          <table:table-cell office:value-type="string">
            <text:p>Pesquisa Naval (SD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QUÍMICA <text:s text:c="42"/></text:p>
          </table:table-cell>
          <table:table-cell office:value-type="string">
            <text:p>Pesquisa Veterinári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498X</text:p>
          </table:table-cell>
          <table:table-cell office:value-type="string">
            <text:p>QUÍMICA <text:s text:c="42"/></text:p>
          </table:table-cell>
          <table:table-cell office:value-type="string">
            <text:p>Pest Management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4818</text:p>
          </table:table-cell>
          <table:table-cell office:value-type="string">
            <text:p>QUÍMICA <text:s text:c="42"/></text:p>
          </table:table-cell>
          <table:table-cell office:value-type="string">
            <text:p>Pest Technology (Isleworth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77</text:p>
          </table:table-cell>
          <table:table-cell office:value-type="string">
            <text:p>QUÍMICA <text:s text:c="42"/></text:p>
          </table:table-cell>
          <table:table-cell office:value-type="string">
            <text:p>Pesticidas (UFP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3575</text:p>
          </table:table-cell>
          <table:table-cell office:value-type="string">
            <text:p>QUÍMICA <text:s text:c="42"/></text:p>
          </table:table-cell>
          <table:table-cell office:value-type="string">
            <text:p>Pesticide Biochemistry and Phys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97</text:p>
          </table:table-cell>
          <table:table-cell office:value-type="string">
            <text:p>QUÍMICA <text:s text:c="42"/></text:p>
          </table:table-cell>
          <table:table-cell office:value-type="string">
            <text:p>Petro &amp;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5441</text:p>
          </table:table-cell>
          <table:table-cell office:value-type="string">
            <text:p>QUÍMICA <text:s text:c="42"/></text:p>
          </table:table-cell>
          <table:table-cell office:value-type="string">
            <text:p>Petroleum Chemistry (1991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0209</text:p>
          </table:table-cell>
          <table:table-cell office:value-type="string">
            <text:p>QUÍMICA <text:s text:c="42"/></text:p>
          </table:table-cell>
          <table:table-cell office:value-type="string">
            <text:p>Pharmaceutical 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150X</text:p>
          </table:table-cell>
          <table:table-cell office:value-type="string">
            <text:p>QUÍMICA <text:s text:c="42"/></text:p>
          </table:table-cell>
          <table:table-cell office:value-type="string">
            <text:p>Pharmaceutical Chemistry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7450</text:p>
          </table:table-cell>
          <table:table-cell office:value-type="string">
            <text:p>QUÍMICA <text:s text:c="42"/></text:p>
          </table:table-cell>
          <table:table-cell office:value-type="string">
            <text:p>Pharmaceutical Development and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4-8741</text:p>
          </table:table-cell>
          <table:table-cell office:value-type="string">
            <text:p>QUÍMICA <text:s text:c="42"/></text:p>
          </table:table-cell>
          <table:table-cell office:value-type="string">
            <text:p>Pharmaceutic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296</text:p>
          </table:table-cell>
          <table:table-cell office:value-type="string">
            <text:p>QUÍMICA <text:s text:c="42"/></text:p>
          </table:table-cell>
          <table:table-cell office:value-type="string">
            <text:p>Pharmacognosy Magaz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7847</text:p>
          </table:table-cell>
          <table:table-cell office:value-type="string">
            <text:p>QUÍMICA <text:s text:c="42"/></text:p>
          </table:table-cell>
          <table:table-cell office:value-type="string">
            <text:p>Pharmacognosy Revi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6618</text:p>
          </table:table-cell>
          <table:table-cell office:value-type="string">
            <text:p>QUÍMICA <text:s text:c="42"/></text:p>
          </table:table-cell>
          <table:table-cell office:value-type="string">
            <text:p>Pharmacolog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012</text:p>
          </table:table-cell>
          <table:table-cell office:value-type="string">
            <text:p>QUÍMICA <text:s text:c="42"/></text:p>
          </table:table-cell>
          <table:table-cell office:value-type="string">
            <text:p>Pharma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057</text:p>
          </table:table-cell>
          <table:table-cell office:value-type="string">
            <text:p>QUÍMICA <text:s text:c="42"/></text:p>
          </table:table-cell>
          <table:table-cell office:value-type="string">
            <text:p>Pharmacology, Biochemistry and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7-8620</text:p>
          </table:table-cell>
          <table:table-cell office:value-type="string">
            <text:p>QUÍMICA <text:s text:c="42"/></text:p>
          </table:table-cell>
          <table:table-cell office:value-type="string">
            <text:p>Pharmacologyonline (Salern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35</text:p>
          </table:table-cell>
          <table:table-cell office:value-type="string">
            <text:p>QUÍMICA <text:s text:c="42"/></text:p>
          </table:table-cell>
          <table:table-cell office:value-type="string">
            <text:p>Philosophical Magazine (2003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6507</text:p>
          </table:table-cell>
          <table:table-cell office:value-type="string">
            <text:p>QUÍMICA <text:s text:c="42"/></text:p>
          </table:table-cell>
          <table:table-cell office:value-type="string">
            <text:p>Phosphorus, Sulfur and Silicon and the Related Element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905X</text:p>
          </table:table-cell>
          <table:table-cell office:value-type="string">
            <text:p>QUÍMICA <text:s text:c="42"/></text:p>
          </table:table-cell>
          <table:table-cell office:value-type="string">
            <text:p>Photochemical &amp; Photobiological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655</text:p>
          </table:table-cell>
          <table:table-cell office:value-type="string">
            <text:p>QUÍMICA <text:s text:c="42"/></text:p>
          </table:table-cell>
          <table:table-cell office:value-type="string">
            <text:p>Photochemistry and Phot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QUÍMICA <text:s text:c="42"/></text:p>
          </table:table-cell>
          <table:table-cell office:value-type="string">
            <text:p>Photomedicine and Laser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49</text:p>
          </table:table-cell>
          <table:table-cell office:value-type="string">
            <text:p>QUÍMICA <text:s text:c="42"/></text:p>
          </table:table-cell>
          <table:table-cell office:value-type="string">
            <text:p>Physica Script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1-1847</text:p>
          </table:table-cell>
          <table:table-cell office:value-type="string">
            <text:p>QUÍMICA <text:s text:c="42"/></text:p>
          </table:table-cell>
          <table:table-cell office:value-type="string">
            <text:p>Physica Scripta. 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6300</text:p>
          </table:table-cell>
          <table:table-cell office:value-type="string">
            <text:p>QUÍMICA <text:s text:c="42"/></text:p>
          </table:table-cell>
          <table:table-cell office:value-type="string">
            <text:p>Physica Status Solidi. A, Applications and Materials Scien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8965</text:p>
          </table:table-cell>
          <table:table-cell office:value-type="string">
            <text:p>QUÍMICA <text:s text:c="42"/></text:p>
          </table:table-cell>
          <table:table-cell office:value-type="string">
            <text:p>Physica Status Solidi. A, Applied Research (Cessou em 2004. Cont. ISSN 1862-6300 Physica Status Solidi. A, Applications and Materials Science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1972</text:p>
          </table:table-cell>
          <table:table-cell office:value-type="string">
            <text:p>QUÍMICA <text:s text:c="42"/></text:p>
          </table:table-cell>
          <table:table-cell office:value-type="string">
            <text:p>Physica Status Solidi. B, Basic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0-1634</text:p>
          </table:table-cell>
          <table:table-cell office:value-type="string">
            <text:p>QUÍMICA <text:s text:c="42"/></text:p>
          </table:table-cell>
          <table:table-cell office:value-type="string">
            <text:p>Physica Status Solidi. C, Conferences and Critical Reviews (Cessou em 2005. Cont. ISSN 1862-6351 Physica Status Solidi. C, Current Topics in Solid State Physics (Print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2-6254</text:p>
          </table:table-cell>
          <table:table-cell office:value-type="string">
            <text:p>QUÍMICA <text:s text:c="42"/></text:p>
          </table:table-cell>
          <table:table-cell office:value-type="string">
            <text:p>Physica Status Solidi. Rapid Research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QUÍMICA <text:s text:c="42"/></text:p>
          </table:table-cell>
          <table:table-cell office:value-type="string">
            <text:p>Physica. 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26</text:p>
          </table:table-cell>
          <table:table-cell office:value-type="string">
            <text:p>QUÍMICA <text:s text:c="42"/></text:p>
          </table:table-cell>
          <table:table-cell office:value-type="string">
            <text:p>Physica. B, Condensed Matter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534</text:p>
          </table:table-cell>
          <table:table-cell office:value-type="string">
            <text:p>QUÍMICA <text:s text:c="42"/></text:p>
          </table:table-cell>
          <table:table-cell office:value-type="string">
            <text:p>Physica. C, Superconductivit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07</text:p>
          </table:table-cell>
          <table:table-cell office:value-type="string">
            <text:p>QUÍMICA <text:s text:c="42"/></text:p>
          </table:table-cell>
          <table:table-cell office:value-type="string">
            <text:p>Physical Review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2947</text:p>
          </table:table-cell>
          <table:table-cell office:value-type="string">
            <text:p>QUÍMICA <text:s text:c="42"/></text:p>
          </table:table-cell>
          <table:table-cell office:value-type="string">
            <text:p>Physical Review.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0121</text:p>
          </table:table-cell>
          <table:table-cell office:value-type="string">
            <text:p>QUÍMICA <text:s text:c="42"/></text:p>
          </table:table-cell>
          <table:table-cell office:value-type="string">
            <text:p>Physical Review. B, Condensed Matter and Materials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3755</text:p>
          </table:table-cell>
          <table:table-cell office:value-type="string">
            <text:p>QUÍMICA <text:s text:c="42"/></text:p>
          </table:table-cell>
          <table:table-cell office:value-type="string">
            <text:p>Physical Review. E, Statistical, Nonlinear, and Soft Matter Phys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90</text:p>
          </table:table-cell>
          <table:table-cell office:value-type="string">
            <text:p>QUÍMICA <text:s text:c="42"/></text:p>
          </table:table-cell>
          <table:table-cell office:value-type="string">
            <text:p>Physics and Chemistry of Glasses (Cessou em 2005. Fundiu-se com ISSN 0946-7475, 0017-1050, 1753-3546 e 1753-356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1791</text:p>
          </table:table-cell>
          <table:table-cell office:value-type="string">
            <text:p>QUÍMICA <text:s text:c="42"/></text:p>
          </table:table-cell>
          <table:table-cell office:value-type="string">
            <text:p>Physics and Chemistry of Mineral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6631</text:p>
          </table:table-cell>
          <table:table-cell office:value-type="string">
            <text:p>QUÍMICA <text:s text:c="42"/></text:p>
          </table:table-cell>
          <table:table-cell office:value-type="string">
            <text:p>Physics of Fluids (199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62</text:p>
          </table:table-cell>
          <table:table-cell office:value-type="string">
            <text:p>QUÍMICA <text:s text:c="42"/></text:p>
          </table:table-cell>
          <table:table-cell office:value-type="string">
            <text:p>Physiological Entom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8341</text:p>
          </table:table-cell>
          <table:table-cell office:value-type="string">
            <text:p>QUÍMICA <text:s text:c="42"/></text:p>
          </table:table-cell>
          <table:table-cell office:value-type="string">
            <text:p>Physiological Geno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84</text:p>
          </table:table-cell>
          <table:table-cell office:value-type="string">
            <text:p>QUÍMICA <text:s text:c="42"/></text:p>
          </table:table-cell>
          <table:table-cell office:value-type="string">
            <text:p>Physiology &amp; Behav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5894</text:p>
          </table:table-cell>
          <table:table-cell office:value-type="string">
            <text:p>QUÍMICA <text:s text:c="42"/></text:p>
          </table:table-cell>
          <table:table-cell office:value-type="string">
            <text:p>Physiology and Molecular Biology of Plan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344</text:p>
          </table:table-cell>
          <table:table-cell office:value-type="string">
            <text:p>QUÍMICA <text:s text:c="42"/></text:p>
          </table:table-cell>
          <table:table-cell office:value-type="string">
            <text:p>Phytochemical Analys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22</text:p>
          </table:table-cell>
          <table:table-cell office:value-type="string">
            <text:p>QUÍMICA <text:s text:c="42"/></text:p>
          </table:table-cell>
          <table:table-cell office:value-type="string">
            <text:p>Phyt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8-7767</text:p>
          </table:table-cell>
          <table:table-cell office:value-type="string">
            <text:p>QUÍMICA <text:s text:c="42"/></text:p>
          </table:table-cell>
          <table:table-cell office:value-type="string">
            <text:p>Phytochemistry Review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QUÍMICA <text:s text:c="42"/></text:p>
          </table:table-cell>
          <table:table-cell office:value-type="string">
            <text:p>Phytomedicine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57</text:p>
          </table:table-cell>
          <table:table-cell office:value-type="string">
            <text:p>QUÍMICA <text:s text:c="42"/></text:p>
          </table:table-cell>
          <table:table-cell office:value-type="string">
            <text:p>Phyton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9X</text:p>
          </table:table-cell>
          <table:table-cell office:value-type="string">
            <text:p>QUÍMICA <text:s text:c="42"/></text:p>
          </table:table-cell>
          <table:table-cell office:value-type="string">
            <text:p>Phyto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0137</text:p>
          </table:table-cell>
          <table:table-cell office:value-type="string">
            <text:p>QUÍMICA <text:s text:c="42"/></text:p>
          </table:table-cell>
          <table:table-cell office:value-type="string">
            <text:p>Pilares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79X</text:p>
          </table:table-cell>
          <table:table-cell office:value-type="string">
            <text:p>QUÍMICA <text:s text:c="42"/></text:p>
          </table:table-cell>
          <table:table-cell office:value-type="string">
            <text:p>Plant and Soi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8603</text:p>
          </table:table-cell>
          <table:table-cell office:value-type="string">
            <text:p>QUÍMICA <text:s text:c="42"/></text:p>
          </table:table-cell>
          <table:table-cell office:value-type="string">
            <text:p>Plant Biology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909</text:p>
          </table:table-cell>
          <table:table-cell office:value-type="string">
            <text:p>QUÍMICA <text:s text:c="42"/></text:p>
          </table:table-cell>
          <table:table-cell office:value-type="string">
            <text:p>Plant Cell Culture &amp; Micropropag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57</text:p>
          </table:table-cell>
          <table:table-cell office:value-type="string">
            <text:p>QUÍMICA <text:s text:c="42"/></text:p>
          </table:table-cell>
          <table:table-cell office:value-type="string">
            <text:p>Plant Cell, Tissue and Organ Cultur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9640</text:p>
          </table:table-cell>
          <table:table-cell office:value-type="string">
            <text:p>QUÍMICA <text:s text:c="42"/></text:p>
          </table:table-cell>
          <table:table-cell office:value-type="string">
            <text:p>Plant Molecular Biology Reporte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452</text:p>
          </table:table-cell>
          <table:table-cell office:value-type="string">
            <text:p>QUÍMICA <text:s text:c="42"/></text:p>
          </table:table-cell>
          <table:table-cell office:value-type="string">
            <text:p>Plant Science (Limeric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58</text:p>
          </table:table-cell>
          <table:table-cell office:value-type="string">
            <text:p>QUÍMICA <text:s text:c="42"/></text:p>
          </table:table-cell>
          <table:table-cell office:value-type="string">
            <text:p>Planta Daninh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943</text:p>
          </table:table-cell>
          <table:table-cell office:value-type="string">
            <text:p>QUÍMICA <text:s text:c="42"/></text:p>
          </table:table-cell>
          <table:table-cell office:value-type="string">
            <text:p>Planta Med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0221</text:p>
          </table:table-cell>
          <table:table-cell office:value-type="string">
            <text:p>QUÍMICA <text:s text:c="42"/></text:p>
          </table:table-cell>
          <table:table-cell office:value-type="string">
            <text:p>Planta Medica (Interne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8850</text:p>
          </table:table-cell>
          <table:table-cell office:value-type="string">
            <text:p>QUÍMICA <text:s text:c="42"/></text:p>
          </table:table-cell>
          <table:table-cell office:value-type="string">
            <text:p>Plasma Processes and Polym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4-0184</text:p>
          </table:table-cell>
          <table:table-cell office:value-type="string">
            <text:p>QUÍMICA <text:s text:c="42"/></text:p>
          </table:table-cell>
          <table:table-cell office:value-type="string">
            <text:p>Plasmas and Polymers (Cessou em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28</text:p>
          </table:table-cell>
          <table:table-cell office:value-type="string">
            <text:p>QUÍMICA <text:s text:c="42"/></text:p>
          </table:table-cell>
          <table:table-cell office:value-type="string">
            <text:p>Plástico Indust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164</text:p>
          </table:table-cell>
          <table:table-cell office:value-type="string">
            <text:p>QUÍMICA <text:s text:c="42"/></text:p>
          </table:table-cell>
          <table:table-cell office:value-type="string">
            <text:p>Plating and Surface Finish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QUÍMICA <text:s text:c="42"/></text:p>
          </table:table-cell>
          <table:table-cell office:value-type="string">
            <text:p>Plos O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28</text:p>
          </table:table-cell>
          <table:table-cell office:value-type="string">
            <text:p>QUÍMICA <text:s text:c="42"/></text:p>
          </table:table-cell>
          <table:table-cell office:value-type="string">
            <text:p>Polímeros (São Carlo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5083</text:p>
          </table:table-cell>
          <table:table-cell office:value-type="string">
            <text:p>QUÍMICA <text:s text:c="42"/></text:p>
          </table:table-cell>
          <table:table-cell office:value-type="string">
            <text:p>Polish Journal of Chem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6638</text:p>
          </table:table-cell>
          <table:table-cell office:value-type="string">
            <text:p>QUÍMICA <text:s text:c="42"/></text:p>
          </table:table-cell>
          <table:table-cell office:value-type="string">
            <text:p>Polycyclic Aromatic Compound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387</text:p>
          </table:table-cell>
          <table:table-cell office:value-type="string">
            <text:p>QUÍMICA <text:s text:c="42"/></text:p>
          </table:table-cell>
          <table:table-cell office:value-type="string">
            <text:p>Polyhedr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61</text:p>
          </table:table-cell>
          <table:table-cell office:value-type="string">
            <text:p>QUÍMICA <text:s text:c="42"/></text:p>
          </table:table-cell>
          <table:table-cell office:value-type="string">
            <text:p>Polymer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0-0839</text:p>
          </table:table-cell>
          <table:table-cell office:value-type="string">
            <text:p>QUÍMICA <text:s text:c="42"/></text:p>
          </table:table-cell>
          <table:table-cell office:value-type="string">
            <text:p>Polymer Bulletin (Berli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8397</text:p>
          </table:table-cell>
          <table:table-cell office:value-type="string">
            <text:p>QUÍMICA <text:s text:c="42"/></text:p>
          </table:table-cell>
          <table:table-cell office:value-type="string">
            <text:p>Polymer Composi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3910</text:p>
          </table:table-cell>
          <table:table-cell office:value-type="string">
            <text:p>QUÍMICA <text:s text:c="42"/></text:p>
          </table:table-cell>
          <table:table-cell office:value-type="string">
            <text:p>Polymer Degradation and Stabil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88</text:p>
          </table:table-cell>
          <table:table-cell office:value-type="string">
            <text:p>QUÍMICA <text:s text:c="42"/></text:p>
          </table:table-cell>
          <table:table-cell office:value-type="string">
            <text:p>Polymer Engineering and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8103</text:p>
          </table:table-cell>
          <table:table-cell office:value-type="string">
            <text:p>QUÍMICA <text:s text:c="42"/></text:p>
          </table:table-cell>
          <table:table-cell office:value-type="string">
            <text:p>Polymer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3896</text:p>
          </table:table-cell>
          <table:table-cell office:value-type="string">
            <text:p>QUÍMICA <text:s text:c="42"/></text:p>
          </table:table-cell>
          <table:table-cell office:value-type="string">
            <text:p>Polymer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418</text:p>
          </table:table-cell>
          <table:table-cell office:value-type="string">
            <text:p>QUÍMICA <text:s text:c="42"/></text:p>
          </table:table-cell>
          <table:table-cell office:value-type="string">
            <text:p>Polymer Test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2559</text:p>
          </table:table-cell>
          <table:table-cell office:value-type="string">
            <text:p>QUÍMICA <text:s text:c="42"/></text:p>
          </table:table-cell>
          <table:table-cell office:value-type="string">
            <text:p>Polymer-Plastics Technology and Engineering (Softcover ed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911</text:p>
          </table:table-cell>
          <table:table-cell office:value-type="string">
            <text:p>QUÍMICA <text:s text:c="42"/></text:p>
          </table:table-cell>
          <table:table-cell office:value-type="string">
            <text:p>Polymers &amp; Polymer Composi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7147</text:p>
          </table:table-cell>
          <table:table-cell office:value-type="string">
            <text:p>QUÍMICA <text:s text:c="42"/></text:p>
          </table:table-cell>
          <table:table-cell office:value-type="string">
            <text:p>Polymers for Advanced Technologi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1904</text:p>
          </table:table-cell>
          <table:table-cell office:value-type="string">
            <text:p>QUÍMICA <text:s text:c="42"/></text:p>
          </table:table-cell>
          <table:table-cell office:value-type="string">
            <text:p>Portugaliae Electrochimica Ac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214</text:p>
          </table:table-cell>
          <table:table-cell office:value-type="string">
            <text:p>QUÍMICA <text:s text:c="42"/></text:p>
          </table:table-cell>
          <table:table-cell office:value-type="string">
            <text:p>Postharvest Biology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7156</text:p>
          </table:table-cell>
          <table:table-cell office:value-type="string">
            <text:p>QUÍMICA <text:s text:c="42"/></text:p>
          </table:table-cell>
          <table:table-cell office:value-type="string">
            <text:p>Powder Diffrac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732</text:p>
          </table:table-cell>
          <table:table-cell office:value-type="string">
            <text:p>QUÍMICA <text:s text:c="42"/></text:p>
          </table:table-cell>
          <table:table-cell office:value-type="string">
            <text:p>Proceedings - SP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786X</text:p>
          </table:table-cell>
          <table:table-cell office:value-type="string">
            <text:p>QUÍMICA <text:s text:c="42"/></text:p>
          </table:table-cell>
          <table:table-cell office:value-type="string">
            <text:p>Proceedings of SPIE, the International Society for Optical Engineer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4134</text:p>
          </table:table-cell>
          <table:table-cell office:value-type="string">
            <text:p>QUÍMICA <text:s text:c="42"/></text:p>
          </table:table-cell>
          <table:table-cell office:value-type="string">
            <text:p>Proceedings of the Indian Academy of Sciences. Chemical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9213</text:p>
          </table:table-cell>
          <table:table-cell office:value-type="string">
            <text:p>QUÍMICA <text:s text:c="42"/></text:p>
          </table:table-cell>
          <table:table-cell office:value-type="string">
            <text:p>Proceedings of the International Astronomical Union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QUÍMICA <text:s text:c="42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9592</text:p>
          </table:table-cell>
          <table:table-cell office:value-type="string">
            <text:p>QUÍMICA <text:s text:c="42"/></text:p>
          </table:table-cell>
          <table:table-cell office:value-type="string">
            <text:p>Process Biochemistry (1966) (Cessou em 1990. Cont. c/ outro título e ISSN. Cessou novamente e voltou a ter o título anterior [Process Biochemistry]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QUÍMICA <text:s text:c="42"/></text:p>
          </table:table-cell>
          <table:table-cell office:value-type="string">
            <text:p>Process Biochemistry (199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5-7422</text:p>
          </table:table-cell>
          <table:table-cell office:value-type="string">
            <text:p>QUÍMICA <text:s text:c="42"/></text:p>
          </table:table-cell>
          <table:table-cell office:value-type="string">
            <text:p>Progress in Biomedical Optics and Imag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55X</text:p>
          </table:table-cell>
          <table:table-cell office:value-type="string">
            <text:p>QUÍMICA <text:s text:c="42"/></text:p>
          </table:table-cell>
          <table:table-cell office:value-type="string">
            <text:p>Progress in Colloid &amp; Polymer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5846</text:p>
          </table:table-cell>
          <table:table-cell office:value-type="string">
            <text:p>QUÍMICA <text:s text:c="42"/></text:p>
          </table:table-cell>
          <table:table-cell office:value-type="string">
            <text:p>Progress in Neuro-Psychopharmacology &amp; Biological Psychia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440</text:p>
          </table:table-cell>
          <table:table-cell office:value-type="string">
            <text:p>QUÍMICA <text:s text:c="42"/></text:p>
          </table:table-cell>
          <table:table-cell office:value-type="string">
            <text:p>Progress in Organic Coating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6783</text:p>
          </table:table-cell>
          <table:table-cell office:value-type="string">
            <text:p>QUÍMICA <text:s text:c="42"/></text:p>
          </table:table-cell>
          <table:table-cell office:value-type="string">
            <text:p>Progress in Reaction Kinetics and Mechanism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6786</text:p>
          </table:table-cell>
          <table:table-cell office:value-type="string">
            <text:p>QUÍMICA <text:s text:c="42"/></text:p>
          </table:table-cell>
          <table:table-cell office:value-type="string">
            <text:p>Progress in Solid State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7354</text:p>
          </table:table-cell>
          <table:table-cell office:value-type="string">
            <text:p>QUÍMICA <text:s text:c="42"/></text:p>
          </table:table-cell>
          <table:table-cell office:value-type="string">
            <text:p>Progress in Theoretical Chemistry and Physi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2139</text:p>
          </table:table-cell>
          <table:table-cell office:value-type="string">
            <text:p>QUÍMICA <text:s text:c="42"/></text:p>
          </table:table-cell>
          <table:table-cell office:value-type="string">
            <text:p>Protein Engineering (Print) (Cessou em 2003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5928</text:p>
          </table:table-cell>
          <table:table-cell office:value-type="string">
            <text:p>QUÍMICA <text:s text:c="42"/></text:p>
          </table:table-cell>
          <table:table-cell office:value-type="string">
            <text:p>Protein Expression and Purifica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3585</text:p>
          </table:table-cell>
          <table:table-cell office:value-type="string">
            <text:p>QUÍMICA <text:s text:c="42"/></text:p>
          </table:table-cell>
          <table:table-cell office:value-type="string">
            <text:p>Protei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9853</text:p>
          </table:table-cell>
          <table:table-cell office:value-type="string">
            <text:p>QUÍMICA <text:s text:c="42"/></text:p>
          </table:table-cell>
          <table:table-cell office:value-type="string">
            <text:p>Proteomics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158</text:p>
          </table:table-cell>
          <table:table-cell office:value-type="string">
            <text:p>QUÍMICA <text:s text:c="42"/></text:p>
          </table:table-cell>
          <table:table-cell office:value-type="string">
            <text:p>Psychopharmacologia (Heidelberg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QUÍMICA <text:s text:c="42"/></text:p>
          </table:table-cell>
          <table:table-cell office:value-type="string">
            <text:p>PTR. Phytotherap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77</text:p>
          </table:table-cell>
          <table:table-cell office:value-type="string">
            <text:p>QUÍMICA <text:s text:c="42"/></text:p>
          </table:table-cell>
          <table:table-cell office:value-type="string">
            <text:p>Publicatio UEPG. Ciências Exatas e da Terra, Ciências Agrárias e Engenhari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4545</text:p>
          </table:table-cell>
          <table:table-cell office:value-type="string">
            <text:p>QUÍMICA <text:s text:c="42"/></text:p>
          </table:table-cell>
          <table:table-cell office:value-type="string">
            <text:p>Pure and Applied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1-020X</text:p>
          </table:table-cell>
          <table:table-cell office:value-type="string">
            <text:p>QUÍMICA <text:s text:c="42"/></text:p>
          </table:table-cell>
          <table:table-cell office:value-type="string">
            <text:p>QSAR &amp; Combinatorial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8771</text:p>
          </table:table-cell>
          <table:table-cell office:value-type="string">
            <text:p>QUÍMICA <text:s text:c="42"/></text:p>
          </table:table-cell>
          <table:table-cell office:value-type="string">
            <text:p>Quantitative Structure-Activity Relationships (Cessou em 2002. Cont. ISSN 1611-020X QSAR &amp; Combinatorial Science (Print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5835</text:p>
          </table:table-cell>
          <table:table-cell office:value-type="string">
            <text:p>QUÍMICA <text:s text:c="42"/></text:p>
          </table:table-cell>
          <table:table-cell office:value-type="string">
            <text:p>Quarterly Reviews of Biophys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1-4118</text:p>
          </table:table-cell>
          <table:table-cell office:value-type="string">
            <text:p>QUÍMICA <text:s text:c="42"/></text:p>
          </table:table-cell>
          <table:table-cell office:value-type="string">
            <text:p>Química &amp; Derivad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2294</text:p>
          </table:table-cell>
          <table:table-cell office:value-type="string">
            <text:p>QUÍMICA <text:s text:c="42"/></text:p>
          </table:table-cell>
          <table:table-cell office:value-type="string">
            <text:p>Química (Lisbo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48</text:p>
          </table:table-cell>
          <table:table-cell office:value-type="string">
            <text:p>QUÍMICA <text:s text:c="42"/></text:p>
          </table:table-cell>
          <table:table-cell office:value-type="string">
            <text:p>Química n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QUÍMICA <text:s text:c="42"/></text:p>
          </table:table-cell>
          <table:table-cell office:value-type="string">
            <text:p>Química No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64</text:p>
          </table:table-cell>
          <table:table-cell office:value-type="string">
            <text:p>QUÍMICA <text:s text:c="42"/></text:p>
          </table:table-cell>
          <table:table-cell office:value-type="string">
            <text:p>Química Nov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899</text:p>
          </table:table-cell>
          <table:table-cell office:value-type="string">
            <text:p>QUÍMICA <text:s text:c="42"/></text:p>
          </table:table-cell>
          <table:table-cell office:value-type="string">
            <text:p>Química Nova na Escol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235</text:p>
          </table:table-cell>
          <table:table-cell office:value-type="string">
            <text:p>QUÍMICA <text:s text:c="42"/></text:p>
          </table:table-cell>
          <table:table-cell office:value-type="string">
            <text:p>Química Têxt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6572</text:p>
          </table:table-cell>
          <table:table-cell office:value-type="string">
            <text:p>QUÍMICA <text:s text:c="42"/></text:p>
          </table:table-cell>
          <table:table-cell office:value-type="string">
            <text:p>Quintessence Internat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QUÍMICA <text:s text:c="42"/></text:p>
          </table:table-cell>
          <table:table-cell office:value-type="string">
            <text:p>Radiation Measuremen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420</text:p>
          </table:table-cell>
          <table:table-cell office:value-type="string">
            <text:p>QUÍMICA <text:s text:c="42"/></text:p>
          </table:table-cell>
          <table:table-cell office:value-type="string">
            <text:p>Radiation Protection Dosime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451</text:p>
          </table:table-cell>
          <table:table-cell office:value-type="string">
            <text:p>QUÍMICA <text:s text:c="42"/></text:p>
          </table:table-cell>
          <table:table-cell office:value-type="string">
            <text:p>Radioprotection (Paris. 196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8531</text:p>
          </table:table-cell>
          <table:table-cell office:value-type="string">
            <text:p>QUÍMICA <text:s text:c="42"/></text:p>
          </table:table-cell>
          <table:table-cell office:value-type="string">
            <text:p>Rare Earth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QUÍMICA <text:s text:c="42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98</text:p>
          </table:table-cell>
          <table:table-cell office:value-type="string">
            <text:p>QUÍMICA <text:s text:c="42"/></text:p>
          </table:table-cell>
          <table:table-cell office:value-type="string">
            <text:p>RCM. Rapid Communications in Mass Spectrome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3-1736</text:p>
          </table:table-cell>
          <table:table-cell office:value-type="string">
            <text:p>QUÍMICA <text:s text:c="42"/></text:p>
          </table:table-cell>
          <table:table-cell office:value-type="string">
            <text:p>Reaction Kinetics and Catalysis Letter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5148</text:p>
          </table:table-cell>
          <table:table-cell office:value-type="string">
            <text:p>QUÍMICA <text:s text:c="42"/></text:p>
          </table:table-cell>
          <table:table-cell office:value-type="string">
            <text:p>Reactive &amp; Functional Polym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9920</text:p>
          </table:table-cell>
          <table:table-cell office:value-type="string">
            <text:p>QUÍMICA <text:s text:c="42"/></text:p>
          </table:table-cell>
          <table:table-cell office:value-type="string">
            <text:p>Recent Advances in Phyto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8901</text:p>
          </table:table-cell>
          <table:table-cell office:value-type="string">
            <text:p>QUÍMICA <text:s text:c="42"/></text:p>
          </table:table-cell>
          <table:table-cell office:value-type="string">
            <text:p>Recent Patent Reviews on Cardiovascular Drug Discove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002</text:p>
          </table:table-cell>
          <table:table-cell office:value-type="string">
            <text:p>QUÍMICA <text:s text:c="42"/></text:p>
          </table:table-cell>
          <table:table-cell office:value-type="string">
            <text:p>Redox Report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1513</text:p>
          </table:table-cell>
          <table:table-cell office:value-type="string">
            <text:p>QUÍMICA <text:s text:c="42"/></text:p>
          </table:table-cell>
          <table:table-cell office:value-type="string">
            <text:p>REEC. Revista Electrónica de Enseñanza de las Cienc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4467</text:p>
          </table:table-cell>
          <table:table-cell office:value-type="string">
            <text:p>QUÍMICA <text:s text:c="42"/></text:p>
          </table:table-cell>
          <table:table-cell office:value-type="string">
            <text:p>REM. Revista Escola de Min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0321</text:p>
          </table:table-cell>
          <table:table-cell office:value-type="string">
            <text:p>QUÍMICA <text:s text:c="42"/></text:p>
          </table:table-cell>
          <table:table-cell office:value-type="string">
            <text:p>Renewable &amp; Sustainable Energy Review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QUÍMICA <text:s text:c="42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238</text:p>
          </table:table-cell>
          <table:table-cell office:value-type="string">
            <text:p>QUÍMICA <text:s text:c="42"/></text:p>
          </table:table-cell>
          <table:table-cell office:value-type="string">
            <text:p>Reproductive Toxicology (Elmsford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2508</text:p>
          </table:table-cell>
          <table:table-cell office:value-type="string">
            <text:p>QUÍMICA <text:s text:c="42"/></text:p>
          </table:table-cell>
          <table:table-cell office:value-type="string">
            <text:p>Research in Microbiology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288</text:p>
          </table:table-cell>
          <table:table-cell office:value-type="string">
            <text:p>QUÍMICA <text:s text:c="42"/></text:p>
          </table:table-cell>
          <table:table-cell office:value-type="string">
            <text:p>Research in Veterinary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9-5415</text:p>
          </table:table-cell>
          <table:table-cell office:value-type="string">
            <text:p>QUÍMICA <text:s text:c="42"/></text:p>
          </table:table-cell>
          <table:table-cell office:value-type="string">
            <text:p>Research Journal of Agriculture and Biological Science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626</text:p>
          </table:table-cell>
          <table:table-cell office:value-type="string">
            <text:p>QUÍMICA <text:s text:c="42"/></text:p>
          </table:table-cell>
          <table:table-cell office:value-type="string">
            <text:p>Research Journal of Chemistry and Environ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2-6168</text:p>
          </table:table-cell>
          <table:table-cell office:value-type="string">
            <text:p>QUÍMICA <text:s text:c="42"/></text:p>
          </table:table-cell>
          <table:table-cell office:value-type="string">
            <text:p>Research on Chemical Intermediate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89X</text:p>
          </table:table-cell>
          <table:table-cell office:value-type="string">
            <text:p>QUÍMICA <text:s text:c="42"/></text:p>
          </table:table-cell>
          <table:table-cell office:value-type="string">
            <text:p>Revista Acadêmica: Ciências Agrárias e Ambientais (PUCP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78X</text:p>
          </table:table-cell>
          <table:table-cell office:value-type="string">
            <text:p>QUÍMICA <text:s text:c="42"/></text:p>
          </table:table-cell>
          <table:table-cell office:value-type="string">
            <text:p>Revista AIDIS de Ingeniería y Ciencias Ambiental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93X</text:p>
          </table:table-cell>
          <table:table-cell office:value-type="string">
            <text:p>QUÍMICA <text:s text:c="42"/></text:p>
          </table:table-cell>
          <table:table-cell office:value-type="string">
            <text:p>Revista Ambiente &amp; Águ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QUÍMICA <text:s text:c="42"/></text:p>
          </table:table-cell>
          <table:table-cell office:value-type="string">
            <text:p>Revista Árvor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QUÍMICA <text:s text:c="42"/></text:p>
          </table:table-cell>
          <table:table-cell office:value-type="string">
            <text:p>Revista Baiana de Saúde Publ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008</text:p>
          </table:table-cell>
          <table:table-cell office:value-type="string">
            <text:p>QUÍMICA <text:s text:c="42"/></text:p>
          </table:table-cell>
          <table:table-cell office:value-type="string">
            <text:p>Revista Biodiese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96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Agrociencia (UFP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Analises Clin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659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Aplicações de Vácu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43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Biociênci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04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Botân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57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Ciência do Sol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38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Cirurgia Cardiovascular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23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Corantes Natur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51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Engenharia Bioméd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18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Ensino de Bioquímica e Biologia Molecul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117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Ensino de Fís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158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Ensino de Quí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Farma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22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Hipertens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9X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Horticultura Ornament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Medicina Veterin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86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Meteor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96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Nutrição Clí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6X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Parasitologia Veterinár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104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Pesquisa em Educação em Ciênc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Recursos Hídr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40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Saúde e Produção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22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Sement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686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Tecnologia Agroindust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983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Toxic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70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Zoociênc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75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Zoologia (Impresso) (Cessou em 2008. Cont. ISSN 1984-4670 Zoologia (Curitiba. 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QUÍMICA <text:s text:c="42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653</text:p>
          </table:table-cell>
          <table:table-cell office:value-type="string">
            <text:p>QUÍMICA <text:s text:c="42"/></text:p>
          </table:table-cell>
          <table:table-cell office:value-type="string">
            <text:p>Revista Capixaba de Ciência e Tecn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52</text:p>
          </table:table-cell>
          <table:table-cell office:value-type="string">
            <text:p>QUÍMICA <text:s text:c="42"/></text:p>
          </table:table-cell>
          <table:table-cell office:value-type="string">
            <text:p>Revista Ciências Exatas e Natura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014</text:p>
          </table:table-cell>
          <table:table-cell office:value-type="string">
            <text:p>QUÍMICA <text:s text:c="42"/></text:p>
          </table:table-cell>
          <table:table-cell office:value-type="string">
            <text:p>Revista Científica da UFP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QUÍMICA <text:s text:c="42"/></text:p>
          </table:table-cell>
          <table:table-cell office:value-type="string">
            <text:p>Revista Científica Express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578</text:p>
          </table:table-cell>
          <table:table-cell office:value-type="string">
            <text:p>QUÍMICA <text:s text:c="42"/></text:p>
          </table:table-cell>
          <table:table-cell office:value-type="string">
            <text:p>Revista Conexão UEP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4796</text:p>
          </table:table-cell>
          <table:table-cell office:value-type="string">
            <text:p>QUÍMICA <text:s text:c="42"/></text:p>
          </table:table-cell>
          <table:table-cell office:value-type="string">
            <text:p>Revista Cubana de Plantas Medicinal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QUÍMICA <text:s text:c="42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276</text:p>
          </table:table-cell>
          <table:table-cell office:value-type="string">
            <text:p>QUÍMICA <text:s text:c="42"/></text:p>
          </table:table-cell>
          <table:table-cell office:value-type="string">
            <text:p>Revista da Associação Paulista de Cirurgiões Dentistas (Cessou em 1980. Cont. ISSN 0101-8140 Revista Regional de Araçatuba - Associação Paulista de Cirurgiões Dentist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QUÍMICA <text:s text:c="42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420</text:p>
          </table:table-cell>
          <table:table-cell office:value-type="string">
            <text:p>QUÍMICA <text:s text:c="42"/></text:p>
          </table:table-cell>
          <table:table-cell office:value-type="string">
            <text:p>Revista de Arqueologia (Sociedade de Arqueologia Brasileir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652</text:p>
          </table:table-cell>
          <table:table-cell office:value-type="string">
            <text:p>QUÍMICA <text:s text:c="42"/></text:p>
          </table:table-cell>
          <table:table-cell office:value-type="string">
            <text:p>Revista de Biologia Neotropic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772</text:p>
          </table:table-cell>
          <table:table-cell office:value-type="string">
            <text:p>QUÍMICA <text:s text:c="42"/></text:p>
          </table:table-cell>
          <table:table-cell office:value-type="string">
            <text:p>Revista de Ciências da Vid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93</text:p>
          </table:table-cell>
          <table:table-cell office:value-type="string">
            <text:p>QUÍMICA <text:s text:c="42"/></text:p>
          </table:table-cell>
          <table:table-cell office:value-type="string">
            <text:p>Revista de Ciências Farmacêuticas (Araraqua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QUÍMICA <text:s text:c="42"/></text:p>
          </table:table-cell>
          <table:table-cell office:value-type="string">
            <text:p>Revista de Nutriç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27</text:p>
          </table:table-cell>
          <table:table-cell office:value-type="string">
            <text:p>QUÍMICA <text:s text:c="42"/></text:p>
          </table:table-cell>
          <table:table-cell office:value-type="string">
            <text:p>Revista de Nutrição da PUCCAMP (Cessou em 1997. Cont. ISSN 1415-5273 Revista de Nutrição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74</text:p>
          </table:table-cell>
          <table:table-cell office:value-type="string">
            <text:p>QUÍMICA <text:s text:c="42"/></text:p>
          </table:table-cell>
          <table:table-cell office:value-type="string">
            <text:p>Revista de Odontologia da UNESP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QUÍMICA <text:s text:c="42"/></text:p>
          </table:table-cell>
          <table:table-cell office:value-type="string">
            <text:p>Revista de Patologia Tropic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694X</text:p>
          </table:table-cell>
          <table:table-cell office:value-type="string">
            <text:p>QUÍMICA <text:s text:c="42"/></text:p>
          </table:table-cell>
          <table:table-cell office:value-type="string">
            <text:p>Revista de Química Indust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19</text:p>
          </table:table-cell>
          <table:table-cell office:value-type="string">
            <text:p>QUÍMICA <text:s text:c="42"/></text:p>
          </table:table-cell>
          <table:table-cell office:value-type="string">
            <text:p>Revista Dental Press de Ortodontia e Ortopedia Faci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91</text:p>
          </table:table-cell>
          <table:table-cell office:value-type="string">
            <text:p>QUÍMICA <text:s text:c="42"/></text:p>
          </table:table-cell>
          <table:table-cell office:value-type="string">
            <text:p>Revista do Colégio Brasileiro de Cirurgiõ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27</text:p>
          </table:table-cell>
          <table:table-cell office:value-type="string">
            <text:p>QUÍMICA <text:s text:c="42"/></text:p>
          </table:table-cell>
          <table:table-cell office:value-type="string">
            <text:p>Revista do Cou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QUÍMICA <text:s text:c="42"/></text:p>
          </table:table-cell>
          <table:table-cell office:value-type="string">
            <text:p>Revista do Instituto Adolfo Lutz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QUÍMICA <text:s text:c="42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32</text:p>
          </table:table-cell>
          <table:table-cell office:value-type="string">
            <text:p>QUÍMICA <text:s text:c="42"/></text:p>
          </table:table-cell>
          <table:table-cell office:value-type="string">
            <text:p>Revista do IS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563</text:p>
          </table:table-cell>
          <table:table-cell office:value-type="string">
            <text:p>QUÍMICA <text:s text:c="42"/></text:p>
          </table:table-cell>
          <table:table-cell office:value-type="string">
            <text:p>Revista do Serviço do Patrimônio Histórico e Artístico Nacional (Cessou em 1945. Cont. 0102-2571 Revista do Serviço do Patrimônio Histórico e Artístico Nacion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876</text:p>
          </table:table-cell>
          <table:table-cell office:value-type="string">
            <text:p>QUÍMICA <text:s text:c="42"/></text:p>
          </table:table-cell>
          <table:table-cell office:value-type="string">
            <text:p>Revista e-Curriculum (PUC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7504</text:p>
          </table:table-cell>
          <table:table-cell office:value-type="string">
            <text:p>QUÍMICA <text:s text:c="42"/></text:p>
          </table:table-cell>
          <table:table-cell office:value-type="string">
            <text:p>Revista Electrónica de Veterina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04</text:p>
          </table:table-cell>
          <table:table-cell office:value-type="string">
            <text:p>QUÍMICA <text:s text:c="42"/></text:p>
          </table:table-cell>
          <table:table-cell office:value-type="string">
            <text:p>Revista Eletrônica de Farmá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797</text:p>
          </table:table-cell>
          <table:table-cell office:value-type="string">
            <text:p>QUÍMICA <text:s text:c="42"/></text:p>
          </table:table-cell>
          <table:table-cell office:value-type="string">
            <text:p>Revista Eletrônica de Materiais e Processos (UFC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QUÍMICA <text:s text:c="42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116</text:p>
          </table:table-cell>
          <table:table-cell office:value-type="string">
            <text:p>QUÍMICA <text:s text:c="42"/></text:p>
          </table:table-cell>
          <table:table-cell office:value-type="string">
            <text:p>Revista Eletrônica Lato Sens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569</text:p>
          </table:table-cell>
          <table:table-cell office:value-type="string">
            <text:p>QUÍMICA <text:s text:c="42"/></text:p>
          </table:table-cell>
          <table:table-cell office:value-type="string">
            <text:p>Revista Fitos (ALANA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QUÍMICA <text:s text:c="42"/></text:p>
          </table:table-cell>
          <table:table-cell office:value-type="string">
            <text:p>Revista Iberoamericana de Educación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378</text:p>
          </table:table-cell>
          <table:table-cell office:value-type="string">
            <text:p>QUÍMICA <text:s text:c="42"/></text:p>
          </table:table-cell>
          <table:table-cell office:value-type="string">
            <text:p>Revista Inovação (FAPE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5943</text:p>
          </table:table-cell>
          <table:table-cell office:value-type="string">
            <text:p>QUÍMICA <text:s text:c="42"/></text:p>
          </table:table-cell>
          <table:table-cell office:value-type="string">
            <text:p>Revista Latinoamericana de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92</text:p>
          </table:table-cell>
          <table:table-cell office:value-type="string">
            <text:p>QUÍMICA <text:s text:c="42"/></text:p>
          </table:table-cell>
          <table:table-cell office:value-type="string">
            <text:p>Revista Miner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837</text:p>
          </table:table-cell>
          <table:table-cell office:value-type="string">
            <text:p>QUÍMICA <text:s text:c="42"/></text:p>
          </table:table-cell>
          <table:table-cell office:value-type="string">
            <text:p>Revista Nacional da Car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60</text:p>
          </table:table-cell>
          <table:table-cell office:value-type="string">
            <text:p>QUÍMICA <text:s text:c="42"/></text:p>
          </table:table-cell>
          <table:table-cell office:value-type="string">
            <text:p>Revista Odonto Ciência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865</text:p>
          </table:table-cell>
          <table:table-cell office:value-type="string">
            <text:p>QUÍMICA <text:s text:c="42"/></text:p>
          </table:table-cell>
          <table:table-cell office:value-type="string">
            <text:p>Revista Paviment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5001</text:p>
          </table:table-cell>
          <table:table-cell office:value-type="string">
            <text:p>QUÍMICA <text:s text:c="42"/></text:p>
          </table:table-cell>
          <table:table-cell office:value-type="string">
            <text:p>Revista Petroquímica, Petróleo, Gas &amp;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4-811X</text:p>
          </table:table-cell>
          <table:table-cell office:value-type="string">
            <text:p>QUÍMICA <text:s text:c="42"/></text:p>
          </table:table-cell>
          <table:table-cell office:value-type="string">
            <text:p>Revista Portuguesa de Farmá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521</text:p>
          </table:table-cell>
          <table:table-cell office:value-type="string">
            <text:p>QUÍMICA <text:s text:c="42"/></text:p>
          </table:table-cell>
          <table:table-cell office:value-type="string">
            <text:p>Revista Processos Químic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QUÍMICA <text:s text:c="42"/></text:p>
          </table:table-cell>
          <table:table-cell office:value-type="string">
            <text:p>Revista Produção On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56X</text:p>
          </table:table-cell>
          <table:table-cell office:value-type="string">
            <text:p>QUÍMICA <text:s text:c="42"/></text:p>
          </table:table-cell>
          <table:table-cell office:value-type="string">
            <text:p>Revista Saúde e Ambiente (UNIVILL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37</text:p>
          </table:table-cell>
          <table:table-cell office:value-type="string">
            <text:p>QUÍMICA <text:s text:c="42"/></text:p>
          </table:table-cell>
          <table:table-cell office:value-type="string">
            <text:p>Revista Técnica de Energia Petróleo e Gá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048</text:p>
          </table:table-cell>
          <table:table-cell office:value-type="string">
            <text:p>QUÍMICA <text:s text:c="42"/></text:p>
          </table:table-cell>
          <table:table-cell office:value-type="string">
            <text:p>Revista Tecnológica (UE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1892</text:p>
          </table:table-cell>
          <table:table-cell office:value-type="string">
            <text:p>QUÍMICA <text:s text:c="42"/></text:p>
          </table:table-cell>
          <table:table-cell office:value-type="string">
            <text:p>Revista UNICSU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264</text:p>
          </table:table-cell>
          <table:table-cell office:value-type="string">
            <text:p>QUÍMICA <text:s text:c="42"/></text:p>
          </table:table-cell>
          <table:table-cell office:value-type="string">
            <text:p>Revista Universidade Rural. Série Ciências da Vida (Cessou em 2007. Cont. ISSN 1983-4772 Revista de Ciências da Vid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7-9152</text:p>
          </table:table-cell>
          <table:table-cell office:value-type="string">
            <text:p>QUÍMICA <text:s text:c="42"/></text:p>
          </table:table-cell>
          <table:table-cell office:value-type="string">
            <text:p>Revsita Científica UDO Agrí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71</text:p>
          </table:table-cell>
          <table:table-cell office:value-type="string">
            <text:p>QUÍMICA <text:s text:c="42"/></text:p>
          </table:table-cell>
          <table:table-cell office:value-type="string">
            <text:p>RGO. Revista Gaúcha de Odont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4511</text:p>
          </table:table-cell>
          <table:table-cell office:value-type="string">
            <text:p>QUÍMICA <text:s text:c="42"/></text:p>
          </table:table-cell>
          <table:table-cell office:value-type="string">
            <text:p>Rheologica Acta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8-7073</text:p>
          </table:table-cell>
          <table:table-cell office:value-type="string">
            <text:p>QUÍMICA <text:s text:c="42"/></text:p>
          </table:table-cell>
          <table:table-cell office:value-type="string">
            <text:p>RMZ. Materials and Geoenvironment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1935</text:p>
          </table:table-cell>
          <table:table-cell office:value-type="string">
            <text:p>QUÍMICA <text:s text:c="42"/></text:p>
          </table:table-cell>
          <table:table-cell office:value-type="string">
            <text:p>Russian Journal of Electrochem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75</text:p>
          </table:table-cell>
          <table:table-cell office:value-type="string">
            <text:p>QUÍMICA <text:s text:c="42"/></text:p>
          </table:table-cell>
          <table:table-cell office:value-type="string">
            <text:p>Sanare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56</text:p>
          </table:table-cell>
          <table:table-cell office:value-type="string">
            <text:p>QUÍMICA <text:s text:c="42"/></text:p>
          </table:table-cell>
          <table:table-cell office:value-type="string">
            <text:p>Saneamento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936X</text:p>
          </table:table-cell>
          <table:table-cell office:value-type="string">
            <text:p>QUÍMICA <text:s text:c="42"/></text:p>
          </table:table-cell>
          <table:table-cell office:value-type="string">
            <text:p>SAR and QSAR in Environment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56</text:p>
          </table:table-cell>
          <table:table-cell office:value-type="string">
            <text:p>QUÍMICA <text:s text:c="42"/></text:p>
          </table:table-cell>
          <table:table-cell office:value-type="string">
            <text:p>Saúde em Revista (UNIME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7220</text:p>
          </table:table-cell>
          <table:table-cell office:value-type="string">
            <text:p>QUÍMICA <text:s text:c="42"/></text:p>
          </table:table-cell>
          <table:table-cell office:value-type="string">
            <text:p>Science &amp; Education (Dordrech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6996</text:p>
          </table:table-cell>
          <table:table-cell office:value-type="string">
            <text:p>QUÍMICA <text:s text:c="42"/></text:p>
          </table:table-cell>
          <table:table-cell office:value-type="string">
            <text:p>Science and Technology of Advanced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0-820X</text:p>
          </table:table-cell>
          <table:table-cell office:value-type="string">
            <text:p>QUÍMICA <text:s text:c="42"/></text:p>
          </table:table-cell>
          <table:table-cell office:value-type="string">
            <text:p>Science of Sint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QUÍMICA <text:s text:c="42"/></text:p>
          </table:table-cell>
          <table:table-cell office:value-type="string">
            <text:p>Science of the Total Environ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75</text:p>
          </table:table-cell>
          <table:table-cell office:value-type="string">
            <text:p>QUÍMICA <text:s text:c="42"/></text:p>
          </table:table-cell>
          <table:table-cell office:value-type="string">
            <text:p>Scientia (Vila Velh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25</text:p>
          </table:table-cell>
          <table:table-cell office:value-type="string">
            <text:p>QUÍMICA <text:s text:c="42"/></text:p>
          </table:table-cell>
          <table:table-cell office:value-type="string">
            <text:p>Scientia Agraria (UFP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QUÍMICA <text:s text:c="42"/></text:p>
          </table:table-cell>
          <table:table-cell office:value-type="string">
            <text:p>Scientia Agrícol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24</text:p>
          </table:table-cell>
          <table:table-cell office:value-type="string">
            <text:p>QUÍMICA <text:s text:c="42"/></text:p>
          </table:table-cell>
          <table:table-cell office:value-type="string">
            <text:p>Scientia Forestalis (IPE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38</text:p>
          </table:table-cell>
          <table:table-cell office:value-type="string">
            <text:p>QUÍMICA <text:s text:c="42"/></text:p>
          </table:table-cell>
          <table:table-cell office:value-type="string">
            <text:p>Scientia Horticultura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793</text:p>
          </table:table-cell>
          <table:table-cell office:value-type="string">
            <text:p>QUÍMICA <text:s text:c="42"/></text:p>
          </table:table-cell>
          <table:table-cell office:value-type="string">
            <text:p>Scientia Ple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91</text:p>
          </table:table-cell>
          <table:table-cell office:value-type="string">
            <text:p>QUÍMICA <text:s text:c="42"/></text:p>
          </table:table-cell>
          <table:table-cell office:value-type="string">
            <text:p>Scientific American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6462</text:p>
          </table:table-cell>
          <table:table-cell office:value-type="string">
            <text:p>QUÍMICA <text:s text:c="42"/></text:p>
          </table:table-cell>
          <table:table-cell office:value-type="string">
            <text:p>Scripta Materialia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42</text:p>
          </table:table-cell>
          <table:table-cell office:value-type="string">
            <text:p>QUÍMICA <text:s text:c="42"/></text:p>
          </table:table-cell>
          <table:table-cell office:value-type="string">
            <text:p>Semina (Londr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6X</text:p>
          </table:table-cell>
          <table:table-cell office:value-type="string">
            <text:p>QUÍMICA <text:s text:c="42"/></text:p>
          </table:table-cell>
          <table:table-cell office:value-type="string">
            <text:p>Semina. Ciências Agrári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59</text:p>
          </table:table-cell>
          <table:table-cell office:value-type="string">
            <text:p>QUÍMICA <text:s text:c="42"/></text:p>
          </table:table-cell>
          <table:table-cell office:value-type="string">
            <text:p>Semina. Ciências Agrária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51</text:p>
          </table:table-cell>
          <table:table-cell office:value-type="string">
            <text:p>QUÍMICA <text:s text:c="42"/></text:p>
          </table:table-cell>
          <table:table-cell office:value-type="string">
            <text:p>Semina. Ciências Exatas e Tecnológic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198X</text:p>
          </table:table-cell>
          <table:table-cell office:value-type="string">
            <text:p>QUÍMICA <text:s text:c="42"/></text:p>
          </table:table-cell>
          <table:table-cell office:value-type="string">
            <text:p>Sensor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5479</text:p>
          </table:table-cell>
          <table:table-cell office:value-type="string">
            <text:p>QUÍMICA <text:s text:c="42"/></text:p>
          </table:table-cell>
          <table:table-cell office:value-type="string">
            <text:p>Sensors &amp; Transduce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220</text:p>
          </table:table-cell>
          <table:table-cell office:value-type="string">
            <text:p>QUÍMICA <text:s text:c="42"/></text:p>
          </table:table-cell>
          <table:table-cell office:value-type="string">
            <text:p>Sensors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4005</text:p>
          </table:table-cell>
          <table:table-cell office:value-type="string">
            <text:p>QUÍMICA <text:s text:c="42"/></text:p>
          </table:table-cell>
          <table:table-cell office:value-type="string">
            <text:p>Sensors and Actuators. B, Chemic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4-4935</text:p>
          </table:table-cell>
          <table:table-cell office:value-type="string">
            <text:p>QUÍMICA <text:s text:c="42"/></text:p>
          </table:table-cell>
          <table:table-cell office:value-type="string">
            <text:p>Sensors and Materi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866</text:p>
          </table:table-cell>
          <table:table-cell office:value-type="string">
            <text:p>QUÍMICA <text:s text:c="42"/></text:p>
          </table:table-cell>
          <table:table-cell office:value-type="string">
            <text:p>Separation and Purification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6395</text:p>
          </table:table-cell>
          <table:table-cell office:value-type="string">
            <text:p>QUÍMICA <text:s text:c="42"/></text:p>
          </table:table-cell>
          <table:table-cell office:value-type="string">
            <text:p>Separation Science and Techn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2-1641</text:p>
          </table:table-cell>
          <table:table-cell office:value-type="string">
            <text:p>QUÍMICA <text:s text:c="42"/></text:p>
          </table:table-cell>
          <table:table-cell office:value-type="string">
            <text:p>Sicilia Foreste (Palermo. 199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841</text:p>
          </table:table-cell>
          <table:table-cell office:value-type="string">
            <text:p>QUÍMICA <text:s text:c="42"/></text:p>
          </table:table-cell>
          <table:table-cell office:value-type="string">
            <text:p>Sitientibus (UEF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3-6810</text:p>
          </table:table-cell>
          <table:table-cell office:value-type="string">
            <text:p>QUÍMICA <text:s text:c="42"/></text:p>
          </table:table-cell>
          <table:table-cell office:value-type="string">
            <text:p>Small (Weinhei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488</text:p>
          </table:table-cell>
          <table:table-cell office:value-type="string">
            <text:p>QUÍMICA <text:s text:c="42"/></text:p>
          </table:table-cell>
          <table:table-cell office:value-type="string">
            <text:p>Small Ruminant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6525</text:p>
          </table:table-cell>
          <table:table-cell office:value-type="string">
            <text:p>QUÍMICA <text:s text:c="42"/></text:p>
          </table:table-cell>
          <table:table-cell office:value-type="string">
            <text:p>Sociobi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383</text:p>
          </table:table-cell>
          <table:table-cell office:value-type="string">
            <text:p>QUÍMICA <text:s text:c="42"/></text:p>
          </table:table-cell>
          <table:table-cell office:value-type="string">
            <text:p>Soil &amp; Sediment Contamin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1987</text:p>
          </table:table-cell>
          <table:table-cell office:value-type="string">
            <text:p>QUÍMICA <text:s text:c="42"/></text:p>
          </table:table-cell>
          <table:table-cell office:value-type="string">
            <text:p>Soil &amp; Tillage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806</text:p>
          </table:table-cell>
          <table:table-cell office:value-type="string">
            <text:p>QUÍMICA <text:s text:c="42"/></text:p>
          </table:table-cell>
          <table:table-cell office:value-type="string">
            <text:p>Soil and Found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75X</text:p>
          </table:table-cell>
          <table:table-cell office:value-type="string">
            <text:p>QUÍMICA <text:s text:c="42"/></text:p>
          </table:table-cell>
          <table:table-cell office:value-type="string">
            <text:p>Soi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5995</text:p>
          </table:table-cell>
          <table:table-cell office:value-type="string">
            <text:p>QUÍMICA <text:s text:c="42"/></text:p>
          </table:table-cell>
          <table:table-cell office:value-type="string">
            <text:p>Soil Science Society of America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2X</text:p>
          </table:table-cell>
          <table:table-cell office:value-type="string">
            <text:p>QUÍMICA <text:s text:c="42"/></text:p>
          </table:table-cell>
          <table:table-cell office:value-type="string">
            <text:p>Solar Ener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0248</text:p>
          </table:table-cell>
          <table:table-cell office:value-type="string">
            <text:p>QUÍMICA <text:s text:c="42"/></text:p>
          </table:table-cell>
          <table:table-cell office:value-type="string">
            <text:p>Solar Energy Materials and Solar Cel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946</text:p>
          </table:table-cell>
          <table:table-cell office:value-type="string">
            <text:p>QUÍMICA <text:s text:c="42"/></text:p>
          </table:table-cell>
          <table:table-cell office:value-type="string">
            <text:p>Solar System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24</text:p>
          </table:table-cell>
          <table:table-cell office:value-type="string">
            <text:p>QUÍMICA <text:s text:c="42"/></text:p>
          </table:table-cell>
          <table:table-cell office:value-type="string">
            <text:p>Soldagem e Inspeç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1098</text:p>
          </table:table-cell>
          <table:table-cell office:value-type="string">
            <text:p>QUÍMICA <text:s text:c="42"/></text:p>
          </table:table-cell>
          <table:table-cell office:value-type="string">
            <text:p>Solid State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738</text:p>
          </table:table-cell>
          <table:table-cell office:value-type="string">
            <text:p>QUÍMICA <text:s text:c="42"/></text:p>
          </table:table-cell>
          <table:table-cell office:value-type="string">
            <text:p>Solid State Ion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3-2558</text:p>
          </table:table-cell>
          <table:table-cell office:value-type="string">
            <text:p>QUÍMICA <text:s text:c="42"/></text:p>
          </table:table-cell>
          <table:table-cell office:value-type="string">
            <text:p>Solid State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1589</text:p>
          </table:table-cell>
          <table:table-cell office:value-type="string">
            <text:p>QUÍMICA <text:s text:c="42"/></text:p>
          </table:table-cell>
          <table:table-cell office:value-type="string">
            <text:p>South African Journal of Anim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431</text:p>
          </table:table-cell>
          <table:table-cell office:value-type="string">
            <text:p>QUÍMICA <text:s text:c="42"/></text:p>
          </table:table-cell>
          <table:table-cell office:value-type="string">
            <text:p>Southern Brazilian Journal of 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1-1951</text:p>
          </table:table-cell>
          <table:table-cell office:value-type="string">
            <text:p>QUÍMICA <text:s text:c="42"/></text:p>
          </table:table-cell>
          <table:table-cell office:value-type="string">
            <text:p>Spectrochimica Acta (Cessou em 1966. Foi desdobrado em dois: ISSN 0584-8539 Spectrochimica Acta. Part A, Molecular Spectroscopy e ISSN 0584-8547 Spectrochimica Acta. Part B, Atomic Spectroscop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1425</text:p>
          </table:table-cell>
          <table:table-cell office:value-type="string">
            <text:p>QUÍMICA <text:s text:c="42"/></text:p>
          </table:table-cell>
          <table:table-cell office:value-type="string">
            <text:p>Spectrochimica Acta. Part A, Molecular and Biomolecular Spect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4-8539</text:p>
          </table:table-cell>
          <table:table-cell office:value-type="string">
            <text:p>QUÍMICA <text:s text:c="42"/></text:p>
          </table:table-cell>
          <table:table-cell office:value-type="string">
            <text:p>Spectrochimica Acta. Part A, Molecular Spectroscop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4-8547</text:p>
          </table:table-cell>
          <table:table-cell office:value-type="string">
            <text:p>QUÍMICA <text:s text:c="42"/></text:p>
          </table:table-cell>
          <table:table-cell office:value-type="string">
            <text:p>Spectrochimica Acta. Part B, Atomic Spectrosco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2-4813</text:p>
          </table:table-cell>
          <table:table-cell office:value-type="string">
            <text:p>QUÍMICA <text:s text:c="42"/></text:p>
          </table:table-cell>
          <table:table-cell office:value-type="string">
            <text:p>Spectroscopy (Ottaw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7010</text:p>
          </table:table-cell>
          <table:table-cell office:value-type="string">
            <text:p>QUÍMICA <text:s text:c="42"/></text:p>
          </table:table-cell>
          <table:table-cell office:value-type="string">
            <text:p>Spectroscopy Letter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214</text:p>
          </table:table-cell>
          <table:table-cell office:value-type="string">
            <text:p>QUÍMICA <text:s text:c="42"/></text:p>
          </table:table-cell>
          <table:table-cell office:value-type="string">
            <text:p>STAB (Piracic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9056</text:p>
          </table:table-cell>
          <table:table-cell office:value-type="string">
            <text:p>QUÍMICA <text:s text:c="42"/></text:p>
          </table:table-cell>
          <table:table-cell office:value-type="string">
            <text:p>Stärke (Weinhei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128X</text:p>
          </table:table-cell>
          <table:table-cell office:value-type="string">
            <text:p>QUÍMICA <text:s text:c="42"/></text:p>
          </table:table-cell>
          <table:table-cell office:value-type="string">
            <text:p>Steroids (Stoneham, MA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7-1489</text:p>
          </table:table-cell>
          <table:table-cell office:value-type="string">
            <text:p>QUÍMICA <text:s text:c="42"/></text:p>
          </table:table-cell>
          <table:table-cell office:value-type="string">
            <text:p>STP Pharma Sciences (Cessou em 2003. Cont. ISSN 1773-2247 Journal of Drug Delivery Science and Technolog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400</text:p>
          </table:table-cell>
          <table:table-cell office:value-type="string">
            <text:p>QUÍMICA <text:s text:c="42"/></text:p>
          </table:table-cell>
          <table:table-cell office:value-type="string">
            <text:p>Structural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2060</text:p>
          </table:table-cell>
          <table:table-cell office:value-type="string">
            <text:p>QUÍMICA <text:s text:c="42"/></text:p>
          </table:table-cell>
          <table:table-cell office:value-type="string">
            <text:p>Studia Historica. Ha Mediev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630</text:p>
          </table:table-cell>
          <table:table-cell office:value-type="string">
            <text:p>QUÍMICA <text:s text:c="42"/></text:p>
          </table:table-cell>
          <table:table-cell office:value-type="string">
            <text:p>Studies in Conservation (Cessou em 195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5995</text:p>
          </table:table-cell>
          <table:table-cell office:value-type="string">
            <text:p>QUÍMICA <text:s text:c="42"/></text:p>
          </table:table-cell>
          <table:table-cell office:value-type="string">
            <text:p>Studies in Natural Products 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2991</text:p>
          </table:table-cell>
          <table:table-cell office:value-type="string">
            <text:p>QUÍMICA <text:s text:c="42"/></text:p>
          </table:table-cell>
          <table:table-cell office:value-type="string">
            <text:p>Studies in Surface Science and Catalys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0278</text:p>
          </table:table-cell>
          <table:table-cell office:value-type="string">
            <text:p>QUÍMICA <text:s text:c="42"/></text:p>
          </table:table-cell>
          <table:table-cell office:value-type="string">
            <text:p>Supramolecular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8972</text:p>
          </table:table-cell>
          <table:table-cell office:value-type="string">
            <text:p>QUÍMICA <text:s text:c="42"/></text:p>
          </table:table-cell>
          <table:table-cell office:value-type="string">
            <text:p>Surface &amp; Coatings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2421</text:p>
          </table:table-cell>
          <table:table-cell office:value-type="string">
            <text:p>QUÍMICA <text:s text:c="42"/></text:p>
          </table:table-cell>
          <table:table-cell office:value-type="string">
            <text:p>Surface and Interface Analysi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0844</text:p>
          </table:table-cell>
          <table:table-cell office:value-type="string">
            <text:p>QUÍMICA <text:s text:c="42"/></text:p>
          </table:table-cell>
          <table:table-cell office:value-type="string">
            <text:p>Surface Engine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6028</text:p>
          </table:table-cell>
          <table:table-cell office:value-type="string">
            <text:p>QUÍMICA <text:s text:c="42"/></text:p>
          </table:table-cell>
          <table:table-cell office:value-type="string">
            <text:p>Surface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5214</text:p>
          </table:table-cell>
          <table:table-cell office:value-type="string">
            <text:p>QUÍMICA <text:s text:c="42"/></text:p>
          </table:table-cell>
          <table:table-cell office:value-type="string">
            <text:p>Synlett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881</text:p>
          </table:table-cell>
          <table:table-cell office:value-type="string">
            <text:p>QUÍMICA <text:s text:c="42"/></text:p>
          </table:table-cell>
          <table:table-cell office:value-type="string">
            <text:p>Synthesis (Stuttgar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3174</text:p>
          </table:table-cell>
          <table:table-cell office:value-type="string">
            <text:p>QUÍMICA <text:s text:c="42"/></text:p>
          </table:table-cell>
          <table:table-cell office:value-type="string">
            <text:p>Synthesis and Reactivity in Inorganic, Metal-Organic, and Nano-Metal Chem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7911</text:p>
          </table:table-cell>
          <table:table-cell office:value-type="string">
            <text:p>QUÍMICA <text:s text:c="42"/></text:p>
          </table:table-cell>
          <table:table-cell office:value-type="string">
            <text:p>Synthetic Communica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6779</text:p>
          </table:table-cell>
          <table:table-cell office:value-type="string">
            <text:p>QUÍMICA <text:s text:c="42"/></text:p>
          </table:table-cell>
          <table:table-cell office:value-type="string">
            <text:p>Synthetic Met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QUÍMICA <text:s text:c="42"/></text:p>
          </table:table-cell>
          <table:table-cell office:value-type="string">
            <text:p>Talanta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138</text:p>
          </table:table-cell>
          <table:table-cell office:value-type="string">
            <text:p>QUÍMICA <text:s text:c="42"/></text:p>
          </table:table-cell>
          <table:table-cell office:value-type="string">
            <text:p>Técnicouro (Novo Hamburg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29</text:p>
          </table:table-cell>
          <table:table-cell office:value-type="string">
            <text:p>QUÍMICA <text:s text:c="42"/></text:p>
          </table:table-cell>
          <table:table-cell office:value-type="string">
            <text:p>Tecno-Lógica (UNI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871</text:p>
          </table:table-cell>
          <table:table-cell office:value-type="string">
            <text:p>QUÍMICA <text:s text:c="42"/></text:p>
          </table:table-cell>
          <table:table-cell office:value-type="string">
            <text:p>Tecnologia &amp; Ciência Agropecu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64</text:p>
          </table:table-cell>
          <table:table-cell office:value-type="string">
            <text:p>QUÍMICA <text:s text:c="42"/></text:p>
          </table:table-cell>
          <table:table-cell office:value-type="string">
            <text:p>Tecnologia &amp; Humanism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37X</text:p>
          </table:table-cell>
          <table:table-cell office:value-type="string">
            <text:p>QUÍMICA <text:s text:c="42"/></text:p>
          </table:table-cell>
          <table:table-cell office:value-type="string">
            <text:p>Teoria e Prática da Edu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3211</text:p>
          </table:table-cell>
          <table:table-cell office:value-type="string">
            <text:p>QUÍMICA <text:s text:c="42"/></text:p>
          </table:table-cell>
          <table:table-cell office:value-type="string">
            <text:p>Teratogenesis, Carcinogenesis and Mutagenesis (Print) (Cessou em 2003. Cont. ISSN 1542-9733 Birth Defects Research. Part B. Developmental and Reproductive Toxicology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00</text:p>
          </table:table-cell>
          <table:table-cell office:value-type="string">
            <text:p>QUÍMICA <text:s text:c="42"/></text:p>
          </table:table-cell>
          <table:table-cell office:value-type="string">
            <text:p>Terrae Didatic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20</text:p>
          </table:table-cell>
          <table:table-cell office:value-type="string">
            <text:p>QUÍMICA <text:s text:c="42"/></text:p>
          </table:table-cell>
          <table:table-cell office:value-type="string">
            <text:p>Tetrahedron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039</text:p>
          </table:table-cell>
          <table:table-cell office:value-type="string">
            <text:p>QUÍMICA <text:s text:c="42"/></text:p>
          </table:table-cell>
          <table:table-cell office:value-type="string">
            <text:p>Tetrahedron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166</text:p>
          </table:table-cell>
          <table:table-cell office:value-type="string">
            <text:p>QUÍMICA <text:s text:c="42"/></text:p>
          </table:table-cell>
          <table:table-cell office:value-type="string">
            <text:p>Tetrahedron: Asymme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4831</text:p>
          </table:table-cell>
          <table:table-cell office:value-type="string">
            <text:p>QUÍMICA <text:s text:c="42"/></text:p>
          </table:table-cell>
          <table:table-cell office:value-type="string">
            <text:p>The Alkaloids. Chemistry and B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QUÍMICA <text:s text:c="42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04X</text:p>
          </table:table-cell>
          <table:table-cell office:value-type="string">
            <text:p>QUÍMICA <text:s text:c="42"/></text:p>
          </table:table-cell>
          <table:table-cell office:value-type="string">
            <text:p>The American Mineralog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219</text:p>
          </table:table-cell>
          <table:table-cell office:value-type="string">
            <text:p>QUÍMICA <text:s text:c="42"/></text:p>
          </table:table-cell>
          <table:table-cell office:value-type="string">
            <text:p>The Angle Orthodontis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85</text:p>
          </table:table-cell>
          <table:table-cell office:value-type="string">
            <text:p>QUÍMICA <text:s text:c="42"/></text:p>
          </table:table-cell>
          <table:table-cell office:value-type="string">
            <text:p>The Biological Bulletin (Lancaste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0-4171</text:p>
          </table:table-cell>
          <table:table-cell office:value-type="string">
            <text:p>QUÍMICA <text:s text:c="42"/></text:p>
          </table:table-cell>
          <table:table-cell office:value-type="string">
            <text:p>The Chemical Educat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28</text:p>
          </table:table-cell>
          <table:table-cell office:value-type="string">
            <text:p>QUÍMICA <text:s text:c="42"/></text:p>
          </table:table-cell>
          <table:table-cell office:value-type="string">
            <text:p>The European Physical Journal. B, Condensed Matter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60</text:p>
          </table:table-cell>
          <table:table-cell office:value-type="string">
            <text:p>QUÍMICA <text:s text:c="42"/></text:p>
          </table:table-cell>
          <table:table-cell office:value-type="string">
            <text:p>The European Physical Journal. D, Atomic, Molecular and Optical Phys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1-6355</text:p>
          </table:table-cell>
          <table:table-cell office:value-type="string">
            <text:p>QUÍMICA <text:s text:c="42"/></text:p>
          </table:table-cell>
          <table:table-cell office:value-type="string">
            <text:p>The European Physical Journal. Special Top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638</text:p>
          </table:table-cell>
          <table:table-cell office:value-type="string">
            <text:p>QUÍMICA <text:s text:c="42"/></text:p>
          </table:table-cell>
          <table:table-cell office:value-type="string">
            <text:p>The FASEB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464X</text:p>
          </table:table-cell>
          <table:table-cell office:value-type="string">
            <text:p>QUÍMICA <text:s text:c="42"/></text:p>
          </table:table-cell>
          <table:table-cell office:value-type="string">
            <text:p>The FEBS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4040</text:p>
          </table:table-cell>
          <table:table-cell office:value-type="string">
            <text:p>QUÍMICA <text:s text:c="42"/></text:p>
          </table:table-cell>
          <table:table-cell office:value-type="string">
            <text:p>The Florida Entomologis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58</text:p>
          </table:table-cell>
          <table:table-cell office:value-type="string">
            <text:p>QUÍMICA <text:s text:c="42"/></text:p>
          </table:table-cell>
          <table:table-cell office:value-type="string">
            <text:p>The Journal of Biologic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06</text:p>
          </table:table-cell>
          <table:table-cell office:value-type="string">
            <text:p>QUÍMICA <text:s text:c="42"/></text:p>
          </table:table-cell>
          <table:table-cell office:value-type="string">
            <text:p>The Journal of Chemical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2275</text:p>
          </table:table-cell>
          <table:table-cell office:value-type="string">
            <text:p>QUÍMICA <text:s text:c="42"/></text:p>
          </table:table-cell>
          <table:table-cell office:value-type="string">
            <text:p>The Journal of Craniofacial Surger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QUÍMICA <text:s text:c="42"/></text:p>
          </table:table-cell>
          <table:table-cell office:value-type="string">
            <text:p>The Journal of Essential Oil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04X</text:p>
          </table:table-cell>
          <table:table-cell office:value-type="string">
            <text:p>QUÍMICA <text:s text:c="42"/></text:p>
          </table:table-cell>
          <table:table-cell office:value-type="string">
            <text:p>The Journal of Experimental Zoology (Print) (Cessou em 2002. Desmembrado em 2: ISSN 1548-8969 Journal of Experimental Zoology. Part A e ISSN 1552-5007 Journal of Experimental Zoology. Part 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54</text:p>
          </table:table-cell>
          <table:table-cell office:value-type="string">
            <text:p>QUÍMICA <text:s text:c="42"/></text:p>
          </table:table-cell>
          <table:table-cell office:value-type="string">
            <text:p>The Journal of Histochemistry and Cyt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899</text:p>
          </table:table-cell>
          <table:table-cell office:value-type="string">
            <text:p>QUÍMICA <text:s text:c="42"/></text:p>
          </table:table-cell>
          <table:table-cell office:value-type="string">
            <text:p>The Journal of Infectious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31</text:p>
          </table:table-cell>
          <table:table-cell office:value-type="string">
            <text:p>QUÍMICA <text:s text:c="42"/></text:p>
          </table:table-cell>
          <table:table-cell office:value-type="string">
            <text:p>The Journal of Membrane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65</text:p>
          </table:table-cell>
          <table:table-cell office:value-type="string">
            <text:p>QUÍMICA <text:s text:c="42"/></text:p>
          </table:table-cell>
          <table:table-cell office:value-type="string">
            <text:p>The Journal of Pharmacology and Experimental Therapeu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5639</text:p>
          </table:table-cell>
          <table:table-cell office:value-type="string">
            <text:p>QUÍMICA <text:s text:c="42"/></text:p>
          </table:table-cell>
          <table:table-cell office:value-type="string">
            <text:p>The Journal of Physical Chemistry.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46</text:p>
          </table:table-cell>
          <table:table-cell office:value-type="string">
            <text:p>QUÍMICA <text:s text:c="42"/></text:p>
          </table:table-cell>
          <table:table-cell office:value-type="string">
            <text:p>The Journal of Supercritical Flu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804</text:p>
          </table:table-cell>
          <table:table-cell office:value-type="string">
            <text:p>QUÍMICA <text:s text:c="42"/></text:p>
          </table:table-cell>
          <table:table-cell office:value-type="string">
            <text:p>The Journal of Sur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726</text:p>
          </table:table-cell>
          <table:table-cell office:value-type="string">
            <text:p>QUÍMICA <text:s text:c="42"/></text:p>
          </table:table-cell>
          <table:table-cell office:value-type="string">
            <text:p>The Journal of the American Leather Chemists Associ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QUÍMICA <text:s text:c="42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1231</text:p>
          </table:table-cell>
          <table:table-cell office:value-type="string">
            <text:p>QUÍMICA <text:s text:c="42"/></text:p>
          </table:table-cell>
          <table:table-cell office:value-type="string">
            <text:p>The Open Chemical Engineering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1266</text:p>
          </table:table-cell>
          <table:table-cell office:value-type="string">
            <text:p>QUÍMICA <text:s text:c="42"/></text:p>
          </table:table-cell>
          <table:table-cell office:value-type="string">
            <text:p>The Open Drug Delivery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1045</text:p>
          </table:table-cell>
          <table:table-cell office:value-type="string">
            <text:p>QUÍMICA <text:s text:c="42"/></text:p>
          </table:table-cell>
          <table:table-cell office:value-type="string">
            <text:p>The Open Medicinal Chemistry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3887</text:p>
          </table:table-cell>
          <table:table-cell office:value-type="string">
            <text:p>QUÍMICA <text:s text:c="42"/></text:p>
          </table:table-cell>
          <table:table-cell office:value-type="string">
            <text:p>The Protein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744X</text:p>
          </table:table-cell>
          <table:table-cell office:value-type="string">
            <text:p>QUÍMICA <text:s text:c="42"/></text:p>
          </table:table-cell>
          <table:table-cell office:value-type="string">
            <text:p>The Scientific World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744</text:p>
          </table:table-cell>
          <table:table-cell office:value-type="string">
            <text:p>QUÍMICA <text:s text:c="42"/></text:p>
          </table:table-cell>
          <table:table-cell office:value-type="string">
            <text:p>Theoretica Chimica Acta (Cessou em 1997. Cont. 1432-881X Theoretical Chemistry Account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881X</text:p>
          </table:table-cell>
          <table:table-cell office:value-type="string">
            <text:p>QUÍMICA <text:s text:c="42"/></text:p>
          </table:table-cell>
          <table:table-cell office:value-type="string">
            <text:p>Theoretical Chemistry Accoun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957</text:p>
          </table:table-cell>
          <table:table-cell office:value-type="string">
            <text:p>QUÍMICA <text:s text:c="42"/></text:p>
          </table:table-cell>
          <table:table-cell office:value-type="string">
            <text:p>Thérapie (Par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31</text:p>
          </table:table-cell>
          <table:table-cell office:value-type="string">
            <text:p>QUÍMICA <text:s text:c="42"/></text:p>
          </table:table-cell>
          <table:table-cell office:value-type="string">
            <text:p>Thermochimica Act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90</text:p>
          </table:table-cell>
          <table:table-cell office:value-type="string">
            <text:p>QUÍMICA <text:s text:c="42"/></text:p>
          </table:table-cell>
          <table:table-cell office:value-type="string">
            <text:p>Thin Solid Film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6233</text:p>
          </table:table-cell>
          <table:table-cell office:value-type="string">
            <text:p>QUÍMICA <text:s text:c="42"/></text:p>
          </table:table-cell>
          <table:table-cell office:value-type="string">
            <text:p>Toxicologic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080</text:p>
          </table:table-cell>
          <table:table-cell office:value-type="string">
            <text:p>QUÍMICA <text:s text:c="42"/></text:p>
          </table:table-cell>
          <table:table-cell office:value-type="string">
            <text:p>Toxicological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483X</text:p>
          </table:table-cell>
          <table:table-cell office:value-type="string">
            <text:p>QUÍMICA <text:s text:c="42"/></text:p>
          </table:table-cell>
          <table:table-cell office:value-type="string">
            <text:p>Toxicolog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08X</text:p>
          </table:table-cell>
          <table:table-cell office:value-type="string">
            <text:p>QUÍMICA <text:s text:c="42"/></text:p>
          </table:table-cell>
          <table:table-cell office:value-type="string">
            <text:p>Toxicology and Applie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2333</text:p>
          </table:table-cell>
          <table:table-cell office:value-type="string">
            <text:p>QUÍMICA <text:s text:c="42"/></text:p>
          </table:table-cell>
          <table:table-cell office:value-type="string">
            <text:p>Toxicology in Vitr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74</text:p>
          </table:table-cell>
          <table:table-cell office:value-type="string">
            <text:p>QUÍMICA <text:s text:c="42"/></text:p>
          </table:table-cell>
          <table:table-cell office:value-type="string">
            <text:p>Toxic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QUÍMICA <text:s text:c="42"/></text:p>
          </table:table-cell>
          <table:table-cell office:value-type="string">
            <text:p>Toxicon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007</text:p>
          </table:table-cell>
          <table:table-cell office:value-type="string">
            <text:p>QUÍMICA <text:s text:c="42"/></text:p>
          </table:table-cell>
          <table:table-cell office:value-type="string">
            <text:p>Trabalho, Educação e Saúd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9936</text:p>
          </table:table-cell>
          <table:table-cell office:value-type="string">
            <text:p>QUÍMICA <text:s text:c="42"/></text:p>
          </table:table-cell>
          <table:table-cell office:value-type="string">
            <text:p>TrAC. Trends in Analytical Chemistry (Regular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2967</text:p>
          </table:table-cell>
          <table:table-cell office:value-type="string">
            <text:p>QUÍMICA <text:s text:c="42"/></text:p>
          </table:table-cell>
          <table:table-cell office:value-type="string">
            <text:p>Transactions of the Institute of Metal Finish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QUÍMICA <text:s text:c="42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4285</text:p>
          </table:table-cell>
          <table:table-cell office:value-type="string">
            <text:p>QUÍMICA <text:s text:c="42"/></text:p>
          </table:table-cell>
          <table:table-cell office:value-type="string">
            <text:p>Transition Metal Chemistry (Weinhei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QUÍMICA <text:s text:c="42"/></text:p>
          </table:table-cell>
          <table:table-cell office:value-type="string">
            <text:p>Transplantation Proceeding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1-9209</text:p>
          </table:table-cell>
          <table:table-cell office:value-type="string">
            <text:p>QUÍMICA <text:s text:c="42"/></text:p>
          </table:table-cell>
          <table:table-cell office:value-type="string">
            <text:p>Transportation Research. Part D, Transport and Environ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204</text:p>
          </table:table-cell>
          <table:table-cell office:value-type="string">
            <text:p>QUÍMICA <text:s text:c="42"/></text:p>
          </table:table-cell>
          <table:table-cell office:value-type="string">
            <text:p>Tratamento de Superfíc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005</text:p>
          </table:table-cell>
          <table:table-cell office:value-type="string">
            <text:p>QUÍMICA <text:s text:c="42"/></text:p>
          </table:table-cell>
          <table:table-cell office:value-type="string">
            <text:p>Tropical Oceanography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91</text:p>
          </table:table-cell>
          <table:table-cell office:value-type="string">
            <text:p>QUÍMICA <text:s text:c="42"/></text:p>
          </table:table-cell>
          <table:table-cell office:value-type="string">
            <text:p>Ultramicroscopy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624X</text:p>
          </table:table-cell>
          <table:table-cell office:value-type="string">
            <text:p>QUÍMICA <text:s text:c="42"/></text:p>
          </table:table-cell>
          <table:table-cell office:value-type="string">
            <text:p>Ultrasonics (Guildfor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177</text:p>
          </table:table-cell>
          <table:table-cell office:value-type="string">
            <text:p>QUÍMICA <text:s text:c="42"/></text:p>
          </table:table-cell>
          <table:table-cell office:value-type="string">
            <text:p>Ultrasonics Son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629</text:p>
          </table:table-cell>
          <table:table-cell office:value-type="string">
            <text:p>QUÍMICA <text:s text:c="42"/></text:p>
          </table:table-cell>
          <table:table-cell office:value-type="string">
            <text:p>Ultrasound in Medicine &amp;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623</text:p>
          </table:table-cell>
          <table:table-cell office:value-type="string">
            <text:p>QUÍMICA <text:s text:c="42"/></text:p>
          </table:table-cell>
          <table:table-cell office:value-type="string">
            <text:p>Urolog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10X</text:p>
          </table:table-cell>
          <table:table-cell office:value-type="string">
            <text:p>QUÍMICA <text:s text:c="42"/></text:p>
          </table:table-cell>
          <table:table-cell office:value-type="string">
            <text:p>Vaccine (Guild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1891</text:p>
          </table:table-cell>
          <table:table-cell office:value-type="string">
            <text:p>QUÍMICA <text:s text:c="42"/></text:p>
          </table:table-cell>
          <table:table-cell office:value-type="string">
            <text:p>Vascular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3667</text:p>
          </table:table-cell>
          <table:table-cell office:value-type="string">
            <text:p>QUÍMICA <text:s text:c="42"/></text:p>
          </table:table-cell>
          <table:table-cell office:value-type="string">
            <text:p>Vector Borne and Zoonotic Diseases (Larchmont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237</text:p>
          </table:table-cell>
          <table:table-cell office:value-type="string">
            <text:p>QUÍMICA <text:s text:c="42"/></text:p>
          </table:table-cell>
          <table:table-cell office:value-type="string">
            <text:p>Veterinária em Foco (ULB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27</text:p>
          </table:table-cell>
          <table:table-cell office:value-type="string">
            <text:p>QUÍMICA <text:s text:c="42"/></text:p>
          </table:table-cell>
          <table:table-cell office:value-type="string">
            <text:p>Veterinary Immunology and Immuno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35</text:p>
          </table:table-cell>
          <table:table-cell office:value-type="string">
            <text:p>QUÍMICA <text:s text:c="42"/></text:p>
          </table:table-cell>
          <table:table-cell office:value-type="string">
            <text:p>Veterinary Microbiology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2031</text:p>
          </table:table-cell>
          <table:table-cell office:value-type="string">
            <text:p>QUÍMICA <text:s text:c="42"/></text:p>
          </table:table-cell>
          <table:table-cell office:value-type="string">
            <text:p>Vibrational Spectroscop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63</text:p>
          </table:table-cell>
          <table:table-cell office:value-type="string">
            <text:p>QUÍMICA <text:s text:c="42"/></text:p>
          </table:table-cell>
          <table:table-cell office:value-type="string">
            <text:p>Virus Reviews and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192</text:p>
          </table:table-cell>
          <table:table-cell office:value-type="string">
            <text:p>QUÍMICA <text:s text:c="42"/></text:p>
          </table:table-cell>
          <table:table-cell office:value-type="string">
            <text:p>Visão Acadêmica (Curitib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053X</text:p>
          </table:table-cell>
          <table:table-cell office:value-type="string">
            <text:p>QUÍMICA <text:s text:c="42"/></text:p>
          </table:table-cell>
          <table:table-cell office:value-type="string">
            <text:p>Waste Management (Elms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1-4303</text:p>
          </table:table-cell>
          <table:table-cell office:value-type="string">
            <text:p>QUÍMICA <text:s text:c="42"/></text:p>
          </table:table-cell>
          <table:table-cell office:value-type="string">
            <text:p>Water Environment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54</text:p>
          </table:table-cell>
          <table:table-cell office:value-type="string">
            <text:p>QUÍMICA <text:s text:c="42"/></text:p>
          </table:table-cell>
          <table:table-cell office:value-type="string">
            <text:p>Water Research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223</text:p>
          </table:table-cell>
          <table:table-cell office:value-type="string">
            <text:p>QUÍMICA <text:s text:c="42"/></text:p>
          </table:table-cell>
          <table:table-cell office:value-type="string">
            <text:p>Water Science and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6979</text:p>
          </table:table-cell>
          <table:table-cell office:value-type="string">
            <text:p>QUÍMICA <text:s text:c="42"/></text:p>
          </table:table-cell>
          <table:table-cell office:value-type="string">
            <text:p>Water, Air and Soil Pollution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7230</text:p>
          </table:table-cell>
          <table:table-cell office:value-type="string">
            <text:p>QUÍMICA <text:s text:c="42"/></text:p>
          </table:table-cell>
          <table:table-cell office:value-type="string">
            <text:p>Water, Air, &amp; Soil Pollution. Focu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7116</text:p>
          </table:table-cell>
          <table:table-cell office:value-type="string">
            <text:p>QUÍMICA <text:s text:c="42"/></text:p>
          </table:table-cell>
          <table:table-cell office:value-type="string">
            <text:p>Welding Internat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7719</text:p>
          </table:table-cell>
          <table:table-cell office:value-type="string">
            <text:p>QUÍMICA <text:s text:c="42"/></text:p>
          </table:table-cell>
          <table:table-cell office:value-type="string">
            <text:p>Wood Science and Techn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9327</text:p>
          </table:table-cell>
          <table:table-cell office:value-type="string">
            <text:p>QUÍMICA <text:s text:c="42"/></text:p>
          </table:table-cell>
          <table:table-cell office:value-type="string">
            <text:p>World Journal of Gastroente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QUÍMICA <text:s text:c="42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5-0710</text:p>
          </table:table-cell>
          <table:table-cell office:value-type="string">
            <text:p>QUÍMICA <text:s text:c="42"/></text:p>
          </table:table-cell>
          <table:table-cell office:value-type="string">
            <text:p>World Mycotoxin Journal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8246</text:p>
          </table:table-cell>
          <table:table-cell office:value-type="string">
            <text:p>QUÍMICA <text:s text:c="42"/></text:p>
          </table:table-cell>
          <table:table-cell office:value-type="string">
            <text:p>X-Ray Spectrome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980</text:p>
          </table:table-cell>
          <table:table-cell office:value-type="string">
            <text:p>QUÍMICA <text:s text:c="42"/></text:p>
          </table:table-cell>
          <table:table-cell office:value-type="string">
            <text:p>Yuki Gosei Kagaku Kyokaishi / Journal of Synthetic Organic Chemistry Japa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313</text:p>
          </table:table-cell>
          <table:table-cell office:value-type="string">
            <text:p>QUÍMICA <text:s text:c="42"/></text:p>
          </table:table-cell>
          <table:table-cell office:value-type="string">
            <text:p>Zeitschrift fur Anorganische und Allgemeine Chemie (1950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2968</text:p>
          </table:table-cell>
          <table:table-cell office:value-type="string">
            <text:p>QUÍMICA <text:s text:c="42"/></text:p>
          </table:table-cell>
          <table:table-cell office:value-type="string">
            <text:p>Zeitschrift für Kristallographi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7266</text:p>
          </table:table-cell>
          <table:table-cell office:value-type="string">
            <text:p>QUÍMICA <text:s text:c="42"/></text:p>
          </table:table-cell>
          <table:table-cell office:value-type="string">
            <text:p>Zeitschrift für Kristallographie. New Crystal Structu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784</text:p>
          </table:table-cell>
          <table:table-cell office:value-type="string">
            <text:p>QUÍMICA <text:s text:c="42"/></text:p>
          </table:table-cell>
          <table:table-cell office:value-type="string">
            <text:p>Zeitschrift für Naturforschung. A, A journal of Physical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776</text:p>
          </table:table-cell>
          <table:table-cell office:value-type="string">
            <text:p>QUÍMICA <text:s text:c="42"/></text:p>
          </table:table-cell>
          <table:table-cell office:value-type="string">
            <text:p>Zeitschrift für Naturforschung. B, A Journal of Chemical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QUÍMICA <text:s text:c="42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91-2385</text:p>
          </table:table-cell>
          <table:table-cell office:value-type="string">
            <text:p>QUÍMICA <text:s text:c="42"/></text:p>
          </table:table-cell>
          <table:table-cell office:value-type="string">
            <text:p>Zygon (Chicago, Ill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3:13</dc:date>
    <dc:creator>Marco Silva</dc:creator>
    <meta:document-statistic meta:table-count="1" meta:cell-count="7453" meta:object-count="0"/>
    <meta:generator>OpenOffice.org/3.2$Unix OpenOffice.org_project/320m12$Build-9483</meta:generator>
  </office:meta>
</office:document-meta>
</file>